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1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96.01pt"/>
    </style:style>
    <style:style style:name="co5" style:family="table-column">
      <style:table-column-properties fo:break-before="auto" style:column-width="96.89pt"/>
    </style:style>
    <style:style style:name="co6" style:family="table-column">
      <style:table-column-properties fo:break-before="auto" style:column-width="74.24pt"/>
    </style:style>
    <style:style style:name="co7" style:family="table-column">
      <style:table-column-properties fo:break-before="auto" style:column-width="86.26pt"/>
    </style:style>
    <style:style style:name="ro1" style:family="table-row">
      <style:table-row-properties style:row-height="17.26pt" fo:break-before="auto" style:use-optimal-row-height="false"/>
    </style:style>
    <style:style style:name="ro2" style:family="table-row">
      <style:table-row-properties style:row-height="95.5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4.14pt" fo:break-before="auto" style:use-optimal-row-height="true"/>
    </style:style>
    <style:style style:name="ro7" style:family="table-row">
      <style:table-row-properties style:row-height="28.35pt" fo:break-before="page" style:use-optimal-row-height="true"/>
    </style:style>
    <style:style style:name="ro8" style:family="table-row">
      <style:table-row-properties style:row-height="15.76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fd966" style:diagonal-bl-tr="none" style:diagonal-tl-br="none" style:text-align-source="value-type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fo:background-color="#ffd966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2.49pt solid #000000" fo:background-color="#fff2cc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2.49pt solid #000000" fo:background-color="#fff2cc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1.76pt solid #000000" fo:background-color="#ffe699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</style:style>
    <style:style style:name="ce23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</style:style>
    <style:style style:name="ce24" style:family="table-cell" style:parent-style-name="Default">
      <style:table-cell-properties fo:border-bottom="1.76pt solid #000000" fo:background-color="#ffe699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8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</style:style>
    <style:style style:name="ce29" style:family="table-cell" style:parent-style-name="Default">
      <style:table-cell-properties fo:border-bottom="1.76pt solid #000000" style:diagonal-bl-tr="none" style:diagonal-tl-br="none" fo:border-left="2.49pt solid #000000" fo:border-right="1.76pt solid #000000" style:rotation-align="none" fo:border-top="none"/>
    </style:style>
    <style:style style:name="ce30" style:family="table-cell" style:parent-style-name="Default">
      <style:table-cell-properties fo:border-bottom="1.76pt solid #000000" style:diagonal-bl-tr="none" style:diagonal-tl-br="none" fo:border-left="2.49pt solid #000000" fo:border-right="1.76pt solid #000000" style:rotation-align="none" fo:border-top="1.76pt solid #000000"/>
    </style:style>
    <style:style style:name="ce31" style:family="table-cell" style:parent-style-name="Default">
      <style:table-cell-properties fo:border-bottom="2.49pt solid #000000" fo:background-color="#e6e6e6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ffe699" style:diagonal-bl-tr="none" style:diagonal-tl-br="none" fo:border-left="1.76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2.49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2.49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d9d9d9" style:diagonal-bl-tr="none" style:diagonal-tl-br="none" fo:border-left="2.49pt solid #000000" fo:border-right="1.76pt solid #000000" style:rotation-align="none" fo:border-top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fo:background-color="#d9d9d9" style:diagonal-bl-tr="none" style:diagonal-tl-br="none" fo:border-left="2.49pt solid #000000" fo:border-right="1.76pt solid #000000" style:rotation-align="none" fo:border-top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 style:data-style-name="N125">
      <style:table-cell-properties fo:border-bottom="1.76pt solid #000000" fo:background-color="#fff2cc" style:diagonal-bl-tr="none" style:diagonal-tl-br="none" style:text-align-source="value-type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25">
      <style:table-cell-properties fo:border-bottom="2.49pt solid #000000" style:diagonal-bl-tr="none" style:diagonal-tl-br="none" fo:border-left="2.49pt solid #000000" fo:border-right="1.76pt solid #000000" style:rotation-align="none" fo:border-top="1.76pt solid #000000"/>
    </style:style>
    <style:style style:name="ce41" style:family="table-cell" style:parent-style-name="Default" style:data-style-name="N125">
      <style:table-cell-properties fo:border-bottom="1.76pt solid #000000" fo:background-color="#fff2cc" style:diagonal-bl-tr="none" style:diagonal-tl-br="none" fo:border-left="2.49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 style:data-style-name="N125">
      <style:table-cell-properties fo:border-bottom="1.76pt solid #000000" style:diagonal-bl-tr="none" style:diagonal-tl-br="none" fo:border-left="2.49pt solid #000000" fo:border-right="1.76pt solid #000000" style:rotation-align="none" fo:border-top="1.76pt solid #000000"/>
    </style:style>
    <style:style style:name="ce43" style:family="table-cell" style:parent-style-name="Default" style:data-style-name="N11">
      <style:table-cell-properties fo:border-bottom="2.49pt solid #000000" style:diagonal-bl-tr="none" style:diagonal-tl-br="none" fo:border-left="2.49pt solid #000000" fo:border-right="1.76pt solid #000000" style:rotation-align="none" fo:border-top="1.76pt solid #000000"/>
    </style:style>
    <style:style style:name="ce44" style:family="table-cell" style:parent-style-name="Default" style:data-style-name="N11">
      <style:table-cell-properties fo:border-bottom="1.76pt solid #000000" style:diagonal-bl-tr="none" style:diagonal-tl-br="none" fo:border-left="2.49pt solid #000000" fo:border-right="1.76pt solid #000000" style:rotation-align="none" fo:border-top="1.76pt solid #000000"/>
    </style:style>
    <style:style style:name="ce45" style:family="table-cell" style:parent-style-name="Default" style:data-style-name="N1">
      <style:table-cell-properties fo:border-bottom="1.76pt solid #000000" fo:background-color="#e6e6e6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1.76pt solid #000000" fo:background-color="#e6e6e6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25">
      <style:table-cell-properties fo:border-bottom="2.49pt solid #000000" fo:background-color="#ffe699" style:diagonal-bl-tr="none" style:diagonal-tl-br="none" fo:border-left="2.49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order-bottom="1.76pt solid #000000" style:diagonal-bl-tr="none" style:diagonal-tl-br="none" fo:border-left="2.49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fff2cc" style:diagonal-bl-tr="none" style:diagonal-tl-br="none" fo:border-left="2.49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2.49pt solid #000000" style:diagonal-bl-tr="none" style:diagonal-tl-br="none" fo:border-left="2.49pt solid #000000" fo:border-right="1.76pt solid #000000" style:rotation-align="none" fo:border-top="1.76pt solid #000000"/>
    </style:style>
    <style:style style:name="ce52" style:family="table-cell" style:parent-style-name="Default" style:data-style-name="N125">
      <style:table-cell-properties fo:border-bottom="2.49pt solid #000000" fo:background-color="#ffd966" style:diagonal-bl-tr="none" style:diagonal-tl-br="none" fo:border-left="2.49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 style:data-style-name="N125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</style:style>
    <style:style style:name="ce55" style:family="table-cell" style:parent-style-name="Default" style:data-style-name="N125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 style:data-style-name="N125">
      <style:table-cell-properties fo:border-bottom="2.49pt solid #000000" fo:background-color="#ffd966" style:diagonal-bl-tr="none" style:diagonal-tl-br="none" fo:border-left="2.49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1.76pt solid #000000" fo:background-color="#ffd966" style:diagonal-bl-tr="none" style:diagonal-tl-br="none" fo:border-left="2.49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 style:data-style-name="N126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</style:style>
    <style:style style:name="ce59" style:family="table-cell" style:parent-style-name="Default" style:data-style-name="N126">
      <style:table-cell-properties fo:border-bottom="none" fo:background-color="#d9d9d9" style:diagonal-bl-tr="none" style:diagonal-tl-br="none" fo:border-left="2.49pt solid #000000" fo:border-right="1.76pt solid #000000" style:rotation-align="none" fo:border-top="1.76pt solid #000000"/>
    </style:style>
    <style:style style:name="ce60" style:family="table-cell" style:parent-style-name="Default" style:data-style-name="N128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2.49pt solid #000000"/>
    </style:style>
    <style:style style:name="ce61" style:family="table-cell" style:parent-style-name="Default" style:data-style-name="N128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</style:style>
    <style:style style:name="ce62" style:family="table-cell" style:parent-style-name="Default" style:data-style-name="N128">
      <style:table-cell-properties fo:border-bottom="2.49pt solid #000000" fo:background-color="#d9d9d9" style:diagonal-bl-tr="none" style:diagonal-tl-br="none" fo:border-left="2.49pt solid #000000" fo:border-right="1.76pt solid #000000" style:rotation-align="none" fo:border-top="1.76pt solid #000000"/>
    </style:style>
    <style:style style:name="ce63" style:family="table-cell" style:parent-style-name="Default">
      <style:table-cell-properties fo:border-bottom="1.76pt solid #000000" fo:background-color="#ffe699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65" style:family="table-cell" style:parent-style-name="Default">
      <style:table-cell-properties style:diagonal-bl-tr="none" style:diagonal-tl-br="none" fo:border="1.76pt solid #000000" style:rotation-align="none"/>
    </style:style>
    <style:style style:name="ce66" style:family="table-cell" style:parent-style-name="Default" style:data-style-name="N125">
      <style:table-cell-properties style:diagonal-bl-tr="none" style:diagonal-tl-br="none" fo:border="1.76pt solid #000000" style:rotation-align="none"/>
    </style:style>
    <style:style style:name="ce67" style:family="table-cell" style:parent-style-name="Default">
      <style:table-cell-properties style:rotation-align="none"/>
    </style:style>
    <style:style style:name="ce68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</style:style>
    <style:style style:name="ce69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70" style:family="table-cell" style:parent-style-name="Default">
      <style:table-cell-properties fo:border-bottom="2.49pt solid #000000" fo:background-color="#e6e6e6" style:diagonal-bl-tr="none" style:diagonal-tl-br="none" fo:border-left="1.76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 style:data-style-name="N125">
      <style:table-cell-properties fo:border-bottom="1.76pt solid #000000" fo:background-color="#d9d9d9" style:diagonal-bl-tr="none" style:diagonal-tl-br="none" fo:border-left="1.76pt solid #000000" fo:border-right="1.76pt solid #000000" style:rotation-align="none" fo:border-top="2.49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125">
      <style:table-cell-properties fo:background-color="#d9d9d9" style:diagonal-bl-tr="none" style:diagonal-tl-br="none" fo:border="1.76pt solid #000000" style:rotation-align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25">
      <style:table-cell-properties fo:border-bottom="2.49pt solid #000000" fo:background-color="#d9d9d9" style:diagonal-bl-tr="none" style:diagonal-tl-br="none" fo:border-left="1.76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order-bottom="none" fo:background-color="#d9d9d9" style:diagonal-bl-tr="none" style:diagonal-tl-br="none" fo:border-left="1.76pt solid #000000" fo:border-right="1.76pt solid #000000" style:rotation-align="none" fo:border-top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1">
      <style:table-cell-properties fo:border-bottom="2.49pt solid #000000" fo:background-color="#d9d9d9" style:diagonal-bl-tr="none" style:diagonal-tl-br="none" fo:border-left="1.76pt solid #000000" fo:border-right="1.76pt solid #000000" style:rotation-align="none" fo:border-top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 style:data-style-name="N125">
      <style:table-cell-properties fo:border-bottom="1.76pt solid #000000" fo:background-color="#fff2cc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fo:background-color="#e6e6e6" style:diagonal-bl-tr="none" style:diagonal-tl-br="none" fo:border="1.76pt solid #000000" style:rotation-align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125">
      <style:table-cell-properties fo:border-bottom="2.49pt solid #000000" fo:background-color="#e6e6e6" style:diagonal-bl-tr="none" style:diagonal-tl-br="none" fo:border-left="1.76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125">
      <style:table-cell-properties fo:border-bottom="1.76pt solid #000000" fo:background-color="#fff2cc" style:diagonal-bl-tr="none" style:diagonal-tl-br="none" fo:border-left="1.76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 style:data-style-name="N125">
      <style:table-cell-properties fo:background-color="#e6e6e6" style:diagonal-bl-tr="none" style:diagonal-tl-br="none" fo:border="1.76pt solid #000000" style:rotation-align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 style:data-style-name="N11">
      <style:table-cell-properties fo:border-bottom="2.49pt solid #000000" style:diagonal-bl-tr="none" style:diagonal-tl-br="none" fo:border-left="1.76pt solid #000000" fo:border-right="1.76pt solid #000000" style:rotation-align="none" fo:border-top="1.76pt solid #000000"/>
    </style:style>
    <style:style style:name="ce83" style:family="table-cell" style:parent-style-name="Default" style:data-style-name="N11">
      <style:table-cell-properties fo:background-color="#e6e6e6" style:diagonal-bl-tr="none" style:diagonal-tl-br="none" fo:border="1.76pt solid #000000" style:rotation-align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fo:background-color="#e6e6e6" style:diagonal-bl-tr="none" style:diagonal-tl-br="none" fo:border="1.76pt solid #000000" style:rotation-align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 style:data-style-name="N125">
      <style:table-cell-properties fo:border-bottom="2.49pt solid #000000" fo:background-color="#ffe699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 style:data-style-name="N126">
      <style:table-cell-properties fo:border-bottom="1.76pt solid #000000" style:diagonal-bl-tr="none" style:diagonal-tl-br="none" fo:border-left="1.76pt solid #000000" fo:border-right="2.49pt solid #000000" style:rotation-align="none" fo:border-top="1.76pt solid #000000"/>
    </style:style>
    <style:style style:name="ce89" style:family="table-cell" style:parent-style-name="Default" style:data-style-name="N126">
      <style:table-cell-properties fo:border-bottom="1.76pt solid #000000" fo:background-color="#f4b183" style:diagonal-bl-tr="none" style:diagonal-tl-br="none" fo:border-left="1.76pt solid #000000" fo:border-right="2.49pt solid #000000" style:rotation-align="none" fo:border-top="1.76pt solid #000000"/>
    </style:style>
    <style:style style:name="ce90" style:family="table-cell" style:parent-style-name="Default" style:data-style-name="N126">
      <style:table-cell-properties fo:border-bottom="2.49pt solid #000000" style:diagonal-bl-tr="none" style:diagonal-tl-br="none" fo:border-left="1.76pt solid #000000" fo:border-right="2.49pt solid #000000" style:rotation-align="none" fo:border-top="1.76pt solid #000000"/>
    </style:style>
    <style:style style:name="ce91" style:family="table-cell" style:parent-style-name="Default" style:data-style-name="N126">
      <style:table-cell-properties fo:border-bottom="1.76pt solid #000000" fo:background-color="#fff2cc" style:diagonal-bl-tr="none" style:diagonal-tl-br="none" fo:border-left="1.76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fo:border-bottom="1.76pt solid #000000" style:diagonal-bl-tr="none" style:diagonal-tl-br="none" fo:border-left="1.76pt solid #000000" fo:border-right="2.49pt solid #000000" style:rotation-align="none" fo:border-top="1.76pt solid #000000"/>
    </style:style>
    <style:style style:name="ce93" style:family="table-cell" style:parent-style-name="Default">
      <style:table-cell-properties fo:border-bottom="2.49pt solid #000000" style:diagonal-bl-tr="none" style:diagonal-tl-br="none" fo:border-left="1.76pt solid #000000" fo:border-right="2.49pt solid #000000" style:rotation-align="none" fo:border-top="1.76pt solid #000000"/>
    </style:style>
    <style:style style:name="ce94" style:family="table-cell" style:parent-style-name="Default">
      <style:table-cell-properties fo:border-bottom="1.76pt solid #000000" fo:background-color="#fff2cc" style:diagonal-bl-tr="none" style:diagonal-tl-br="none" fo:border-left="1.76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 style:data-style-name="N125">
      <style:table-cell-properties fo:border-bottom="1.76pt solid #000000" style:diagonal-bl-tr="none" style:diagonal-tl-br="none" fo:border-left="1.76pt solid #000000" fo:border-right="2.49pt solid #000000" style:rotation-align="none" fo:border-top="1.76pt solid #000000"/>
    </style:style>
    <style:style style:name="ce96" style:family="table-cell" style:parent-style-name="Default" style:data-style-name="N125">
      <style:table-cell-properties fo:border-bottom="2.49pt solid #000000" style:diagonal-bl-tr="none" style:diagonal-tl-br="none" fo:border-left="1.76pt solid #000000" fo:border-right="2.49pt solid #000000" style:rotation-align="none" fo:border-top="1.76pt solid #000000"/>
    </style:style>
    <style:style style:name="ce97" style:family="table-cell" style:parent-style-name="Default" style:data-style-name="N125">
      <style:table-cell-properties fo:border-bottom="2.49pt solid #000000" fo:background-color="#ffd966" style:diagonal-bl-tr="none" style:diagonal-tl-br="none" fo:border-left="1.76pt solid #000000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 style:data-style-name="N125">
      <style:table-cell-properties fo:background-color="#d9d9d9" style:diagonal-bl-tr="none" style:diagonal-tl-br="none" fo:border="1.76pt solid #000000" style:rotation-align="none"/>
    </style:style>
    <style:style style:name="ce100" style:family="table-cell" style:parent-style-name="Default" style:data-style-name="N125">
      <style:table-cell-properties fo:background-color="#d9d9d9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1" style:family="table-cell" style:parent-style-name="Default" style:data-style-name="N125">
      <style:table-cell-properties fo:border-bottom="2.49pt solid #000000" fo:background-color="#ffd966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fo:border-bottom="1.76pt solid #000000" fo:background-color="#ffd966" style:diagonal-bl-tr="none" style:diagonal-tl-br="none" fo:border-left="1.76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 style:data-style-name="N126">
      <style:table-cell-properties fo:background-color="#d9d9d9" style:diagonal-bl-tr="none" style:diagonal-tl-br="none" fo:border="1.76pt solid #000000" style:rotation-align="none"/>
    </style:style>
    <style:style style:name="ce104" style:family="table-cell" style:parent-style-name="Default" style:data-style-name="N126">
      <style:table-cell-properties fo:border-bottom="none" fo:background-color="#d9d9d9" style:diagonal-bl-tr="none" style:diagonal-tl-br="none" fo:border-left="1.76pt solid #000000" fo:border-right="1.76pt solid #000000" style:rotation-align="none" fo:border-top="1.76pt solid #000000"/>
    </style:style>
    <style:style style:name="ce105" style:family="table-cell" style:parent-style-name="Default" style:data-style-name="N128">
      <style:table-cell-properties fo:border-bottom="1.76pt solid #000000" fo:background-color="#d9d9d9" style:diagonal-bl-tr="none" style:diagonal-tl-br="none" fo:border-left="1.76pt solid #000000" fo:border-right="1.76pt solid #000000" style:rotation-align="none" fo:border-top="2.49pt solid #000000"/>
    </style:style>
    <style:style style:name="ce106" style:family="table-cell" style:parent-style-name="Default" style:data-style-name="N128">
      <style:table-cell-properties fo:background-color="#d9d9d9" style:diagonal-bl-tr="none" style:diagonal-tl-br="none" fo:border="1.76pt solid #000000" style:rotation-align="none"/>
    </style:style>
    <style:style style:name="ce107" style:family="table-cell" style:parent-style-name="Default" style:data-style-name="N128">
      <style:table-cell-properties fo:border-bottom="2.49pt solid #000000" fo:background-color="#d9d9d9" style:diagonal-bl-tr="none" style:diagonal-tl-br="none" fo:border-left="1.76pt solid #000000" fo:border-right="1.76pt solid #000000" style:rotation-align="none" fo:border-top="1.76pt solid #000000"/>
    </style:style>
    <style:style style:name="ce10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 style:data-style-name="N127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 style:data-style-name="N127">
      <style:table-cell-properties fo:border-bottom="2.49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 style:data-style-name="N127">
      <style:table-cell-properties fo:border-bottom="1.76pt solid #000000" fo:background-color="#fff2cc" style:diagonal-bl-tr="none" style:diagonal-tl-br="none" fo:border-left="2.49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 style:data-style-name="N127">
      <style:table-cell-properties fo:border-bottom="1.76pt solid #000000" style:diagonal-bl-tr="none" style:diagonal-tl-br="none" fo:border-left="2.49pt solid #000000" fo:border-right="1.76pt solid #000000" style:rotation-align="none" fo:border-top="1.76pt solid #000000"/>
    </style:style>
    <style:style style:name="ce114" style:family="table-cell" style:parent-style-name="Default" style:data-style-name="N127">
      <style:table-cell-properties fo:border-bottom="2.49pt solid #000000" style:diagonal-bl-tr="none" style:diagonal-tl-br="none" fo:border-left="2.49pt solid #000000" fo:border-right="1.76pt solid #000000" style:rotation-align="none" fo:border-top="1.76pt solid #000000"/>
    </style:style>
    <style:style style:name="ce115" style:family="table-cell" style:parent-style-name="Default">
      <style:table-cell-properties fo:border-bottom="2.49pt solid #000000" fo:background-color="#ffd966" style:diagonal-bl-tr="none" style:diagonal-tl-br="none" fo:border-left="2.49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 style:data-style-name="N125">
      <style:table-cell-properties fo:border-bottom="1.76pt solid #000000" fo:background-color="#ffe699" style:diagonal-bl-tr="none" style:diagonal-tl-br="none" fo:border-left="1.76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 style:data-style-name="N125">
      <style:table-cell-properties fo:border-bottom="2.49pt solid #000000" style:diagonal-bl-tr="none" style:diagonal-tl-br="none" fo:border-left="1.76pt solid #000000" fo:border-right="1.76pt solid #000000" style:rotation-align="none" fo:border-top="1.76pt solid #000000"/>
    </style:style>
    <style:style style:name="ce118" style:family="table-cell" style:parent-style-name="Default" style:data-style-name="N125">
      <style:table-cell-properties style:diagonal-bl-tr="none" style:diagonal-tl-br="none" fo:border="2.49pt solid #000000" style:rotation-align="none"/>
    </style:style>
    <style:style style:name="ce119" style:family="table-cell" style:parent-style-name="Default">
      <style:table-cell-properties fo:border-bottom="none" fo:background-color="#ffe699" style:diagonal-bl-tr="none" style:diagonal-tl-br="none" fo:border-left="1.76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Default" style:data-style-name="N125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2.49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Default" style:data-style-name="N125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Default" style:data-style-name="N125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fo:border-bottom="none" fo:background-color="#d9d9d9" style:diagonal-bl-tr="none" style:diagonal-tl-br="none" fo:border-left="1.76pt solid #000000" fo:border-right="2.49pt solid #000000" style:rotation-align="none" fo:border-top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 style:data-style-name="N11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 style:data-style-name="N127">
      <style:table-cell-properties fo:background-color="#d9d9d9" style:diagonal-bl-tr="none" style:diagonal-tl-br="none" fo:border="1.76pt solid #000000" style:rotation-align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7" style:family="table-cell" style:parent-style-name="Default" style:data-style-name="N127">
      <style:table-cell-properties fo:border-bottom="2.49pt solid #000000" fo:background-color="#d9d9d9" style:diagonal-bl-tr="none" style:diagonal-tl-br="none" fo:border-left="1.76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 style:data-style-name="N127">
      <style:table-cell-properties fo:border-bottom="2.49pt solid #000000" fo:background-color="#d9d9d9" style:diagonal-bl-tr="none" style:diagonal-tl-br="none" fo:border-left="1.76pt solid #000000" fo:border-right="1.76pt solid #000000" style:rotation-align="none" fo:border-top="1.76pt solid #000000"/>
    </style:style>
    <style:style style:name="ce129" style:family="table-cell" style:parent-style-name="Default" style:data-style-name="N125">
      <style:table-cell-properties fo:border-bottom="2.49pt solid #000000" fo:background-color="#ffd966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fo:border-bottom="1.76pt solid #000000" fo:background-color="#ffe699" style:diagonal-bl-tr="none" style:diagonal-tl-br="none" fo:border-left="1.76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32" style:family="table-cell" style:parent-style-name="Default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33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</style:style>
    <style:style style:name="ce134" style:family="table-cell" style:parent-style-name="Default">
      <style:table-cell-properties fo:border-bottom="1.76pt solid #000000" style:diagonal-bl-tr="none" style:diagonal-tl-br="none" fo:border-left="1.76pt solid #000000" fo:border-right="2.49pt solid #000000" style:rotation-align="none" fo:border-top="none"/>
    </style:style>
    <style:style style:name="ce135" style:family="table-cell" style:parent-style-name="Default">
      <style:table-cell-properties fo:border-bottom="2.49pt solid #000000" fo:background-color="#e6e6e6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 style:data-style-name="N125">
      <style:table-cell-properties fo:border-bottom="1.76pt solid #000000" fo:background-color="#fff2cc" style:diagonal-bl-tr="none" style:diagonal-tl-br="none" style:text-align-source="value-type" style:repeat-content="false" fo:wrap-option="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order-bottom="1.76pt solid #000000" fo:background-color="#e6e6e6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Default" style:data-style-name="N125">
      <style:table-cell-properties fo:border-bottom="2.49pt solid #000000" fo:background-color="#e6e6e6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 style:data-style-name="N125">
      <style:table-cell-properties fo:border-bottom="1.76pt solid #000000" fo:background-color="#fff2cc" style:diagonal-bl-tr="none" style:diagonal-tl-br="none" fo:border-left="1.76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 style:data-style-name="N11">
      <style:table-cell-properties fo:border-bottom="2.49pt solid #000000" style:diagonal-bl-tr="none" style:diagonal-tl-br="none" fo:border-left="1.76pt solid #000000" fo:border-right="2.49pt solid #000000" style:rotation-align="none" fo:border-top="1.76pt solid #000000"/>
    </style:style>
    <style:style style:name="ce141" style:family="table-cell" style:parent-style-name="Default" style:data-style-name="N125">
      <style:table-cell-properties fo:border-bottom="1.76pt solid #000000" fo:background-color="#e6e6e6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Default" style:data-style-name="N11">
      <style:table-cell-properties fo:border-bottom="1.76pt solid #000000" fo:background-color="#e6e6e6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fo:border-bottom="1.76pt solid #000000" fo:background-color="#e6e6e6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 style:data-style-name="N125">
      <style:table-cell-properties fo:border-bottom="2.49pt solid #000000" fo:background-color="#ffe699" style:diagonal-bl-tr="none" style:diagonal-tl-br="none" fo:border-left="1.76pt solid #000000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 style:data-style-name="N125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47" style:family="table-cell" style:parent-style-name="Default" style:data-style-name="N125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8" style:family="table-cell" style:parent-style-name="Default" style:data-style-name="N125">
      <style:table-cell-properties fo:border-bottom="2.49pt solid #000000" fo:background-color="#ffd966" style:diagonal-bl-tr="none" style:diagonal-tl-br="none" fo:border-left="1.76pt solid #000000" fo:border-right="2.49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9" style:family="table-cell" style:parent-style-name="Default">
      <style:table-cell-properties fo:border-bottom="1.76pt solid #000000" fo:background-color="#ffd966" style:diagonal-bl-tr="none" style:diagonal-tl-br="none" fo:border-left="1.76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 style:data-style-name="N126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51" style:family="table-cell" style:parent-style-name="Default" style:data-style-name="N126">
      <style:table-cell-properties fo:border-bottom="none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52" style:family="table-cell" style:parent-style-name="Default" style:data-style-name="N128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2.49pt solid #000000"/>
    </style:style>
    <style:style style:name="ce153" style:family="table-cell" style:parent-style-name="Default" style:data-style-name="N128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54" style:family="table-cell" style:parent-style-name="Default" style:data-style-name="N128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6" style:family="table-cell" style:parent-style-name="Default" style:data-style-name="N1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7" style:family="table-cell" style:parent-style-name="Default" style:data-style-name="N11">
      <style:table-cell-properties style:rotation-align="none"/>
    </style:style>
    <style:style style:name="ce158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 style:data-style-name="N125">
      <style:table-cell-properties style:rotation-align="none"/>
    </style:style>
    <style:style style:name="ce161" style:family="table-cell" style:parent-style-name="Default" style:data-style-name="N127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2" style:family="table-cell" style:parent-style-name="Default" style:data-style-name="N127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 style:data-style-name="N127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64" style:family="table-cell" style:parent-style-name="Default" style:data-style-name="N125">
      <style:table-cell-properties fo:border-bottom="2.49pt solid #000000" style:diagonal-bl-tr="none" style:diagonal-tl-br="none" fo:background-color="transparent" fo:border-left="1.76pt solid #000000" fo:border-right="2.49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6" style:family="table-cell" style:parent-style-name="Default" style:data-style-name="N125">
      <style:table-cell-properties fo:border-bottom="1.76pt solid #000000" fo:background-color="#fff2cc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7" style:family="table-cell" style:parent-style-name="Default" style:data-style-name="N125">
      <style:table-cell-properties fo:border-bottom="1.76pt solid #000000" fo:background-color="#d9d9d9" style:diagonal-bl-tr="none" style:diagonal-tl-br="none" fo:border-left="none" fo:border-right="1.76pt solid #000000" style:rotation-align="none" fo:border-top="1.76pt solid #000000"/>
    </style:style>
    <style:style style:name="ce168" style:family="table-cell" style:parent-style-name="Default" style:data-style-name="N125">
      <style:table-cell-properties fo:border-bottom="2.49pt solid #000000" fo:background-color="#d9d9d9" style:diagonal-bl-tr="none" style:diagonal-tl-br="none" fo:border-left="none" fo:border-right="1.76pt solid #000000" style:rotation-align="none" fo:border-top="1.76pt solid #000000"/>
    </style:style>
    <style:style style:name="ce169" style:family="table-cell" style:parent-style-name="Default" style:data-style-name="N125">
      <style:table-cell-properties fo:border-bottom="1.76pt solid #000000" fo:background-color="#fff2cc" style:diagonal-bl-tr="none" style:diagonal-tl-br="none" fo:border-left="none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0" style:family="table-cell" style:parent-style-name="Default" style:data-style-name="N125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171" style:family="table-cell" style:parent-style-name="Default" style:data-style-name="N125">
      <style:table-cell-properties fo:border-bottom="2.49pt solid #000000" style:diagonal-bl-tr="none" style:diagonal-tl-br="none" fo:border-left="none" fo:border-right="1.76pt solid #000000" style:rotation-align="none" fo:border-top="1.76pt solid #000000"/>
    </style:style>
    <style:style style:name="ce172" style:family="table-cell" style:parent-style-name="Default" style:data-style-name="N125">
      <style:table-cell-properties fo:border-bottom="2.49pt solid #000000" fo:background-color="#ffd966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3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order-bottom="1.76pt solid #000000" fo:background-color="#fff2cc" style:diagonal-bl-tr="none" style:diagonal-tl-br="none" fo:border-left="1.76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fo:border-bottom="1.76pt solid #000000" fo:background-color="#d9d9d9" style:diagonal-bl-tr="none" style:diagonal-tl-br="none" fo:border-left="1.76pt solid #000000" fo:border-right="none" style:rotation-align="none" fo:border-top="1.76pt solid #000000"/>
    </style:style>
    <style:style style:name="ce176" style:family="table-cell" style:parent-style-name="Default">
      <style:table-cell-properties fo:border-bottom="2.49pt solid #000000" fo:background-color="#d9d9d9" style:diagonal-bl-tr="none" style:diagonal-tl-br="none" fo:border-left="1.76pt solid #000000" fo:border-right="none" style:rotation-align="none" fo:border-top="1.76pt solid #000000"/>
    </style:style>
    <style:style style:name="ce17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178" style:family="table-cell" style:parent-style-name="Default" style:data-style-name="N125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179" style:family="table-cell" style:parent-style-name="Default" style:data-style-name="N125">
      <style:table-cell-properties fo:border-bottom="2.49pt solid #000000" fo:background-color="#cccccc" style:diagonal-bl-tr="none" style:diagonal-tl-br="none" fo:border-left="1.76pt solid #000000" fo:border-right="none" style:rotation-align="none" fo:border-top="1.76pt solid #000000"/>
    </style:style>
    <style:style style:name="ce180" style:family="table-cell" style:parent-style-name="Default">
      <style:table-cell-properties fo:border-bottom="none" fo:background-color="#ffd966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1" style:family="table-cell" style:parent-style-name="Default" style:data-style-name="N125">
      <style:table-cell-properties fo:border-bottom="none" fo:background-color="#ffd966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 style:data-style-name="N125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 style:data-style-name="N125">
      <style:table-cell-properties fo:border-bottom="2.49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4" style:family="table-cell" style:parent-style-name="Default" style:data-style-name="N125">
      <style:table-cell-properties fo:border-bottom="2.49pt solid #000000" fo:background-color="#d9d9d9" style:diagonal-bl-tr="none" style:diagonal-tl-br="none" fo:border-left="2.49pt solid #000000" fo:border-right="1.76pt solid #000000" style:rotation-align="none" fo:border-top="1.76pt solid #000000"/>
    </style:style>
    <style:style style:name="ce185" style:family="table-cell" style:parent-style-name="Default" style:data-style-name="N125">
      <style:table-cell-properties fo:border-bottom="none" fo:background-color="#ffd966" style:diagonal-bl-tr="none" style:diagonal-tl-br="none" fo:border-left="2.49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6" style:family="table-cell" style:parent-style-name="Default" style:data-style-name="N125">
      <style:table-cell-properties fo:border-bottom="none" fo:background-color="#ffd9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7" style:family="table-cell" style:parent-style-name="Default" style:data-style-name="N125">
      <style:table-cell-properties fo:border-bottom="2.49pt solid #000000" fo:background-color="#d9d9d9" style:diagonal-bl-tr="none" style:diagonal-tl-br="none" fo:border-left="1.76pt solid #000000" fo:border-right="1.76pt solid #000000" style:rotation-align="none" fo:border-top="1.76pt solid #000000"/>
    </style:style>
    <style:style style:name="ce188" style:family="table-cell" style:parent-style-name="Default" style:data-style-name="N125">
      <style:table-cell-properties fo:border-bottom="none" fo:background-color="#ffd966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9" style:family="table-cell" style:parent-style-name="Default" style:data-style-name="N125">
      <style:table-cell-properties fo:border-bottom="none" fo:background-color="#ffd966" style:diagonal-bl-tr="none" style:diagonal-tl-br="none" style:text-align-source="fix" style:repeat-content="false" fo:wrap-option="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0" style:family="table-cell" style:parent-style-name="Default" style:data-style-name="N125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91" style:family="table-cell" style:parent-style-name="Default" style:data-style-name="N125">
      <style:table-cell-properties fo:border-bottom="none" fo:background-color="#ffd966" style:diagonal-bl-tr="none" style:diagonal-tl-br="none" fo:border-left="1.76pt solid #000000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2" style:family="table-cell" style:parent-style-name="Default" style:data-style-name="N11">
      <style:table-cell-properties fo:border-bottom="none" fo:background-color="#ffd966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3" style:family="table-cell" style:parent-style-name="Default" style:data-style-name="N11">
      <style:table-cell-properties fo:border-bottom="1.76pt solid #000000" fo:background-color="#fff2cc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4" style:family="table-cell" style:parent-style-name="Default" style:data-style-name="N11">
      <style:table-cell-properties fo:border-bottom="1.76pt solid #000000" fo:background-color="#d9d9d9" style:diagonal-bl-tr="none" style:diagonal-tl-br="none" fo:border-left="none" fo:border-right="2.49pt solid #000000" style:rotation-align="none" fo:border-top="1.76pt solid #000000"/>
    </style:style>
    <style:style style:name="ce195" style:family="table-cell" style:parent-style-name="Default" style:data-style-name="N11">
      <style:table-cell-properties fo:border-bottom="2.49pt solid #000000" fo:background-color="#d9d9d9" style:diagonal-bl-tr="none" style:diagonal-tl-br="none" fo:border-left="none" fo:border-right="2.49pt solid #000000" style:rotation-align="none" fo:border-top="1.76pt solid #000000"/>
    </style:style>
    <style:style style:name="ce196" style:family="table-cell" style:parent-style-name="Default" style:data-style-name="N11">
      <style:table-cell-properties fo:border-bottom="1.76pt solid #000000" fo:background-color="#d9d9d9" style:diagonal-bl-tr="none" style:diagonal-tl-br="none" fo:border-left="none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 style:data-style-name="N11">
      <style:table-cell-properties fo:border-bottom="2.49pt solid #000000" fo:background-color="#d9d9d9" style:diagonal-bl-tr="none" style:diagonal-tl-br="none" fo:border-left="none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8" style:family="table-cell" style:parent-style-name="Default" style:data-style-name="N11">
      <style:table-cell-properties fo:border-bottom="2.49pt solid #000000" fo:background-color="#ffd966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67"/>
        <table:table-column table:style-name="co3" table:number-columns-repeated="2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67"/>
        <table:table-column table:style-name="co6" table:number-columns-repeated="1016" table:default-cell-style-name="ce67"/>
        <table:table-row table:style-name="ro1">
          <table:table-cell table:style-name="ce1" office:value-type="string" calcext:value-type="string" table:number-columns-spanned="6" table:number-rows-spanned="1">
            <text:p>Costs and revenue of a community-based publisher for 5 years <text:s text:c="4"/></text:p>
          </table:table-cell>
          <table:covered-table-cell table:number-columns-repeated="5" table:style-name="ce1"/>
          <table:table-cell table:style-name="ce155">
            <draw:frame table:end-cell-address="Tabelle1.Q30" table:end-x="65.51pt" table:end-y="8.16pt" draw:z-index="0" draw:name="Diagramm 1" draw:style-name="gr1" draw:text-style-name="P1" svg:width="758.24pt" svg:height="500.8pt" svg:x="61.77pt" svg:y="4.03pt">
              <loext:p draw:notify-on-update-of-ranges="Tabelle1.B112:Tabelle1.F112 Tabelle1.A113:Tabelle1.A113 Tabelle1.B113:Tabelle1.F113 Tabelle1.A114:Tabelle1.A114 Tabelle1.B114:Tabelle1.F114 Tabelle1.A115:Tabelle1.A115 Tabelle1.B115:Tabelle1.F11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55" table:number-columns-repeated="4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Instructions: fill in all white cells below with sensible values following your best guesses. </text:p>
            <text:p>Do not touch the grey cells.</text:p>
            <text:p>The current values of the white cells are not realistic. </text:p>
            <text:p>Do not assume they are.</text:p>
          </table:table-cell>
          <table:table-cell table:style-name="Default" table:number-columns-repeated="1023"/>
        </table:table-row>
        <table:table-row table:style-name="ro3">
          <table:table-cell table:style-name="ce3" office:value-type="string" calcext:value-type="string">
            <text:p>Assumptions</text:p>
          </table:table-cell>
          <table:table-cell table:style-name="ce2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133" office:value-type="float" office:value="5" calcext:value-type="float">
            <text:p>5</text:p>
          </table:table-cell>
          <table:table-cell table:style-name="ce27" table:number-columns-repeated="1018"/>
        </table:table-row>
        <table:table-row table:style-name="ro3">
          <table:table-cell table:style-name="ce4" office:value-type="string" calcext:value-type="string">
            <text:p>Series</text:p>
          </table:table-cell>
          <table:table-cell table:style-name="ce2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16" calcext:value-type="float">
            <text:p>16</text:p>
          </table:table-cell>
          <table:table-cell table:style-name="ce134" office:value-type="float" office:value="20" calcext:value-type="float">
            <text:p>20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New books per series per year</text:p>
          </table:table-cell>
          <table:table-cell table:style-name="ce30" office:value-type="float" office:value="1.5" calcext:value-type="float">
            <text:p>1.5</text:p>
          </table:table-cell>
          <table:table-cell table:number-columns-repeated="3" table:style-name="ce65" office:value-type="float" office:value="1.5" calcext:value-type="float">
            <text:p>1.5</text:p>
          </table:table-cell>
          <table:table-cell table:style-name="ce92" office:value-type="float" office:value="1.5" calcext:value-type="float">
            <text:p>1.5</text:p>
          </table:table-cell>
          <table:table-cell table:style-name="Default" table:number-columns-repeated="1018"/>
        </table:table-row>
        <table:table-row table:style-name="ro3">
          <table:table-cell table:style-name="ce6" office:value-type="string" calcext:value-type="string">
            <text:p>Total books this year</text:p>
          </table:table-cell>
          <table:table-cell table:style-name="ce31" table:formula="of:=[.B4]*[.B5]" office:value-type="float" office:value="4.5" calcext:value-type="float">
            <text:p>4.5</text:p>
          </table:table-cell>
          <table:table-cell table:style-name="ce70" table:formula="of:=[.C4]*[.C5]" office:value-type="float" office:value="6" calcext:value-type="float">
            <text:p>6</text:p>
          </table:table-cell>
          <table:table-cell table:style-name="ce70" table:formula="of:=[.D4]*[.D5]" office:value-type="float" office:value="12" calcext:value-type="float">
            <text:p>12</text:p>
          </table:table-cell>
          <table:table-cell table:style-name="ce70" table:formula="of:=[.E4]*[.E5]" office:value-type="float" office:value="24" calcext:value-type="float">
            <text:p>24</text:p>
          </table:table-cell>
          <table:table-cell table:style-name="ce135" table:formula="of:=[.F4]*[.F5]" office:value-type="float" office:value="30" calcext:value-type="float">
            <text:p>30</text:p>
          </table:table-cell>
          <table:table-cell table:style-name="Default" table:number-columns-repeated="1018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Default" office:value-type="string" calcext:value-type="string">
            <text:p>Pages per book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1022"/>
        </table:table-row>
        <table:table-row table:style-name="ro4">
          <table:table-cell table:style-name="Default" office:value-type="string" calcext:value-type="string">
            <text:p>initial IM contributions per series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22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7" office:value-type="string" calcext:value-type="string">
            <text:p>Basis of calculation</text:p>
          </table:table-cell>
          <table:table-cell table:style-name="ce32" office:value-type="string" calcext:value-type="string">
            <text:p>Year</text:p>
          </table:table-cell>
          <table:table-cell table:style-name="ce32" office:value-type="string" calcext:value-type="string">
            <text:p>Scientist</text:p>
          </table:table-cell>
          <table:table-cell table:style-name="ce32" office:value-type="string" calcext:value-type="string">
            <text:p>Clerk</text:p>
          </table:table-cell>
          <table:table-cell table:style-name="ce119" office:value-type="string" calcext:value-type="string">
            <text:p>Assistant</text:p>
          </table:table-cell>
          <table:table-cell table:style-name="Default" table:number-columns-repeated="1019"/>
        </table:table-row>
        <table:table-row table:style-name="ro5">
          <table:table-cell table:style-name="ce8" office:value-type="string" calcext:value-type="string" table:number-columns-spanned="1" table:number-rows-spanned="5">
            <text:p>total annual cost of employee</text:p>
          </table:table-cell>
          <table:table-cell table:style-name="ce33" office:value-type="float" office:value="2016" calcext:value-type="float">
            <text:p>2016</text:p>
          </table:table-cell>
          <table:table-cell table:style-name="ce71" office:value-type="float" office:value="65920" calcext:value-type="float">
            <text:p>65,920.00 €</text:p>
          </table:table-cell>
          <table:table-cell table:style-name="ce71" office:value-type="float" office:value="56920" calcext:value-type="float">
            <text:p>56,920.00 €</text:p>
          </table:table-cell>
          <table:table-cell table:style-name="ce120" office:value-type="float" office:value="6500" calcext:value-type="float">
            <text:p>6,500.00 €</text:p>
          </table:table-cell>
          <table:table-cell table:style-name="Default" table:number-columns-repeated="1019"/>
        </table:table-row>
        <table:table-row-group>
          <table:table-row table:style-name="ro4">
            <table:covered-table-cell table:style-name="ce8"/>
            <table:table-cell table:style-name="ce34" office:value-type="float" office:value="2017" calcext:value-type="float">
              <text:p>2017</text:p>
            </table:table-cell>
            <table:table-cell table:style-name="ce72" table:formula="of:=[.C12]*(1+[.C$28])" office:value-type="float" office:value="67897.6" calcext:value-type="float">
              <text:p>67,897.60 €</text:p>
            </table:table-cell>
            <table:table-cell table:style-name="ce72" table:formula="of:=[.D12]*(1+[.D$28])" office:value-type="float" office:value="58627.6" calcext:value-type="float">
              <text:p>58,627.60 €</text:p>
            </table:table-cell>
            <table:table-cell table:style-name="ce121" table:formula="of:=[.E12]*(1+[.E$28])" office:value-type="float" office:value="6695" calcext:value-type="float">
              <text:p>6,695.00 €</text:p>
            </table:table-cell>
            <table:table-cell table:style-name="Default" table:number-columns-repeated="1019"/>
          </table:table-row>
          <table:table-row table:style-name="ro4">
            <table:covered-table-cell table:style-name="ce8"/>
            <table:table-cell table:style-name="ce34" office:value-type="float" office:value="2018" calcext:value-type="float">
              <text:p>2018</text:p>
            </table:table-cell>
            <table:table-cell table:style-name="ce72" table:formula="of:=[.C13]*(1+[.C$28])" office:value-type="float" office:value="69934.528" calcext:value-type="float">
              <text:p>69,934.53 €</text:p>
            </table:table-cell>
            <table:table-cell table:style-name="ce72" table:formula="of:=[.D13]*(1+[.D$28])" office:value-type="float" office:value="60386.428" calcext:value-type="float">
              <text:p>60,386.43 €</text:p>
            </table:table-cell>
            <table:table-cell table:style-name="ce121" table:formula="of:=[.E13]*(1+[.E$28])" office:value-type="float" office:value="6895.85" calcext:value-type="float">
              <text:p>6,895.85 €</text:p>
            </table:table-cell>
            <table:table-cell table:style-name="Default" table:number-columns-repeated="1019"/>
          </table:table-row>
          <table:table-row table:style-name="ro4">
            <table:covered-table-cell table:style-name="ce8"/>
            <table:table-cell table:style-name="ce34" office:value-type="float" office:value="2019" calcext:value-type="float">
              <text:p>2019</text:p>
            </table:table-cell>
            <table:table-cell table:style-name="ce72" table:formula="of:=[.C14]*(1+[.C$28])" office:value-type="float" office:value="72032.56384" calcext:value-type="float">
              <text:p>72,032.56 €</text:p>
            </table:table-cell>
            <table:table-cell table:style-name="ce72" table:formula="of:=[.D14]*(1+[.D$28])" office:value-type="float" office:value="62198.02084" calcext:value-type="float">
              <text:p>62,198.02 €</text:p>
            </table:table-cell>
            <table:table-cell table:style-name="ce121" table:formula="of:=[.E14]*(1+[.E$28])" office:value-type="float" office:value="7102.7255" calcext:value-type="float">
              <text:p>7,102.73 €</text:p>
            </table:table-cell>
            <table:table-cell table:style-name="Default" table:number-columns-repeated="1019"/>
          </table:table-row>
          <table:table-row table:style-name="ro4">
            <table:covered-table-cell table:style-name="ce8"/>
            <table:table-cell table:style-name="ce35" office:value-type="float" office:value="2020" calcext:value-type="float">
              <text:p>2020</text:p>
            </table:table-cell>
            <table:table-cell table:style-name="ce73" table:formula="of:=[.C15]*(1+[.C$28])" office:value-type="float" office:value="74193.5407552" calcext:value-type="float">
              <text:p>74,193.54 €</text:p>
            </table:table-cell>
            <table:table-cell table:style-name="ce73" table:formula="of:=[.D15]*(1+[.D$28])" office:value-type="float" office:value="64063.9614652" calcext:value-type="float">
              <text:p>64,063.96 €</text:p>
            </table:table-cell>
            <table:table-cell table:style-name="ce122" table:formula="of:=[.E15]*(1+[.E$28])" office:value-type="float" office:value="7315.807265" calcext:value-type="float">
              <text:p>7,315.81 €</text:p>
            </table:table-cell>
            <table:table-cell table:style-name="Default" table:number-columns-repeated="1019"/>
          </table:table-row>
        </table:table-row-group>
        <table:table-row table:style-name="ro3">
          <table:table-cell table:style-name="ce9" office:value-type="string" calcext:value-type="string">
            <text:p>avg days worked/year</text:p>
          </table:table-cell>
          <table:table-cell table:style-name="ce36" office:value-type="string" calcext:value-type="string">
            <text:p>all years</text:p>
          </table:table-cell>
          <table:table-cell table:number-columns-repeated="2" table:style-name="ce74" office:value-type="float" office:value="200" calcext:value-type="float">
            <text:p>200</text:p>
          </table:table-cell>
          <table:table-cell table:style-name="ce123" office:value-type="float" office:value="50" calcext:value-type="float">
            <text:p>50</text:p>
          </table:table-cell>
          <table:table-cell table:style-name="Default" table:number-columns-repeated="1019"/>
        </table:table-row>
        <table:table-row table:style-name="ro5">
          <table:table-cell table:style-name="ce8" office:value-type="string" calcext:value-type="string" table:number-columns-spanned="1" table:number-rows-spanned="5">
            <text:p>hourly wage</text:p>
          </table:table-cell>
          <table:table-cell table:style-name="ce33" office:value-type="float" office:value="2016" calcext:value-type="float">
            <text:p>2016</text:p>
          </table:table-cell>
          <table:table-cell table:style-name="ce71" table:formula="of:=[.C12]/[.$C$17]/8" office:value-type="float" office:value="41.2" calcext:value-type="float">
            <text:p>41.20 €</text:p>
          </table:table-cell>
          <table:table-cell table:style-name="ce71" table:formula="of:=[.D12]/[.$D$17]/8" office:value-type="float" office:value="35.575" calcext:value-type="float">
            <text:p>35.58 €</text:p>
          </table:table-cell>
          <table:table-cell table:style-name="ce120" table:formula="of:=[.E12]/[.$E$17]/8" office:value-type="float" office:value="16.25" calcext:value-type="float">
            <text:p>16.25 €</text:p>
          </table:table-cell>
          <table:table-cell table:style-name="Default" table:number-columns-repeated="1019"/>
        </table:table-row>
        <table:table-row-group>
          <table:table-row table:style-name="ro4">
            <table:covered-table-cell table:style-name="ce8"/>
            <table:table-cell table:style-name="ce34" office:value-type="float" office:value="2017" calcext:value-type="float">
              <text:p>2017</text:p>
            </table:table-cell>
            <table:table-cell table:style-name="ce72" table:formula="of:=[.C18]*(1+[.C$28])" office:value-type="float" office:value="42.436" calcext:value-type="float">
              <text:p>42.44 €</text:p>
            </table:table-cell>
            <table:table-cell table:style-name="ce72" table:formula="of:=[.D18]*(1+[.D$28])" office:value-type="float" office:value="36.64225" calcext:value-type="float">
              <text:p>36.64 €</text:p>
            </table:table-cell>
            <table:table-cell table:style-name="ce121" table:formula="of:=[.E18]*(1+[.E$28])" office:value-type="float" office:value="16.7375" calcext:value-type="float">
              <text:p>16.74 €</text:p>
            </table:table-cell>
            <table:table-cell table:style-name="Default" table:number-columns-repeated="1019"/>
          </table:table-row>
          <table:table-row table:style-name="ro4">
            <table:covered-table-cell table:style-name="ce8"/>
            <table:table-cell table:style-name="ce34" office:value-type="float" office:value="2018" calcext:value-type="float">
              <text:p>2018</text:p>
            </table:table-cell>
            <table:table-cell table:style-name="ce72" table:formula="of:=[.C19]*(1+[.C$28])" office:value-type="float" office:value="43.70908" calcext:value-type="float">
              <text:p>43.71 €</text:p>
            </table:table-cell>
            <table:table-cell table:style-name="ce72" table:formula="of:=[.D19]*(1+[.D$28])" office:value-type="float" office:value="37.7415175" calcext:value-type="float">
              <text:p>37.74 €</text:p>
            </table:table-cell>
            <table:table-cell table:style-name="ce121" table:formula="of:=[.E19]*(1+[.E$28])" office:value-type="float" office:value="17.239625" calcext:value-type="float">
              <text:p>17.24 €</text:p>
            </table:table-cell>
            <table:table-cell table:style-name="Default" table:number-columns-repeated="1019"/>
          </table:table-row>
          <table:table-row table:style-name="ro4">
            <table:covered-table-cell table:style-name="ce8"/>
            <table:table-cell table:style-name="ce34" office:value-type="float" office:value="2019" calcext:value-type="float">
              <text:p>2019</text:p>
            </table:table-cell>
            <table:table-cell table:style-name="ce72" table:formula="of:=[.C20]*(1+[.C$28])" office:value-type="float" office:value="45.0203524" calcext:value-type="float">
              <text:p>45.02 €</text:p>
            </table:table-cell>
            <table:table-cell table:style-name="ce72" table:formula="of:=[.D20]*(1+[.D$28])" office:value-type="float" office:value="38.873763025" calcext:value-type="float">
              <text:p>38.87 €</text:p>
            </table:table-cell>
            <table:table-cell table:style-name="ce121" table:formula="of:=[.E20]*(1+[.E$28])" office:value-type="float" office:value="17.75681375" calcext:value-type="float">
              <text:p>17.76 €</text:p>
            </table:table-cell>
            <table:table-cell table:style-name="Default" table:number-columns-repeated="1019"/>
          </table:table-row>
          <table:table-row table:style-name="ro4">
            <table:covered-table-cell table:style-name="ce8"/>
            <table:table-cell table:style-name="ce35" office:value-type="float" office:value="2020" calcext:value-type="float">
              <text:p>2020</text:p>
            </table:table-cell>
            <table:table-cell table:style-name="ce73" table:formula="of:=[.C21]*(1+[.C$28])" office:value-type="float" office:value="46.370962972" calcext:value-type="float">
              <text:p>46.37 €</text:p>
            </table:table-cell>
            <table:table-cell table:style-name="ce73" table:formula="of:=[.D21]*(1+[.D$28])" office:value-type="float" office:value="40.03997591575" calcext:value-type="float">
              <text:p>40.04 €</text:p>
            </table:table-cell>
            <table:table-cell table:style-name="ce122" table:formula="of:=[.E21]*(1+[.E$28])" office:value-type="float" office:value="18.2895181625" calcext:value-type="float">
              <text:p>18.29 €</text:p>
            </table:table-cell>
            <table:table-cell table:style-name="Default" table:number-columns-repeated="1019"/>
          </table:table-row>
        </table:table-row-group>
        <table:table-row table:style-name="ro5">
          <table:table-cell table:style-name="ce8" office:value-type="string" calcext:value-type="string" table:number-columns-spanned="1" table:number-rows-spanned="5">
            <text:p>daily wage</text:p>
          </table:table-cell>
          <table:table-cell table:style-name="ce33" office:value-type="float" office:value="2016" calcext:value-type="float">
            <text:p>2016</text:p>
          </table:table-cell>
          <table:table-cell table:style-name="ce71" table:formula="of:=[.C18]*8" office:value-type="float" office:value="329.6" calcext:value-type="float">
            <text:p>329.60 €</text:p>
          </table:table-cell>
          <table:table-cell table:style-name="ce71" table:formula="of:=[.D18]*8" office:value-type="float" office:value="284.6" calcext:value-type="float">
            <text:p>284.60 €</text:p>
          </table:table-cell>
          <table:table-cell table:style-name="ce120" table:formula="of:=[.E18]*8" office:value-type="float" office:value="130" calcext:value-type="float">
            <text:p>130.00 €</text:p>
          </table:table-cell>
          <table:table-cell table:style-name="Default" table:number-columns-repeated="1019"/>
        </table:table-row>
        <table:table-row-group>
          <table:table-row table:style-name="ro4">
            <table:covered-table-cell table:style-name="ce8"/>
            <table:table-cell table:style-name="ce34" office:value-type="float" office:value="2017" calcext:value-type="float">
              <text:p>2017</text:p>
            </table:table-cell>
            <table:table-cell table:style-name="ce72" table:formula="of:=[.C23]*(1+[.C$28])" office:value-type="float" office:value="339.488" calcext:value-type="float">
              <text:p>339.49 €</text:p>
            </table:table-cell>
            <table:table-cell table:style-name="ce72" table:formula="of:=[.D23]*(1+[.D$28])" office:value-type="float" office:value="293.138" calcext:value-type="float">
              <text:p>293.14 €</text:p>
            </table:table-cell>
            <table:table-cell table:style-name="ce121" table:formula="of:=[.E23]*(1+[.E$28])" office:value-type="float" office:value="133.9" calcext:value-type="float">
              <text:p>133.90 €</text:p>
            </table:table-cell>
            <table:table-cell table:style-name="Default" table:number-columns-repeated="1019"/>
          </table:table-row>
          <table:table-row table:style-name="ro4">
            <table:covered-table-cell table:style-name="ce8"/>
            <table:table-cell table:style-name="ce34" office:value-type="float" office:value="2018" calcext:value-type="float">
              <text:p>2018</text:p>
            </table:table-cell>
            <table:table-cell table:style-name="ce72" table:formula="of:=[.C24]*(1+[.C$28])" office:value-type="float" office:value="349.67264" calcext:value-type="float">
              <text:p>349.67 €</text:p>
            </table:table-cell>
            <table:table-cell table:style-name="ce72" table:formula="of:=[.D24]*(1+[.D$28])" office:value-type="float" office:value="301.93214" calcext:value-type="float">
              <text:p>301.93 €</text:p>
            </table:table-cell>
            <table:table-cell table:style-name="ce121" table:formula="of:=[.E24]*(1+[.E$28])" office:value-type="float" office:value="137.917" calcext:value-type="float">
              <text:p>137.92 €</text:p>
            </table:table-cell>
            <table:table-cell table:style-name="Default" table:number-columns-repeated="1019"/>
          </table:table-row>
          <table:table-row table:style-name="ro4">
            <table:covered-table-cell table:style-name="ce8"/>
            <table:table-cell table:style-name="ce34" office:value-type="float" office:value="2019" calcext:value-type="float">
              <text:p>2019</text:p>
            </table:table-cell>
            <table:table-cell table:style-name="ce72" table:formula="of:=[.C25]*(1+[.C$28])" office:value-type="float" office:value="360.1628192" calcext:value-type="float">
              <text:p>360.16 €</text:p>
            </table:table-cell>
            <table:table-cell table:style-name="ce72" table:formula="of:=[.D25]*(1+[.D$28])" office:value-type="float" office:value="310.9901042" calcext:value-type="float">
              <text:p>310.99 €</text:p>
            </table:table-cell>
            <table:table-cell table:style-name="ce121" table:formula="of:=[.E25]*(1+[.E$28])" office:value-type="float" office:value="142.05451" calcext:value-type="float">
              <text:p>142.05 €</text:p>
            </table:table-cell>
            <table:table-cell table:style-name="Default" table:number-columns-repeated="1019"/>
          </table:table-row>
          <table:table-row table:style-name="ro4">
            <table:covered-table-cell table:style-name="ce8"/>
            <table:table-cell table:style-name="ce35" office:value-type="float" office:value="2020" calcext:value-type="float">
              <text:p>2020</text:p>
            </table:table-cell>
            <table:table-cell table:style-name="ce73" table:formula="of:=[.C26]*(1+[.C$28])" office:value-type="float" office:value="370.967703776" calcext:value-type="float">
              <text:p>370.97 €</text:p>
            </table:table-cell>
            <table:table-cell table:style-name="ce73" table:formula="of:=[.D26]*(1+[.D$28])" office:value-type="float" office:value="320.319807326" calcext:value-type="float">
              <text:p>320.32 €</text:p>
            </table:table-cell>
            <table:table-cell table:style-name="ce122" table:formula="of:=[.E26]*(1+[.E$28])" office:value-type="float" office:value="146.3161453" calcext:value-type="float">
              <text:p>146.32 €</text:p>
            </table:table-cell>
            <table:table-cell table:style-name="Default" table:number-columns-repeated="1019"/>
          </table:table-row>
          <table:table-row table:style-name="ro3">
            <table:table-cell table:style-name="ce10" office:value-type="string" calcext:value-type="string">
              <text:p>projected increase in wages</text:p>
            </table:table-cell>
            <table:table-cell table:style-name="ce37"/>
            <table:table-cell table:number-columns-repeated="2" table:style-name="ce75" office:value-type="percentage" office:value="0.03" calcext:value-type="percentage">
              <text:p>3.00%</text:p>
            </table:table-cell>
            <table:table-cell table:style-name="ce124" office:value-type="percentage" office:value="0.03" calcext:value-type="percentage">
              <text:p>3.00%</text:p>
            </table:table-cell>
            <table:table-cell table:style-name="Default" table:number-columns-repeated="1019"/>
          </table:table-row>
        </table:table-row-group>
        <table:table-row table:style-name="ro4">
          <table:table-cell table:style-name="ce11"/>
          <table:table-cell table:style-name="Default" table:number-columns-repeated="1023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12" office:value-type="string" calcext:value-type="string">
            <text:p>Revenue</text:p>
          </table:table-cell>
          <table:table-cell table:style-name="ce38" office:value-type="string" calcext:value-type="string">
            <text:p>Basis Y1</text:p>
          </table:table-cell>
          <table:table-cell table:style-name="ce76" office:value-type="string" calcext:value-type="string">
            <text:p>Basis Y2</text:p>
          </table:table-cell>
          <table:table-cell table:style-name="ce76" office:value-type="string" calcext:value-type="string">
            <text:p>Basis Y3</text:p>
          </table:table-cell>
          <table:table-cell table:style-name="ce76" office:value-type="string" calcext:value-type="string">
            <text:p>Basis Y4</text:p>
          </table:table-cell>
          <table:table-cell table:style-name="ce86" office:value-type="string" calcext:value-type="string">
            <text:p>Basis Y5</text:p>
          </table:table-cell>
          <table:table-cell table:style-name="Default">
            <draw:frame table:end-cell-address="Tabelle1.Q50" table:end-x="65.51pt" table:end-y="4.71pt" draw:z-index="1" draw:name="Diagramm 4" draw:style-name="gr1" draw:text-style-name="P1" svg:width="747.35pt" svg:height="272.64pt" svg:x="72.65pt" svg:y="13.69pt">
              <loext:p draw:notify-on-update-of-ranges="Tabelle1.B132:Tabelle1.F132 Tabelle1.A133:Tabelle1.A133 Tabelle1.B133:Tabelle1.F133 Tabelle1.A134:Tabelle1.A134 Tabelle1.B134:Tabelle1.F134 Tabelle1.A135:Tabelle1.A135 Tabelle1.B135:Tabelle1.F135 Tabelle1.A136:Tabelle1.A136 Tabelle1.B136:Tabelle1.F136 Tabelle1.A137:Tabelle1.A137 Tabelle1.B137:Tabelle1.F137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 table:number-columns-repeated="1017"/>
        </table:table-row>
        <table:table-row table:style-name="ro3">
          <table:table-cell table:style-name="ce13" office:value-type="string" calcext:value-type="string">
            <text:p>Print sales</text:p>
          </table:table-cell>
          <table:table-cell table:style-name="ce39" table:formula="of:=[.B33]*[.B34]*[.B6]" office:value-type="float" office:value="900" calcext:value-type="float">
            <text:p>900.00 €</text:p>
          </table:table-cell>
          <table:table-cell table:style-name="ce77" table:formula="of:=[.C33]*[.C34]*[.C6]" office:value-type="float" office:value="1200" calcext:value-type="float">
            <text:p>1,200.00 €</text:p>
          </table:table-cell>
          <table:table-cell table:style-name="ce77" table:formula="of:=[.D33]*[.D34]*[.D6]" office:value-type="float" office:value="2400" calcext:value-type="float">
            <text:p>2,400.00 €</text:p>
          </table:table-cell>
          <table:table-cell table:style-name="ce77" table:formula="of:=[.E33]*[.E34]*[.E6]" office:value-type="float" office:value="4800" calcext:value-type="float">
            <text:p>4,800.00 €</text:p>
          </table:table-cell>
          <table:table-cell table:style-name="ce136" table:formula="of:=[.F33]*[.F34]*[.F6]" office:value-type="float" office:value="6000" calcext:value-type="float">
            <text:p>6,000.00 €</text:p>
          </table:table-cell>
          <table:table-cell table:style-name="ce156" table:formula="of:=[.F32]/[.F54]" office:value-type="percentage" office:value="0.0536322437049154" calcext:value-type="percentage">
            <text:p>5.36%</text:p>
          </table:table-cell>
          <table:table-cell table:style-name="ce27" table:number-columns-repeated="1017"/>
        </table:table-row>
        <table:table-row-group>
          <table:table-row table:style-name="ro3">
            <table:table-cell table:style-name="ce14" office:value-type="string" calcext:value-type="string">
              <text:p>Sold copies per new book</text:p>
            </table:table-cell>
            <table:table-cell table:style-name="ce30" office:value-type="float" office:value="20" calcext:value-type="float">
              <text:p>20</text:p>
            </table:table-cell>
            <table:table-cell table:style-name="ce78" table:formula="of:=[.B33]" office:value-type="float" office:value="20" calcext:value-type="float">
              <text:p>20</text:p>
            </table:table-cell>
            <table:table-cell table:style-name="ce78" table:formula="of:=[.C33]" office:value-type="float" office:value="20" calcext:value-type="float">
              <text:p>20</text:p>
            </table:table-cell>
            <table:table-cell table:style-name="ce78" table:formula="of:=[.D33]" office:value-type="float" office:value="20" calcext:value-type="float">
              <text:p>20</text:p>
            </table:table-cell>
            <table:table-cell table:style-name="ce137" table:formula="of:=[.E33]" office:value-type="float" office:value="20" calcext:value-type="float">
              <text:p>20</text:p>
            </table:table-cell>
            <table:table-cell table:style-name="ce157"/>
            <table:table-cell table:style-name="Default" table:number-columns-repeated="1017"/>
          </table:table-row>
          <table:table-row table:style-name="ro3">
            <table:table-cell table:style-name="ce15" office:value-type="string" calcext:value-type="string">
              <text:p>Margin</text:p>
            </table:table-cell>
            <table:table-cell table:style-name="ce40" office:value-type="float" office:value="10" calcext:value-type="float">
              <text:p>10.00 €</text:p>
            </table:table-cell>
            <table:table-cell table:style-name="ce79" table:formula="of:=[.B34]" office:value-type="float" office:value="10" calcext:value-type="float">
              <text:p>10.00 €</text:p>
            </table:table-cell>
            <table:table-cell table:style-name="ce79" table:formula="of:=[.C34]" office:value-type="float" office:value="10" calcext:value-type="float">
              <text:p>10.00 €</text:p>
            </table:table-cell>
            <table:table-cell table:style-name="ce79" table:formula="of:=[.D34]" office:value-type="float" office:value="10" calcext:value-type="float">
              <text:p>10.00 €</text:p>
            </table:table-cell>
            <table:table-cell table:style-name="ce138" table:formula="of:=[.E34]" office:value-type="float" office:value="10" calcext:value-type="float">
              <text:p>10.00 €</text:p>
            </table:table-cell>
            <table:table-cell table:style-name="ce157"/>
            <table:table-cell table:style-name="Default" table:number-columns-repeated="1017"/>
          </table:table-row>
        </table:table-row-group>
        <table:table-row table:style-name="ro3">
          <table:table-cell table:style-name="ce13" office:value-type="string" calcext:value-type="string">
            <text:p>Book processing charges</text:p>
          </table:table-cell>
          <table:table-cell table:style-name="ce41" table:formula="of:=[.B36]*[.B6]*[.B37]" office:value-type="float" office:value="0" calcext:value-type="float">
            <text:p>0.00 €</text:p>
          </table:table-cell>
          <table:table-cell table:style-name="ce80" table:formula="of:=[.C36]*[.C6]*[.C37]" office:value-type="float" office:value="180" calcext:value-type="float">
            <text:p>180.00 €</text:p>
          </table:table-cell>
          <table:table-cell table:style-name="ce80" table:formula="of:=[.D36]*[.D6]*[.D37]" office:value-type="float" office:value="720" calcext:value-type="float">
            <text:p>720.00 €</text:p>
          </table:table-cell>
          <table:table-cell table:style-name="ce80" table:formula="of:=[.E36]*[.E6]*[.E37]" office:value-type="float" office:value="2160" calcext:value-type="float">
            <text:p>2,160.00 €</text:p>
          </table:table-cell>
          <table:table-cell table:style-name="ce139" table:formula="of:=[.F36]*[.F6]*[.F37]" office:value-type="float" office:value="3600" calcext:value-type="float">
            <text:p>3,600.00 €</text:p>
          </table:table-cell>
          <table:table-cell table:style-name="ce157" table:formula="of:=[.F35]/[.F54]" office:value-type="percentage" office:value="0.0321793462229492" calcext:value-type="percentage">
            <text:p>3.22%</text:p>
          </table:table-cell>
          <table:table-cell table:style-name="Default" table:number-columns-repeated="1017"/>
        </table:table-row>
        <table:table-row-group>
          <table:table-row table:style-name="ro3">
            <table:table-cell table:style-name="ce14" office:value-type="string" calcext:value-type="string">
              <text:p>Nominal BPCs per book</text:p>
            </table:table-cell>
            <table:table-cell table:style-name="ce42" office:value-type="float" office:value="1500" calcext:value-type="float">
              <text:p>1,500.00 €</text:p>
            </table:table-cell>
            <table:table-cell table:style-name="ce81" table:formula="of:=[.B36]" office:value-type="float" office:value="1500" calcext:value-type="float">
              <text:p>1,500.00 €</text:p>
            </table:table-cell>
            <table:table-cell table:style-name="ce81" table:formula="of:=[.C36]" office:value-type="float" office:value="1500" calcext:value-type="float">
              <text:p>1,500.00 €</text:p>
            </table:table-cell>
            <table:table-cell table:style-name="ce81" table:formula="of:=[.D36]" office:value-type="float" office:value="1500" calcext:value-type="float">
              <text:p>1,500.00 €</text:p>
            </table:table-cell>
            <table:table-cell table:style-name="ce81" table:formula="of:=[.E36]" office:value-type="float" office:value="1500" calcext:value-type="float">
              <text:p>1,500.00 €</text:p>
            </table:table-cell>
            <table:table-cell table:style-name="ce157"/>
            <table:table-cell table:style-name="Default" table:number-columns-repeated="1017"/>
          </table:table-row>
          <table:table-row table:style-name="ro3">
            <table:table-cell table:style-name="ce15" office:value-type="string" calcext:value-type="string">
              <text:p>Books which pay BPCs (not waived)</text:p>
            </table:table-cell>
            <table:table-cell table:style-name="ce43" office:value-type="percentage" office:value="0" calcext:value-type="percentage">
              <text:p>0.00%</text:p>
            </table:table-cell>
            <table:table-cell table:style-name="ce82" office:value-type="percentage" office:value="0.02" calcext:value-type="percentage">
              <text:p>2.00%</text:p>
            </table:table-cell>
            <table:table-cell table:style-name="ce82" office:value-type="percentage" office:value="0.04" calcext:value-type="percentage">
              <text:p>4.00%</text:p>
            </table:table-cell>
            <table:table-cell table:style-name="ce82" office:value-type="percentage" office:value="0.06" calcext:value-type="percentage">
              <text:p>6.00%</text:p>
            </table:table-cell>
            <table:table-cell table:style-name="ce140" office:value-type="percentage" office:value="0.08" calcext:value-type="percentage">
              <text:p>8.00%</text:p>
            </table:table-cell>
            <table:table-cell table:style-name="ce157"/>
            <table:table-cell table:style-name="Default" table:number-columns-repeated="1017"/>
          </table:table-row>
        </table:table-row-group>
        <table:table-row table:style-name="ro3">
          <table:table-cell table:style-name="ce13" office:value-type="string" calcext:value-type="string">
            <text:p>Institutional members</text:p>
          </table:table-cell>
          <table:table-cell table:style-name="ce41" table:formula="of:=[.B39]*[.B41]" office:value-type="float" office:value="0" calcext:value-type="float">
            <text:p>0.00 €</text:p>
          </table:table-cell>
          <table:table-cell table:style-name="ce80" table:formula="of:=[.C39]*[.C41]" office:value-type="float" office:value="0" calcext:value-type="float">
            <text:p>0.00 €</text:p>
          </table:table-cell>
          <table:table-cell table:style-name="ce80" table:formula="of:=[.D39]*[.D41]" office:value-type="float" office:value="0" calcext:value-type="float">
            <text:p>0.00 €</text:p>
          </table:table-cell>
          <table:table-cell table:style-name="ce80" table:formula="of:=[.E39]*[.E41]" office:value-type="float" office:value="96000" calcext:value-type="float">
            <text:p>96,000.00 €</text:p>
          </table:table-cell>
          <table:table-cell table:style-name="ce139" table:formula="of:=[.F39]*[.F41]" office:value-type="float" office:value="96000" calcext:value-type="float">
            <text:p>96,000.00 €</text:p>
          </table:table-cell>
          <table:table-cell table:style-name="ce157" table:formula="of:=[.F38]/[.F54]" office:value-type="percentage" office:value="0.858115899278646" calcext:value-type="percentage">
            <text:p>85.81%</text:p>
          </table:table-cell>
          <table:table-cell table:style-name="Default" table:number-columns-repeated="1017"/>
        </table:table-row>
        <table:table-row-group>
          <table:table-row table:style-name="ro3">
            <table:table-cell table:style-name="ce14" office:value-type="string" calcext:value-type="string">
              <text:p>avg membership fee</text:p>
            </table:table-cell>
            <table:table-cell table:style-name="ce42" office:value-type="float" office:value="1000" calcext:value-type="float">
              <text:p>1,000.00 €</text:p>
            </table:table-cell>
            <table:table-cell table:style-name="ce81" table:formula="of:=[.B39]" office:value-type="float" office:value="1000" calcext:value-type="float">
              <text:p>1,000.00 €</text:p>
            </table:table-cell>
            <table:table-cell table:style-name="ce81" table:formula="of:=[.C39]" office:value-type="float" office:value="1000" calcext:value-type="float">
              <text:p>1,000.00 €</text:p>
            </table:table-cell>
            <table:table-cell table:style-name="ce81" table:formula="of:=[.D39]" office:value-type="float" office:value="1000" calcext:value-type="float">
              <text:p>1,000.00 €</text:p>
            </table:table-cell>
            <table:table-cell table:style-name="ce141" table:formula="of:=[.E39]" office:value-type="float" office:value="1000" calcext:value-type="float">
              <text:p>1,000.00 €</text:p>
            </table:table-cell>
            <table:table-cell table:style-name="ce157"/>
            <table:table-cell table:style-name="Default" table:number-columns-repeated="1017"/>
          </table:table-row>
          <table:table-row table:style-name="ro3">
            <table:table-cell table:style-name="ce14" office:value-type="string" calcext:value-type="string">
              <text:p>new IM <text:s/></text:p>
            </table:table-cell>
            <table:table-cell table:style-name="ce30" office:value-type="float" office:value="0" calcext:value-type="float">
              <text:p>0</text:p>
            </table:table-cell>
            <table:table-cell table:number-columns-repeated="2" table:style-name="ce78" office:value-type="float" office:value="0" calcext:value-type="float">
              <text:p>0</text:p>
            </table:table-cell>
            <table:table-cell table:style-name="ce78" table:formula="of:=[.B9]*[.E4]" office:value-type="float" office:value="96" calcext:value-type="float">
              <text:p>96</text:p>
            </table:table-cell>
            <table:table-cell table:style-name="ce137" office:value-type="float" office:value="0" calcext:value-type="float">
              <text:p>0</text:p>
            </table:table-cell>
            <table:table-cell table:style-name="ce157"/>
            <table:table-cell table:style-name="Default" table:number-columns-repeated="1017"/>
          </table:table-row>
          <table:table-row table:style-name="ro6">
            <table:table-cell table:style-name="ce15" office:value-type="string" calcext:value-type="string">
              <text:p>total IM</text:p>
            </table:table-cell>
            <table:table-cell table:style-name="ce31" table:formula="of:=[.B40]" office:value-type="float" office:value="0" calcext:value-type="float">
              <text:p>0</text:p>
            </table:table-cell>
            <table:table-cell table:style-name="ce70" table:formula="of:=[.B41]+[.C40]" office:value-type="float" office:value="0" calcext:value-type="float">
              <text:p>0</text:p>
            </table:table-cell>
            <table:table-cell table:style-name="ce70" table:formula="of:=[.C41]+[.D40]" office:value-type="float" office:value="0" calcext:value-type="float">
              <text:p>0</text:p>
            </table:table-cell>
            <table:table-cell table:style-name="ce70" table:formula="of:=[.D41]+[.E40]" office:value-type="float" office:value="96" calcext:value-type="float">
              <text:p>96</text:p>
            </table:table-cell>
            <table:table-cell table:style-name="ce70" table:formula="of:=[.E41]+[.F40]" office:value-type="float" office:value="96" calcext:value-type="float">
              <text:p>96</text:p>
            </table:table-cell>
            <table:table-cell table:style-name="ce157"/>
            <table:table-cell table:style-name="Default" table:number-columns-repeated="1017"/>
          </table:table-row>
        </table:table-row-group>
        <table:table-row table:style-name="ro3">
          <table:table-cell table:style-name="ce13" office:value-type="string" calcext:value-type="string">
            <text:p>Individual members</text:p>
          </table:table-cell>
          <table:table-cell table:style-name="ce41" table:formula="of:=[.B47]*[.B48]" office:value-type="float" office:value="19" calcext:value-type="float">
            <text:p>19.00 €</text:p>
          </table:table-cell>
          <table:table-cell table:style-name="ce80" table:formula="of:=[.C47]*[.C48]" office:value-type="float" office:value="51" calcext:value-type="float">
            <text:p>51.00 €</text:p>
          </table:table-cell>
          <table:table-cell table:style-name="ce80" table:formula="of:=[.D47]*[.D48]" office:value-type="float" office:value="105" calcext:value-type="float">
            <text:p>105.00 €</text:p>
          </table:table-cell>
          <table:table-cell table:style-name="ce80" table:formula="of:=[.E47]*[.E48]" office:value-type="float" office:value="183" calcext:value-type="float">
            <text:p>183.00 €</text:p>
          </table:table-cell>
          <table:table-cell table:style-name="ce139" table:formula="of:=[.F47]*[.F48]" office:value-type="float" office:value="273" calcext:value-type="float">
            <text:p>273.00 €</text:p>
          </table:table-cell>
          <table:table-cell table:style-name="ce157" table:formula="of:=[.F42]/[.F54]" office:value-type="percentage" office:value="0.00244026708857365" calcext:value-type="percentage">
            <text:p>0.24%</text:p>
          </table:table-cell>
          <table:table-cell table:style-name="Default" table:number-columns-repeated="1017"/>
        </table:table-row>
        <table:table-row-group>
          <table:table-row table:style-name="ro3">
            <table:table-cell table:style-name="ce14" office:value-type="string" calcext:value-type="string">
              <text:p>Supporters</text:p>
            </table:table-cell>
            <table:table-cell table:style-name="ce30" office:value-type="float" office:value="100" calcext:value-type="float">
              <text:p>100</text:p>
            </table:table-cell>
            <table:table-cell table:style-name="ce65" office:value-type="float" office:value="300" calcext:value-type="float">
              <text:p>300</text:p>
            </table:table-cell>
            <table:table-cell table:style-name="ce65" office:value-type="float" office:value="600" calcext:value-type="float">
              <text:p>600</text:p>
            </table:table-cell>
            <table:table-cell table:style-name="ce65" office:value-type="float" office:value="900" calcext:value-type="float">
              <text:p>900</text:p>
            </table:table-cell>
            <table:table-cell table:style-name="ce92" office:value-type="float" office:value="1200" calcext:value-type="float">
              <text:p>1200</text:p>
            </table:table-cell>
            <table:table-cell table:style-name="ce157"/>
            <table:table-cell table:style-name="Default" table:number-columns-repeated="1017"/>
          </table:table-row>
          <table:table-row table:style-name="ro6">
            <table:table-cell table:style-name="ce14" office:value-type="string" calcext:value-type="string">
              <text:p>Conversion supporters-&gt;members</text:p>
            </table:table-cell>
            <table:table-cell table:style-name="ce44" office:value-type="percentage" office:value="0.005" calcext:value-type="percentage">
              <text:p>0.50%</text:p>
            </table:table-cell>
            <table:table-cell table:style-name="ce83" table:formula="of:=[.B44]" office:value-type="percentage" office:value="0.005" calcext:value-type="percentage">
              <text:p>0.50%</text:p>
            </table:table-cell>
            <table:table-cell table:style-name="ce83" table:formula="of:=[.C44]" office:value-type="percentage" office:value="0.005" calcext:value-type="percentage">
              <text:p>0.50%</text:p>
            </table:table-cell>
            <table:table-cell table:style-name="ce83" table:formula="of:=[.D44]" office:value-type="percentage" office:value="0.005" calcext:value-type="percentage">
              <text:p>0.50%</text:p>
            </table:table-cell>
            <table:table-cell table:style-name="ce142" table:formula="of:=[.E44]" office:value-type="percentage" office:value="0.005" calcext:value-type="percentage">
              <text:p>0.50%</text:p>
            </table:table-cell>
            <table:table-cell table:style-name="ce157"/>
            <table:table-cell table:style-name="Default" table:number-columns-repeated="1017"/>
          </table:table-row>
          <table:table-row table:style-name="ro3">
            <table:table-cell table:style-name="ce14" office:value-type="string" calcext:value-type="string">
              <text:p>New members per book</text:p>
            </table:table-cell>
            <table:table-cell table:style-name="ce30" office:value-type="float" office:value="0.1" calcext:value-type="float">
              <text:p>0.1</text:p>
            </table:table-cell>
            <table:table-cell table:style-name="ce78" table:formula="of:=[.B45]" office:value-type="float" office:value="0.1" calcext:value-type="float">
              <text:p>0.1</text:p>
            </table:table-cell>
            <table:table-cell table:style-name="ce78" table:formula="of:=[.C45]" office:value-type="float" office:value="0.1" calcext:value-type="float">
              <text:p>0.1</text:p>
            </table:table-cell>
            <table:table-cell table:style-name="ce78" table:formula="of:=[.D45]" office:value-type="float" office:value="0.1" calcext:value-type="float">
              <text:p>0.1</text:p>
            </table:table-cell>
            <table:table-cell table:style-name="ce137" table:formula="of:=[.E45]" office:value-type="float" office:value="0.1" calcext:value-type="float">
              <text:p>0.1</text:p>
            </table:table-cell>
            <table:table-cell table:style-name="ce157"/>
            <table:table-cell table:style-name="Default" table:number-columns-repeated="1017"/>
          </table:table-row>
          <table:table-row table:style-name="ro3">
            <table:table-cell table:style-name="ce14" office:value-type="string" calcext:value-type="string">
              <text:p>New members this year</text:p>
            </table:table-cell>
            <table:table-cell table:style-name="ce45" table:formula="of:=[.B44]*[.B43]+[.B45]*[.B6]" office:value-type="float" office:value="0.95" calcext:value-type="float">
              <text:p>1</text:p>
            </table:table-cell>
            <table:table-cell table:style-name="ce84" table:formula="of:=[.C44]*([.C43]-[.B43])+[.C45]*[.C6]" office:value-type="float" office:value="1.6" calcext:value-type="float">
              <text:p>2</text:p>
            </table:table-cell>
            <table:table-cell table:style-name="ce84" table:formula="of:=[.D44]*([.D43]-[.C43])+[.D45]*[.D6]" office:value-type="float" office:value="2.7" calcext:value-type="float">
              <text:p>3</text:p>
            </table:table-cell>
            <table:table-cell table:style-name="ce84" table:formula="of:=[.E44]*([.E43]-[.D43])+[.E45]*[.E6]" office:value-type="float" office:value="3.9" calcext:value-type="float">
              <text:p>4</text:p>
            </table:table-cell>
            <table:table-cell table:style-name="ce143" table:formula="of:=[.F44]*([.F43]-[.E43])+[.F45]*[.F6]" office:value-type="float" office:value="4.5" calcext:value-type="float">
              <text:p>5</text:p>
            </table:table-cell>
            <table:table-cell table:style-name="ce157"/>
            <table:table-cell table:style-name="Default" table:number-columns-repeated="1017"/>
          </table:table-row>
          <table:table-row table:style-name="ro3">
            <table:table-cell table:style-name="ce14" office:value-type="string" calcext:value-type="string">
              <text:p>Total members</text:p>
            </table:table-cell>
            <table:table-cell table:style-name="ce46" table:formula="of:=[.B46]" office:value-type="float" office:value="0.95" calcext:value-type="float">
              <text:p>0.95</text:p>
            </table:table-cell>
            <table:table-cell table:style-name="ce84" table:formula="of:=[.C46]+[.B47]" office:value-type="float" office:value="2.55" calcext:value-type="float">
              <text:p>3</text:p>
            </table:table-cell>
            <table:table-cell table:style-name="ce84" table:formula="of:=[.D46]+[.C47]" office:value-type="float" office:value="5.25" calcext:value-type="float">
              <text:p>5</text:p>
            </table:table-cell>
            <table:table-cell table:style-name="ce84" table:formula="of:=[.E46]+[.D47]" office:value-type="float" office:value="9.15" calcext:value-type="float">
              <text:p>9</text:p>
            </table:table-cell>
            <table:table-cell table:style-name="ce143" table:formula="of:=[.F46]+[.E47]" office:value-type="float" office:value="13.65" calcext:value-type="float">
              <text:p>14</text:p>
            </table:table-cell>
            <table:table-cell table:style-name="ce157"/>
            <table:table-cell table:style-name="Default" table:number-columns-repeated="1017"/>
          </table:table-row>
          <table:table-row table:style-name="ro3">
            <table:table-cell table:style-name="ce15" office:value-type="string" calcext:value-type="string">
              <text:p>Average membership fee</text:p>
            </table:table-cell>
            <table:table-cell table:style-name="ce40" office:value-type="float" office:value="20" calcext:value-type="float">
              <text:p>20.00 €</text:p>
            </table:table-cell>
            <table:table-cell table:style-name="ce79" table:formula="of:=[.B48]" office:value-type="float" office:value="20" calcext:value-type="float">
              <text:p>20.00 €</text:p>
            </table:table-cell>
            <table:table-cell table:style-name="ce79" table:formula="of:=[.C48]" office:value-type="float" office:value="20" calcext:value-type="float">
              <text:p>20.00 €</text:p>
            </table:table-cell>
            <table:table-cell table:style-name="ce79" table:formula="of:=[.D48]" office:value-type="float" office:value="20" calcext:value-type="float">
              <text:p>20.00 €</text:p>
            </table:table-cell>
            <table:table-cell table:style-name="ce138" table:formula="of:=[.E48]" office:value-type="float" office:value="20" calcext:value-type="float">
              <text:p>20.00 €</text:p>
            </table:table-cell>
            <table:table-cell table:style-name="ce157"/>
            <table:table-cell table:style-name="Default" table:number-columns-repeated="1017"/>
          </table:table-row>
        </table:table-row-group>
        <table:table-row table:style-name="ro3">
          <table:table-cell table:style-name="ce13" office:value-type="string" calcext:value-type="string">
            <text:p>Donations</text:p>
          </table:table-cell>
          <table:table-cell table:style-name="ce41" table:formula="of:=[.B53]*[.B52]" office:value-type="float" office:value="900" calcext:value-type="float">
            <text:p>900.00 €</text:p>
          </table:table-cell>
          <table:table-cell table:style-name="ce80" table:formula="of:=[.C53]*[.C52]" office:value-type="float" office:value="1200" calcext:value-type="float">
            <text:p>1,200.00 €</text:p>
          </table:table-cell>
          <table:table-cell table:style-name="ce80" table:formula="of:=[.D53]*[.D52]" office:value-type="float" office:value="2400" calcext:value-type="float">
            <text:p>2,400.00 €</text:p>
          </table:table-cell>
          <table:table-cell table:style-name="ce80" table:formula="of:=[.E53]*[.E52]" office:value-type="float" office:value="4800" calcext:value-type="float">
            <text:p>4,800.00 €</text:p>
          </table:table-cell>
          <table:table-cell table:style-name="ce139" table:formula="of:=[.F53]*[.F52]" office:value-type="float" office:value="6000" calcext:value-type="float">
            <text:p>6,000.00 €</text:p>
          </table:table-cell>
          <table:table-cell table:style-name="ce157" table:formula="of:=[.F49]/[.F54]" office:value-type="percentage" office:value="0.0536322437049154" calcext:value-type="percentage">
            <text:p>5.36%</text:p>
          </table:table-cell>
          <table:table-cell table:style-name="Default" table:number-columns-repeated="1017"/>
        </table:table-row>
        <table:table-row-group>
          <table:table-row table:style-name="ro3">
            <table:table-cell table:style-name="ce14" office:value-type="string" calcext:value-type="string">
              <text:p>Downloads per book</text:p>
            </table:table-cell>
            <table:table-cell table:style-name="ce30" office:value-type="float" office:value="2000" calcext:value-type="float">
              <text:p>2000</text:p>
            </table:table-cell>
            <table:table-cell table:style-name="ce78" table:formula="of:=[.B50]" office:value-type="float" office:value="2000" calcext:value-type="float">
              <text:p>2000</text:p>
            </table:table-cell>
            <table:table-cell table:style-name="ce78" table:formula="of:=[.C50]" office:value-type="float" office:value="2000" calcext:value-type="float">
              <text:p>2000</text:p>
            </table:table-cell>
            <table:table-cell table:style-name="ce78" table:formula="of:=[.D50]" office:value-type="float" office:value="2000" calcext:value-type="float">
              <text:p>2000</text:p>
            </table:table-cell>
            <table:table-cell table:style-name="ce137" table:formula="of:=[.E50]" office:value-type="float" office:value="2000" calcext:value-type="float">
              <text:p>2000</text:p>
            </table:table-cell>
            <table:table-cell table:style-name="Default" table:number-columns-repeated="1018"/>
          </table:table-row>
          <table:table-row table:style-name="ro3">
            <table:table-cell table:style-name="ce14" office:value-type="string" calcext:value-type="string">
              <text:p>conversion download-&gt;donations</text:p>
            </table:table-cell>
            <table:table-cell table:style-name="ce44" office:value-type="percentage" office:value="0.001" calcext:value-type="percentage">
              <text:p>0.10%</text:p>
            </table:table-cell>
            <table:table-cell table:style-name="ce83" table:formula="of:=[.B51]" office:value-type="percentage" office:value="0.001" calcext:value-type="percentage">
              <text:p>0.10%</text:p>
            </table:table-cell>
            <table:table-cell table:style-name="ce83" table:formula="of:=[.C51]" office:value-type="percentage" office:value="0.001" calcext:value-type="percentage">
              <text:p>0.10%</text:p>
            </table:table-cell>
            <table:table-cell table:style-name="ce83" table:formula="of:=[.D51]" office:value-type="percentage" office:value="0.001" calcext:value-type="percentage">
              <text:p>0.10%</text:p>
            </table:table-cell>
            <table:table-cell table:style-name="ce142" table:formula="of:=[.E51]" office:value-type="percentage" office:value="0.001" calcext:value-type="percentage">
              <text:p>0.10%</text:p>
            </table:table-cell>
            <table:table-cell table:style-name="Default" table:number-columns-repeated="1018"/>
          </table:table-row>
          <table:table-row table:style-name="ro3">
            <table:table-cell table:style-name="ce14" office:value-type="string" calcext:value-type="string">
              <text:p>average donation</text:p>
            </table:table-cell>
            <table:table-cell table:style-name="ce42" office:value-type="float" office:value="100" calcext:value-type="float">
              <text:p>100.00 €</text:p>
            </table:table-cell>
            <table:table-cell table:style-name="ce81" table:formula="of:=[.B52]" office:value-type="float" office:value="100" calcext:value-type="float">
              <text:p>100.00 €</text:p>
            </table:table-cell>
            <table:table-cell table:style-name="ce81" table:formula="of:=[.C52]" office:value-type="float" office:value="100" calcext:value-type="float">
              <text:p>100.00 €</text:p>
            </table:table-cell>
            <table:table-cell table:style-name="ce81" table:formula="of:=[.D52]" office:value-type="float" office:value="100" calcext:value-type="float">
              <text:p>100.00 €</text:p>
            </table:table-cell>
            <table:table-cell table:style-name="ce141" table:formula="of:=[.E52]" office:value-type="float" office:value="100" calcext:value-type="float">
              <text:p>100.00 €</text:p>
            </table:table-cell>
            <table:table-cell table:style-name="Default" table:number-columns-repeated="1018"/>
          </table:table-row>
          <table:table-row table:style-name="ro3">
            <table:table-cell table:style-name="ce15" office:value-type="string" calcext:value-type="string">
              <text:p>donors</text:p>
            </table:table-cell>
            <table:table-cell table:style-name="ce31" table:formula="of:=[.B50]*[.B6]*[.B51]" office:value-type="float" office:value="9" calcext:value-type="float">
              <text:p>9</text:p>
            </table:table-cell>
            <table:table-cell table:style-name="ce70" table:formula="of:=[.C50]*[.C6]*[.C51]" office:value-type="float" office:value="12" calcext:value-type="float">
              <text:p>12</text:p>
            </table:table-cell>
            <table:table-cell table:style-name="ce70" table:formula="of:=[.D50]*[.D6]*[.D51]" office:value-type="float" office:value="24" calcext:value-type="float">
              <text:p>24</text:p>
            </table:table-cell>
            <table:table-cell table:style-name="ce70" table:formula="of:=[.E50]*[.E6]*[.E51]" office:value-type="float" office:value="48" calcext:value-type="float">
              <text:p>48</text:p>
            </table:table-cell>
            <table:table-cell table:style-name="ce135" table:formula="of:=[.F50]*[.F6]*[.F51]" office:value-type="float" office:value="60" calcext:value-type="float">
              <text:p>60</text:p>
            </table:table-cell>
            <table:table-cell table:style-name="Default" table:number-columns-repeated="1018"/>
          </table:table-row>
        </table:table-row-group>
        <table:table-row table:style-name="ro4">
          <table:table-cell table:style-name="ce16"/>
          <table:table-cell table:style-name="ce47" table:formula="of:=[.B32]+[.B35]+[.B38]+[.B42]+[.B49]" office:value-type="float" office:value="1819" calcext:value-type="float">
            <text:p>1,819.00 €</text:p>
          </table:table-cell>
          <table:table-cell table:style-name="ce85" table:formula="of:=[.C32]+[.C35]+[.C38]+[.C42]+[.C49]" office:value-type="float" office:value="2631" calcext:value-type="float">
            <text:p>2,631.00 €</text:p>
          </table:table-cell>
          <table:table-cell table:style-name="ce85" table:formula="of:=[.D32]+[.D35]+[.D38]+[.D42]+[.D49]" office:value-type="float" office:value="5625" calcext:value-type="float">
            <text:p>5,625.00 €</text:p>
          </table:table-cell>
          <table:table-cell table:style-name="ce85" table:formula="of:=[.E32]+[.E35]+[.E38]+[.E42]+[.E49]" office:value-type="float" office:value="107943" calcext:value-type="float">
            <text:p>107,943.00 €</text:p>
          </table:table-cell>
          <table:table-cell table:style-name="ce144" table:formula="of:=[.F32]+[.F35]+[.F38]+[.F42]+[.F49]" office:value-type="float" office:value="111873" calcext:value-type="float">
            <text:p>111,873.00 €</text:p>
          </table:table-cell>
          <table:table-cell table:style-name="ce158" table:formula="of:=SUM([.G32:.G49])" office:value-type="percentage" office:value="1" calcext:value-type="percentage">
            <text:p>100.00%</text:p>
          </table:table-cell>
          <table:table-cell table:style-name="ce159" table:number-columns-repeated="1017"/>
        </table:table-row>
        <table:table-row table:style-name="ro4">
          <table:table-cell table:style-name="Default" table:number-columns-repeated="7"/>
          <table:table-cell table:style-name="ce160" table:number-columns-repeated="2"/>
          <table:table-cell table:style-name="Default" table:number-columns-repeated="1015"/>
        </table:table-row>
        <table:table-row table:style-name="ro4">
          <table:table-cell table:style-name="Default" table:number-columns-repeated="1024"/>
        </table:table-row>
        <table:table-row table:style-name="ro7">
          <table:table-cell table:style-name="ce12" office:value-type="string" calcext:value-type="string">
            <text:p>Costs <text:s/></text:p>
          </table:table-cell>
          <table:table-cell table:style-name="ce38" office:value-type="string" calcext:value-type="string">
            <text:p>Basis personnel</text:p>
          </table:table-cell>
          <table:table-cell table:style-name="ce86" office:value-type="string" calcext:value-type="string">
            <text:p>Basis hours / unit</text:p>
          </table:table-cell>
          <table:table-cell table:style-name="ce38" office:value-type="string" calcext:value-type="string">
            <text:p>Basis Days / Y1</text:p>
          </table:table-cell>
          <table:table-cell table:style-name="ce76" office:value-type="string" calcext:value-type="string">
            <text:p>Basis days / Y2</text:p>
          </table:table-cell>
          <table:table-cell table:style-name="ce76" office:value-type="string" calcext:value-type="string">
            <text:p>Basis days / Y3</text:p>
          </table:table-cell>
          <table:table-cell table:style-name="ce76" office:value-type="string" calcext:value-type="string">
            <text:p>Basis days / Y4</text:p>
          </table:table-cell>
          <table:table-cell table:style-name="ce86" office:value-type="string" calcext:value-type="string">
            <text:p>Basis days / Y5</text:p>
          </table:table-cell>
          <table:table-cell table:style-name="ce86" office:value-type="string" calcext:value-type="string">
            <text:p>Basis item</text:p>
          </table:table-cell>
          <table:table-cell table:style-name="ce165" office:value-type="string" calcext:value-type="string">
            <text:p>Basis </text:p>
            <text:p>€ / month</text:p>
          </table:table-cell>
          <table:table-cell table:style-name="ce173" office:value-type="string" calcext:value-type="string">
            <text:p>Basis </text:p>
            <text:p>€  / year</text:p>
          </table:table-cell>
          <table:table-cell table:style-name="ce181" office:value-type="string" calcext:value-type="string">
            <text:p>Costs Y1</text:p>
          </table:table-cell>
          <table:table-cell table:style-name="ce186" office:value-type="string" calcext:value-type="string">
            <text:p>Costs Y2</text:p>
          </table:table-cell>
          <table:table-cell table:style-name="ce186" office:value-type="string" calcext:value-type="string">
            <text:p>Costs Y3</text:p>
          </table:table-cell>
          <table:table-cell table:style-name="ce186" office:value-type="string" calcext:value-type="string">
            <text:p>Costs Y4</text:p>
          </table:table-cell>
          <table:table-cell table:style-name="ce189" office:value-type="string" calcext:value-type="string">
            <text:p>Costs Y5</text:p>
          </table:table-cell>
          <table:table-cell table:style-name="ce192" office:value-type="string" calcext:value-type="string">
            <text:p>Forward projection</text:p>
          </table:table-cell>
          <table:table-cell table:style-name="Default" table:number-columns-repeated="1007"/>
        </table:table-row>
        <table:table-row table:style-name="ro3">
          <table:table-cell table:style-name="ce13" office:value-type="string" calcext:value-type="string">
            <text:p>Variable costs</text:p>
          </table:table-cell>
          <table:table-cell table:style-name="ce48"/>
          <table:table-cell table:style-name="ce87"/>
          <table:table-cell table:style-name="ce48"/>
          <table:table-cell table:style-name="ce125" table:number-columns-repeated="3"/>
          <table:table-cell table:style-name="ce87" table:number-columns-repeated="2"/>
          <table:table-cell table:style-name="ce166"/>
          <table:table-cell table:style-name="ce174"/>
          <table:table-cell table:style-name="ce41" table:formula="of:=SUM([.L59:.L73])" office:value-type="float" office:value="695.356333333333" calcext:value-type="float">
            <text:p>695.36 €</text:p>
          </table:table-cell>
          <table:table-cell table:style-name="ce80" table:formula="of:=SUM([.M59:.M73])" office:value-type="float" office:value="937.681829583334" calcext:value-type="float">
            <text:p>937.68 €</text:p>
          </table:table-cell>
          <table:table-cell table:style-name="ce80" table:formula="of:=SUM([.N59:.N73])" office:value-type="float" office:value="1841.7498507875" calcext:value-type="float">
            <text:p>1,841.75 €</text:p>
          </table:table-cell>
          <table:table-cell table:style-name="ce80" table:formula="of:=SUM([.O59:.O73])" office:value-type="float" office:value="16059.1493948464" calcext:value-type="float">
            <text:p>16,059.15 €</text:p>
          </table:table-cell>
          <table:table-cell table:style-name="ce139" table:formula="of:=SUM([.P59:.P73])" office:value-type="float" office:value="13028.2736277979" calcext:value-type="float">
            <text:p>13,028.27 €</text:p>
          </table:table-cell>
          <table:table-cell table:style-name="ce193"/>
          <table:table-cell table:style-name="Default" table:number-columns-repeated="1007"/>
        </table:table-row>
        <table:table-row-group>
          <table:table-row table:style-name="ro3">
            <table:table-cell table:style-name="ce14" office:value-type="string" calcext:value-type="string">
              <text:p>finalization print; marketing (per book)</text:p>
            </table:table-cell>
            <table:table-cell table:style-name="ce30" office:value-type="string" calcext:value-type="string">
              <text:p>Scientist</text:p>
            </table:table-cell>
            <table:table-cell table:style-name="ce88" office:value-type="float" office:value="1" calcext:value-type="float">
              <text:p>1.00 h</text:p>
            </table:table-cell>
            <table:table-cell table:style-name="ce110" table:formula="of:=([.$C59]*[.B$6])/8" office:value-type="float" office:value="0.5625" calcext:value-type="float">
              <text:p>0.56 Tage</text:p>
            </table:table-cell>
            <table:table-cell table:style-name="ce126" table:formula="of:=([.$C59]*[.C$6])/8" office:value-type="float" office:value="0.75" calcext:value-type="float">
              <text:p>0.75 Tage</text:p>
            </table:table-cell>
            <table:table-cell table:style-name="ce126" table:formula="of:=([.$C59]*[.D$6])/8" office:value-type="float" office:value="1.5" calcext:value-type="float">
              <text:p>1.50 Tage</text:p>
            </table:table-cell>
            <table:table-cell table:style-name="ce126" table:formula="of:=([.$C59]*[.E$6])/8" office:value-type="float" office:value="3" calcext:value-type="float">
              <text:p>3.00 Tage</text:p>
            </table:table-cell>
            <table:table-cell table:style-name="ce161" table:formula="of:=([.$C59]*[.F$6])/8" office:value-type="float" office:value="3.75" calcext:value-type="float">
              <text:p>3.75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59];[.$C$23:.$E$23])*[.$D59]" office:value-type="float" office:value="185.4" calcext:value-type="float">
              <text:p>185.40 €</text:p>
            </table:table-cell>
            <table:table-cell table:style-name="ce72" table:formula="of:=SUMIF([.$C$11:.$E$11];[.$B59];[.$C$24:.$E$24])*[.$E59]" office:value-type="float" office:value="254.616" calcext:value-type="float">
              <text:p>254.62 €</text:p>
            </table:table-cell>
            <table:table-cell table:style-name="ce72" table:formula="of:=SUMIF([.$C$11:.$E$11];[.$B59];[.$C$25:.$E$25])*[.$F59]" office:value-type="float" office:value="524.50896" calcext:value-type="float">
              <text:p>524.51 €</text:p>
            </table:table-cell>
            <table:table-cell table:style-name="ce72" table:formula="of:=SUMIF([.$C$11:.$E$11];[.$B59];[.$C$26:.$E$26])*[.$G59]" office:value-type="float" office:value="1080.4884576" calcext:value-type="float">
              <text:p>1,080.49 €</text:p>
            </table:table-cell>
            <table:table-cell table:style-name="ce121" table:formula="of:=SUMIF([.$C$11:.$E$11];[.$B59];[.$C$27:.$E$27])*[.$H59]" office:value-type="float" office:value="1391.12888916" calcext:value-type="float">
              <text:p>1,391.13 €</text:p>
            </table:table-cell>
            <table:table-cell table:style-name="ce194"/>
            <table:table-cell table:style-name="Default" table:number-columns-repeated="1007"/>
          </table:table-row>
          <table:table-row table:style-name="ro3">
            <table:table-cell table:style-name="ce14" office:value-type="string" calcext:value-type="string">
              <text:p>Upload PoD (per book)</text:p>
            </table:table-cell>
            <table:table-cell table:style-name="ce30" office:value-type="string" calcext:value-type="string">
              <text:p>Assistant</text:p>
            </table:table-cell>
            <table:table-cell table:style-name="ce88" office:value-type="float" office:value="1" calcext:value-type="float">
              <text:p>1.00 h</text:p>
            </table:table-cell>
            <table:table-cell table:style-name="ce110" table:formula="of:=([.$C60]*[.B$6])/8" office:value-type="float" office:value="0.5625" calcext:value-type="float">
              <text:p>0.56 Tage</text:p>
            </table:table-cell>
            <table:table-cell table:style-name="ce126" table:formula="of:=([.$C60]*[.C$6])/8" office:value-type="float" office:value="0.75" calcext:value-type="float">
              <text:p>0.75 Tage</text:p>
            </table:table-cell>
            <table:table-cell table:style-name="ce126" table:formula="of:=([.$C60]*[.D$6])/8" office:value-type="float" office:value="1.5" calcext:value-type="float">
              <text:p>1.50 Tage</text:p>
            </table:table-cell>
            <table:table-cell table:style-name="ce126" table:formula="of:=([.$C60]*[.E$6])/8" office:value-type="float" office:value="3" calcext:value-type="float">
              <text:p>3.00 Tage</text:p>
            </table:table-cell>
            <table:table-cell table:style-name="ce161" table:formula="of:=([.$C60]*[.F$6])/8" office:value-type="float" office:value="3.75" calcext:value-type="float">
              <text:p>3.75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60];[.$C$23:.$E$23])*[.$D60]" office:value-type="float" office:value="73.125" calcext:value-type="float">
              <text:p>73.13 €</text:p>
            </table:table-cell>
            <table:table-cell table:style-name="ce72" table:formula="of:=SUMIF([.$C$11:.$E$11];[.$B60];[.$C$24:.$E$24])*[.$E60]" office:value-type="float" office:value="100.425" calcext:value-type="float">
              <text:p>100.43 €</text:p>
            </table:table-cell>
            <table:table-cell table:style-name="ce72" table:formula="of:=SUMIF([.$C$11:.$E$11];[.$B60];[.$C$25:.$E$25])*[.$F60]" office:value-type="float" office:value="206.8755" calcext:value-type="float">
              <text:p>206.88 €</text:p>
            </table:table-cell>
            <table:table-cell table:style-name="ce72" table:formula="of:=SUMIF([.$C$11:.$E$11];[.$B60];[.$C$26:.$E$26])*[.$G60]" office:value-type="float" office:value="426.16353" calcext:value-type="float">
              <text:p>426.16 €</text:p>
            </table:table-cell>
            <table:table-cell table:style-name="ce121" table:formula="of:=SUMIF([.$C$11:.$E$11];[.$B60];[.$C$27:.$E$27])*[.$H60]" office:value-type="float" office:value="548.685544875" calcext:value-type="float">
              <text:p>548.69 €</text:p>
            </table:table-cell>
            <table:table-cell table:style-name="ce194"/>
            <table:table-cell table:style-name="Default" table:number-columns-repeated="1007"/>
          </table:table-row>
          <table:table-row table:style-name="ro3">
            <table:table-cell table:style-name="ce14" office:value-type="string" calcext:value-type="string">
              <text:p>Coordination PoD service providers (per year)</text:p>
            </table:table-cell>
            <table:table-cell table:style-name="ce30" office:value-type="string" calcext:value-type="string">
              <text:p>Scientist</text:p>
            </table:table-cell>
            <table:table-cell table:style-name="ce88" office:value-type="float" office:value="1" calcext:value-type="float">
              <text:p>1.00 h</text:p>
            </table:table-cell>
            <table:table-cell table:style-name="ce110" table:formula="of:=[.$C61]/8" office:value-type="float" office:value="0.125" calcext:value-type="float">
              <text:p>0.13 Tage</text:p>
            </table:table-cell>
            <table:table-cell table:style-name="ce126" table:formula="of:=[.$C61]/8" office:value-type="float" office:value="0.125" calcext:value-type="float">
              <text:p>0.13 Tage</text:p>
            </table:table-cell>
            <table:table-cell table:style-name="ce126" table:formula="of:=[.$C61]/8" office:value-type="float" office:value="0.125" calcext:value-type="float">
              <text:p>0.13 Tage</text:p>
            </table:table-cell>
            <table:table-cell table:style-name="ce126" table:formula="of:=[.$C61]/8" office:value-type="float" office:value="0.125" calcext:value-type="float">
              <text:p>0.13 Tage</text:p>
            </table:table-cell>
            <table:table-cell table:style-name="ce161" table:formula="of:=[.$C61]/8" office:value-type="float" office:value="0.125" calcext:value-type="float">
              <text:p>0.13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61];[.$C$23:.$E$23])*[.$D61]" office:value-type="float" office:value="41.2" calcext:value-type="float">
              <text:p>41.20 €</text:p>
            </table:table-cell>
            <table:table-cell table:style-name="ce72" table:formula="of:=SUMIF([.$C$11:.$E$11];[.$B61];[.$C$24:.$E$24])*[.$E61]" office:value-type="float" office:value="42.436" calcext:value-type="float">
              <text:p>42.44 €</text:p>
            </table:table-cell>
            <table:table-cell table:style-name="ce72" table:formula="of:=SUMIF([.$C$11:.$E$11];[.$B61];[.$C$25:.$E$25])*[.$F61]" office:value-type="float" office:value="43.70908" calcext:value-type="float">
              <text:p>43.71 €</text:p>
            </table:table-cell>
            <table:table-cell table:style-name="ce72" table:formula="of:=SUMIF([.$C$11:.$E$11];[.$B61];[.$C$26:.$E$26])*[.$G61]" office:value-type="float" office:value="45.0203524" calcext:value-type="float">
              <text:p>45.02 €</text:p>
            </table:table-cell>
            <table:table-cell table:style-name="ce121" table:formula="of:=SUMIF([.$C$11:.$E$11];[.$B61];[.$C$27:.$E$27])*[.$H61]" office:value-type="float" office:value="46.370962972" calcext:value-type="float">
              <text:p>46.37 €</text:p>
            </table:table-cell>
            <table:table-cell table:style-name="ce194"/>
            <table:table-cell table:style-name="Default" table:number-columns-repeated="1007"/>
          </table:table-row>
          <table:table-row table:style-name="ro3">
            <table:table-cell table:style-name="ce14" office:value-type="string" calcext:value-type="string">
              <text:p>Coordination university library (per year)</text:p>
            </table:table-cell>
            <table:table-cell table:style-name="ce30" office:value-type="string" calcext:value-type="string">
              <text:p>Scientist</text:p>
            </table:table-cell>
            <table:table-cell table:style-name="ce88" office:value-type="float" office:value="1" calcext:value-type="float">
              <text:p>1.00 h</text:p>
            </table:table-cell>
            <table:table-cell table:style-name="ce110" table:formula="of:=[.$C62]/8" office:value-type="float" office:value="0.125" calcext:value-type="float">
              <text:p>0.13 Tage</text:p>
            </table:table-cell>
            <table:table-cell table:style-name="ce126" table:formula="of:=[.$C62]/8" office:value-type="float" office:value="0.125" calcext:value-type="float">
              <text:p>0.13 Tage</text:p>
            </table:table-cell>
            <table:table-cell table:style-name="ce126" table:formula="of:=[.$C62]/8" office:value-type="float" office:value="0.125" calcext:value-type="float">
              <text:p>0.13 Tage</text:p>
            </table:table-cell>
            <table:table-cell table:style-name="ce126" table:formula="of:=[.$C62]/8" office:value-type="float" office:value="0.125" calcext:value-type="float">
              <text:p>0.13 Tage</text:p>
            </table:table-cell>
            <table:table-cell table:style-name="ce161" table:formula="of:=[.$C62]/8" office:value-type="float" office:value="0.125" calcext:value-type="float">
              <text:p>0.13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62];[.$C$23:.$E$23])*[.$D62]" office:value-type="float" office:value="41.2" calcext:value-type="float">
              <text:p>41.20 €</text:p>
            </table:table-cell>
            <table:table-cell table:style-name="ce72" table:formula="of:=SUMIF([.$C$11:.$E$11];[.$B62];[.$C$24:.$E$24])*[.$E62]" office:value-type="float" office:value="42.436" calcext:value-type="float">
              <text:p>42.44 €</text:p>
            </table:table-cell>
            <table:table-cell table:style-name="ce72" table:formula="of:=SUMIF([.$C$11:.$E$11];[.$B62];[.$C$25:.$E$25])*[.$F62]" office:value-type="float" office:value="43.70908" calcext:value-type="float">
              <text:p>43.71 €</text:p>
            </table:table-cell>
            <table:table-cell table:style-name="ce72" table:formula="of:=SUMIF([.$C$11:.$E$11];[.$B62];[.$C$26:.$E$26])*[.$G62]" office:value-type="float" office:value="45.0203524" calcext:value-type="float">
              <text:p>45.02 €</text:p>
            </table:table-cell>
            <table:table-cell table:style-name="ce121" table:formula="of:=SUMIF([.$C$11:.$E$11];[.$B62];[.$C$27:.$E$27])*[.$H62]" office:value-type="float" office:value="46.370962972" calcext:value-type="float">
              <text:p>46.37 €</text:p>
            </table:table-cell>
            <table:table-cell table:style-name="ce194"/>
            <table:table-cell table:style-name="Default" table:number-columns-repeated="1007"/>
          </table:table-row>
          <table:table-row table:style-name="ro3">
            <table:table-cell table:style-name="ce14" office:value-type="string" calcext:value-type="string">
              <text:p>Author support (per book)</text:p>
            </table:table-cell>
            <table:table-cell table:style-name="ce30" office:value-type="string" calcext:value-type="string">
              <text:p>Scientist</text:p>
            </table:table-cell>
            <table:table-cell table:style-name="ce89" office:value-type="float" office:value="1" calcext:value-type="float">
              <text:p>1.00 h</text:p>
            </table:table-cell>
            <table:table-cell table:style-name="ce110" table:formula="of:=[.$C$63]/8*[.B$6]" office:value-type="float" office:value="0.5625" calcext:value-type="float">
              <text:p>0.56 Tage</text:p>
            </table:table-cell>
            <table:table-cell table:style-name="ce126" table:formula="of:=[.$C$63]/8*[.C$6]" office:value-type="float" office:value="0.75" calcext:value-type="float">
              <text:p>0.75 Tage</text:p>
            </table:table-cell>
            <table:table-cell table:style-name="ce126" table:formula="of:=[.$C$63]/8*[.D$6]" office:value-type="float" office:value="1.5" calcext:value-type="float">
              <text:p>1.50 Tage</text:p>
            </table:table-cell>
            <table:table-cell table:style-name="ce126" table:formula="of:=[.$C$63]/8*[.E$6]" office:value-type="float" office:value="3" calcext:value-type="float">
              <text:p>3.00 Tage</text:p>
            </table:table-cell>
            <table:table-cell table:style-name="ce161" table:formula="of:=[.$C$63]/8*[.F$6]" office:value-type="float" office:value="3.75" calcext:value-type="float">
              <text:p>3.75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63];[.$C$23:.$E$23])*[.$D63]" office:value-type="float" office:value="185.4" calcext:value-type="float">
              <text:p>185.40 €</text:p>
            </table:table-cell>
            <table:table-cell table:style-name="ce72" table:formula="of:=SUMIF([.$C$11:.$E$11];[.$B63];[.$C$24:.$E$24])*[.$E63]" office:value-type="float" office:value="254.616" calcext:value-type="float">
              <text:p>254.62 €</text:p>
            </table:table-cell>
            <table:table-cell table:style-name="ce72" table:formula="of:=SUMIF([.$C$11:.$E$11];[.$B63];[.$C$25:.$E$25])*[.$F63]" office:value-type="float" office:value="524.50896" calcext:value-type="float">
              <text:p>524.51 €</text:p>
            </table:table-cell>
            <table:table-cell table:style-name="ce72" table:formula="of:=SUMIF([.$C$11:.$E$11];[.$B63];[.$C$26:.$E$26])*[.$G63]" office:value-type="float" office:value="1080.4884576" calcext:value-type="float">
              <text:p>1,080.49 €</text:p>
            </table:table-cell>
            <table:table-cell table:style-name="ce121" table:formula="of:=SUMIF([.$C$11:.$E$11];[.$B63];[.$C$27:.$E$27])*[.$H63]" office:value-type="float" office:value="1391.12888916" calcext:value-type="float">
              <text:p>1,391.13 €</text:p>
            </table:table-cell>
            <table:table-cell table:style-name="ce194"/>
            <table:table-cell table:style-name="Default" table:number-columns-repeated="1007"/>
          </table:table-row>
          <table:table-row table:style-name="ro3">
            <table:table-cell table:style-name="ce14" office:value-type="string" calcext:value-type="string">
              <text:p>Series editor supper (per series)</text:p>
            </table:table-cell>
            <table:table-cell table:style-name="ce30" office:value-type="string" calcext:value-type="string">
              <text:p>Scientist</text:p>
            </table:table-cell>
            <table:table-cell table:style-name="ce89" office:value-type="float" office:value="1" calcext:value-type="float">
              <text:p>1.00 h</text:p>
            </table:table-cell>
            <table:table-cell table:style-name="ce110" table:formula="of:=[.$C$64]*[.B$4]/8" office:value-type="float" office:value="0.375" calcext:value-type="float">
              <text:p>0.38 Tage</text:p>
            </table:table-cell>
            <table:table-cell table:style-name="ce126" table:formula="of:=[.$C$64]*[.C$4]/8" office:value-type="float" office:value="0.5" calcext:value-type="float">
              <text:p>0.50 Tage</text:p>
            </table:table-cell>
            <table:table-cell table:style-name="ce126" table:formula="of:=[.$C$64]*[.D$4]/8" office:value-type="float" office:value="1" calcext:value-type="float">
              <text:p>1.00 Tage</text:p>
            </table:table-cell>
            <table:table-cell table:style-name="ce126" table:formula="of:=[.$C$64]*[.E$4]/8" office:value-type="float" office:value="2" calcext:value-type="float">
              <text:p>2.00 Tage</text:p>
            </table:table-cell>
            <table:table-cell table:style-name="ce161" table:formula="of:=[.$C$64]*[.F$4]/8" office:value-type="float" office:value="2.5" calcext:value-type="float">
              <text:p>2.50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64];[.$C$23:.$E$23])*[.$D64]" office:value-type="float" office:value="123.6" calcext:value-type="float">
              <text:p>123.60 €</text:p>
            </table:table-cell>
            <table:table-cell table:style-name="ce72" table:formula="of:=SUMIF([.$C$11:.$E$11];[.$B64];[.$C$24:.$E$24])*[.$E64]" office:value-type="float" office:value="169.744" calcext:value-type="float">
              <text:p>169.74 €</text:p>
            </table:table-cell>
            <table:table-cell table:style-name="ce72" table:formula="of:=SUMIF([.$C$11:.$E$11];[.$B64];[.$C$25:.$E$25])*[.$F64]" office:value-type="float" office:value="349.67264" calcext:value-type="float">
              <text:p>349.67 €</text:p>
            </table:table-cell>
            <table:table-cell table:style-name="ce72" table:formula="of:=SUMIF([.$C$11:.$E$11];[.$B64];[.$C$26:.$E$26])*[.$G64]" office:value-type="float" office:value="720.3256384" calcext:value-type="float">
              <text:p>720.33 €</text:p>
            </table:table-cell>
            <table:table-cell table:style-name="ce121" table:formula="of:=SUMIF([.$C$11:.$E$11];[.$B64];[.$C$27:.$E$27])*[.$H64]" office:value-type="float" office:value="927.41925944" calcext:value-type="float">
              <text:p>927.42 €</text:p>
            </table:table-cell>
            <table:table-cell table:style-name="ce194"/>
            <table:table-cell table:style-name="Default" table:number-columns-repeated="1007"/>
          </table:table-row>
          <table:table-row table:style-name="ro3">
            <table:table-cell table:style-name="ce14" office:value-type="string" calcext:value-type="string">
              <text:p>Acquisition of a new institutional member</text:p>
            </table:table-cell>
            <table:table-cell table:style-name="ce30" office:value-type="string" calcext:value-type="string">
              <text:p>Scientist</text:p>
            </table:table-cell>
            <table:table-cell table:style-name="ce88" office:value-type="float" office:value="1" calcext:value-type="float">
              <text:p>1.00 h</text:p>
            </table:table-cell>
            <table:table-cell table:style-name="ce110" table:formula="of:=[.$C$65]*[.B$40]/8" office:value-type="float" office:value="0" calcext:value-type="float">
              <text:p>0.00 Tage</text:p>
            </table:table-cell>
            <table:table-cell table:style-name="ce126" table:formula="of:=[.$C$65]*[.C$40]/8" office:value-type="float" office:value="0" calcext:value-type="float">
              <text:p>0.00 Tage</text:p>
            </table:table-cell>
            <table:table-cell table:style-name="ce126" table:formula="of:=[.$C$65]*[.D$40]/8" office:value-type="float" office:value="0" calcext:value-type="float">
              <text:p>0.00 Tage</text:p>
            </table:table-cell>
            <table:table-cell table:style-name="ce126" table:formula="of:=[.$C$65]*[.E$40]/8" office:value-type="float" office:value="12" calcext:value-type="float">
              <text:p>12.00 Tage</text:p>
            </table:table-cell>
            <table:table-cell table:style-name="ce161" table:formula="of:=[.$C$65]*[.F$40]/8" office:value-type="float" office:value="0" calcext:value-type="float">
              <text:p>0.00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65];[.$C$23:.$E$23])*[.$D65]" office:value-type="float" office:value="0" calcext:value-type="float">
              <text:p>0.00 €</text:p>
            </table:table-cell>
            <table:table-cell table:style-name="ce72" table:formula="of:=SUMIF([.$C$11:.$E$11];[.$B65];[.$C$24:.$E$24])*[.$E65]" office:value-type="float" office:value="0" calcext:value-type="float">
              <text:p>0.00 €</text:p>
            </table:table-cell>
            <table:table-cell table:style-name="ce72" table:formula="of:=SUMIF([.$C$11:.$E$11];[.$B65];[.$C$25:.$E$25])*[.$F65]" office:value-type="float" office:value="0" calcext:value-type="float">
              <text:p>0.00 €</text:p>
            </table:table-cell>
            <table:table-cell table:style-name="ce72" table:formula="of:=SUMIF([.$C$11:.$E$11];[.$B65];[.$C$26:.$E$26])*[.$G65]" office:value-type="float" office:value="4321.9538304" calcext:value-type="float">
              <text:p>4,321.95 €</text:p>
            </table:table-cell>
            <table:table-cell table:style-name="ce121" table:formula="of:=SUMIF([.$C$11:.$E$11];[.$B65];[.$C$27:.$E$27])*[.$H65]" office:value-type="float" office:value="0" calcext:value-type="float">
              <text:p>0.00 €</text:p>
            </table:table-cell>
            <table:table-cell table:style-name="ce194"/>
            <table:table-cell table:style-name="Default" table:number-columns-repeated="1007"/>
          </table:table-row>
          <table:table-row table:style-name="ro3">
            <table:table-cell table:style-name="ce14" office:value-type="string" calcext:value-type="string">
              <text:p>Liaising institutional member (per year)</text:p>
            </table:table-cell>
            <table:table-cell table:style-name="ce30" office:value-type="string" calcext:value-type="string">
              <text:p>Scientist</text:p>
            </table:table-cell>
            <table:table-cell table:style-name="ce88" office:value-type="float" office:value="1" calcext:value-type="float">
              <text:p>1.00 h</text:p>
            </table:table-cell>
            <table:table-cell table:style-name="ce110" table:formula="of:=[.$C$66]*[.B$41]/8" office:value-type="float" office:value="0" calcext:value-type="float">
              <text:p>0.00 Tage</text:p>
            </table:table-cell>
            <table:table-cell table:style-name="ce126" table:formula="of:=[.$C$66]*[.C$41]/8" office:value-type="float" office:value="0" calcext:value-type="float">
              <text:p>0.00 Tage</text:p>
            </table:table-cell>
            <table:table-cell table:style-name="ce126" table:formula="of:=[.$C$66]*[.D$41]/8" office:value-type="float" office:value="0" calcext:value-type="float">
              <text:p>0.00 Tage</text:p>
            </table:table-cell>
            <table:table-cell table:style-name="ce126" table:formula="of:=[.$C$66]*[.E$41]/8" office:value-type="float" office:value="12" calcext:value-type="float">
              <text:p>12.00 Tage</text:p>
            </table:table-cell>
            <table:table-cell table:style-name="ce161" table:formula="of:=[.$C$66]*[.F$41]/8" office:value-type="float" office:value="12" calcext:value-type="float">
              <text:p>12.00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66];[.$C$23:.$E$23])*[.$D66]" office:value-type="float" office:value="0" calcext:value-type="float">
              <text:p>0.00 €</text:p>
            </table:table-cell>
            <table:table-cell table:style-name="ce72" table:formula="of:=SUMIF([.$C$11:.$E$11];[.$B66];[.$C$24:.$E$24])*[.$E66]" office:value-type="float" office:value="0" calcext:value-type="float">
              <text:p>0.00 €</text:p>
            </table:table-cell>
            <table:table-cell table:style-name="ce72" table:formula="of:=SUMIF([.$C$11:.$E$11];[.$B66];[.$C$25:.$E$25])*[.$F66]" office:value-type="float" office:value="0" calcext:value-type="float">
              <text:p>0.00 €</text:p>
            </table:table-cell>
            <table:table-cell table:style-name="ce72" table:formula="of:=SUMIF([.$C$11:.$E$11];[.$B66];[.$C$26:.$E$26])*[.$G66]" office:value-type="float" office:value="4321.9538304" calcext:value-type="float">
              <text:p>4,321.95 €</text:p>
            </table:table-cell>
            <table:table-cell table:style-name="ce121" table:formula="of:=SUMIF([.$C$11:.$E$11];[.$B66];[.$C$27:.$E$27])*[.$H66]" office:value-type="float" office:value="4451.612445312" calcext:value-type="float">
              <text:p>4,451.61 €</text:p>
            </table:table-cell>
            <table:table-cell table:style-name="ce194"/>
            <table:table-cell table:style-name="Default" table:number-columns-repeated="1007"/>
          </table:table-row>
          <table:table-row table:style-name="ro3">
            <table:table-cell table:style-name="ce14" office:value-type="string" calcext:value-type="string">
              <text:p>Institutional member admin (per year)</text:p>
            </table:table-cell>
            <table:table-cell table:style-name="ce30" office:value-type="string" calcext:value-type="string">
              <text:p>Clerk</text:p>
            </table:table-cell>
            <table:table-cell table:style-name="ce88" office:value-type="float" office:value="1" calcext:value-type="float">
              <text:p>1.00 h</text:p>
            </table:table-cell>
            <table:table-cell table:style-name="ce110" table:formula="of:=[.$C$67]*[.B41]/8" office:value-type="float" office:value="0" calcext:value-type="float">
              <text:p>0.00 Tage</text:p>
            </table:table-cell>
            <table:table-cell table:style-name="ce126" table:formula="of:=[.$C$67]*[.C41]/8" office:value-type="float" office:value="0" calcext:value-type="float">
              <text:p>0.00 Tage</text:p>
            </table:table-cell>
            <table:table-cell table:style-name="ce126" table:formula="of:=[.$C$67]*[.D41]/8" office:value-type="float" office:value="0" calcext:value-type="float">
              <text:p>0.00 Tage</text:p>
            </table:table-cell>
            <table:table-cell table:style-name="ce126" table:formula="of:=[.$C$67]*[.E41]/8" office:value-type="float" office:value="12" calcext:value-type="float">
              <text:p>12.00 Tage</text:p>
            </table:table-cell>
            <table:table-cell table:style-name="ce161" table:formula="of:=[.$C$67]*[.F41]/8" office:value-type="float" office:value="12" calcext:value-type="float">
              <text:p>12.00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67];[.$C$23:.$E$23])*[.$D67]" office:value-type="float" office:value="0" calcext:value-type="float">
              <text:p>0.00 €</text:p>
            </table:table-cell>
            <table:table-cell table:style-name="ce72" table:formula="of:=SUMIF([.$C$11:.$E$11];[.$B67];[.$C$24:.$E$24])*[.$E67]" office:value-type="float" office:value="0" calcext:value-type="float">
              <text:p>0.00 €</text:p>
            </table:table-cell>
            <table:table-cell table:style-name="ce72" table:formula="of:=SUMIF([.$C$11:.$E$11];[.$B67];[.$C$25:.$E$25])*[.$F67]" office:value-type="float" office:value="0" calcext:value-type="float">
              <text:p>0.00 €</text:p>
            </table:table-cell>
            <table:table-cell table:style-name="ce72" table:formula="of:=SUMIF([.$C$11:.$E$11];[.$B67];[.$C$26:.$E$26])*[.$G67]" office:value-type="float" office:value="3731.8812504" calcext:value-type="float">
              <text:p>3,731.88 €</text:p>
            </table:table-cell>
            <table:table-cell table:style-name="ce121" table:formula="of:=SUMIF([.$C$11:.$E$11];[.$B67];[.$C$27:.$E$27])*[.$H67]" office:value-type="float" office:value="3843.837687912" calcext:value-type="float">
              <text:p>3,843.84 €</text:p>
            </table:table-cell>
            <table:table-cell table:style-name="ce194"/>
            <table:table-cell table:style-name="Default" table:number-columns-repeated="1007"/>
          </table:table-row>
          <table:table-row table:style-name="ro3">
            <table:table-cell table:style-name="ce14" office:value-type="string" calcext:value-type="string">
              <text:p>Acquisition new individual member</text:p>
            </table:table-cell>
            <table:table-cell table:style-name="ce30" office:value-type="string" calcext:value-type="string">
              <text:p>Scientist</text:p>
            </table:table-cell>
            <table:table-cell table:style-name="ce88" table:formula="of:=1/60" office:value-type="float" office:value="0.0166666666666667" calcext:value-type="float">
              <text:p>0.02 h</text:p>
            </table:table-cell>
            <table:table-cell table:style-name="ce110" table:formula="of:=[.$C$68]*[.B46]/8" office:value-type="float" office:value="0.00197916666666667" calcext:value-type="float">
              <text:p>0.00 Tage</text:p>
            </table:table-cell>
            <table:table-cell table:style-name="ce126" table:formula="of:=[.$C$68]*[.C46]/8" office:value-type="float" office:value="0.00333333333333334" calcext:value-type="float">
              <text:p>0.00 Tage</text:p>
            </table:table-cell>
            <table:table-cell table:style-name="ce126" table:formula="of:=[.$C$68]*[.D46]/8" office:value-type="float" office:value="0.00562500000000001" calcext:value-type="float">
              <text:p>0.01 Tage</text:p>
            </table:table-cell>
            <table:table-cell table:style-name="ce126" table:formula="of:=[.$C$68]*[.E46]/8" office:value-type="float" office:value="0.00812500000000002" calcext:value-type="float">
              <text:p>0.01 Tage</text:p>
            </table:table-cell>
            <table:table-cell table:style-name="ce161" table:formula="of:=[.$C$68]*[.F46]/8" office:value-type="float" office:value="0.00937500000000002" calcext:value-type="float">
              <text:p>0.01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68];[.$C$23:.$E$23])*[.$D68]" office:value-type="float" office:value="0.652333333333335" calcext:value-type="float">
              <text:p>0.65 €</text:p>
            </table:table-cell>
            <table:table-cell table:style-name="ce72" table:formula="of:=SUMIF([.$C$11:.$E$11];[.$B68];[.$C$24:.$E$24])*[.$E68]" office:value-type="float" office:value="1.13162666666667" calcext:value-type="float">
              <text:p>1.13 €</text:p>
            </table:table-cell>
            <table:table-cell table:style-name="ce72" table:formula="of:=SUMIF([.$C$11:.$E$11];[.$B68];[.$C$25:.$E$25])*[.$F68]" office:value-type="float" office:value="1.9669086" calcext:value-type="float">
              <text:p>1.97 €</text:p>
            </table:table-cell>
            <table:table-cell table:style-name="ce72" table:formula="of:=SUMIF([.$C$11:.$E$11];[.$B68];[.$C$26:.$E$26])*[.$G68]" office:value-type="float" office:value="2.92632290600001" calcext:value-type="float">
              <text:p>2.93 €</text:p>
            </table:table-cell>
            <table:table-cell table:style-name="ce121" table:formula="of:=SUMIF([.$C$11:.$E$11];[.$B68];[.$C$27:.$E$27])*[.$H68]" office:value-type="float" office:value="3.47782222290001" calcext:value-type="float">
              <text:p>3.48 €</text:p>
            </table:table-cell>
            <table:table-cell table:style-name="ce194"/>
            <table:table-cell table:style-name="Default" table:number-columns-repeated="1007"/>
          </table:table-row>
          <table:table-row table:style-name="ro3">
            <table:table-cell table:style-name="ce14" office:value-type="string" calcext:value-type="string">
              <text:p>Admin new individual member</text:p>
            </table:table-cell>
            <table:table-cell table:style-name="ce30" office:value-type="string" calcext:value-type="string">
              <text:p>Clerk</text:p>
            </table:table-cell>
            <table:table-cell table:style-name="ce88" table:formula="of:=1/6" office:value-type="float" office:value="0.166666666666667" calcext:value-type="float">
              <text:p>0.17 h</text:p>
            </table:table-cell>
            <table:table-cell table:style-name="ce110" table:formula="of:=[.$C$69]*[.B46]/8" office:value-type="float" office:value="0.0197916666666667" calcext:value-type="float">
              <text:p>0.02 Tage</text:p>
            </table:table-cell>
            <table:table-cell table:style-name="ce126" table:formula="of:=[.$C$69]*[.C46]/8" office:value-type="float" office:value="0.0333333333333334" calcext:value-type="float">
              <text:p>0.03 Tage</text:p>
            </table:table-cell>
            <table:table-cell table:style-name="ce126" table:formula="of:=[.$C$69]*[.D46]/8" office:value-type="float" office:value="0.0562500000000001" calcext:value-type="float">
              <text:p>0.06 Tage</text:p>
            </table:table-cell>
            <table:table-cell table:style-name="ce126" table:formula="of:=[.$C$69]*[.E46]/8" office:value-type="float" office:value="0.0812500000000002" calcext:value-type="float">
              <text:p>0.08 Tage</text:p>
            </table:table-cell>
            <table:table-cell table:style-name="ce161" table:formula="of:=[.$C$69]*[.F46]/8" office:value-type="float" office:value="0.0937500000000002" calcext:value-type="float">
              <text:p>0.09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69];[.$C$23:.$E$23])*[.$D69]" office:value-type="float" office:value="5.63270833333335" calcext:value-type="float">
              <text:p>5.63 €</text:p>
            </table:table-cell>
            <table:table-cell table:style-name="ce72" table:formula="of:=SUMIF([.$C$11:.$E$11];[.$B69];[.$C$24:.$E$24])*[.$E69]" office:value-type="float" office:value="9.77126666666669" calcext:value-type="float">
              <text:p>9.77 €</text:p>
            </table:table-cell>
            <table:table-cell table:style-name="ce72" table:formula="of:=SUMIF([.$C$11:.$E$11];[.$B69];[.$C$25:.$E$25])*[.$F69]" office:value-type="float" office:value="16.983682875" calcext:value-type="float">
              <text:p>16.98 €</text:p>
            </table:table-cell>
            <table:table-cell table:style-name="ce72" table:formula="of:=SUMIF([.$C$11:.$E$11];[.$B69];[.$C$26:.$E$26])*[.$G69]" office:value-type="float" office:value="25.2679459662501" calcext:value-type="float">
              <text:p>25.27 €</text:p>
            </table:table-cell>
            <table:table-cell table:style-name="ce121" table:formula="of:=SUMIF([.$C$11:.$E$11];[.$B69];[.$C$27:.$E$27])*[.$H69]" office:value-type="float" office:value="30.0299819368126" calcext:value-type="float">
              <text:p>30.03 €</text:p>
            </table:table-cell>
            <table:table-cell table:style-name="ce194"/>
            <table:table-cell table:style-name="Default" table:number-columns-repeated="1007"/>
          </table:table-row>
          <table:table-row table:style-name="ro3">
            <table:table-cell table:style-name="ce14" office:value-type="string" calcext:value-type="string">
              <text:p>Support individual member (year)</text:p>
            </table:table-cell>
            <table:table-cell table:style-name="ce30" office:value-type="string" calcext:value-type="string">
              <text:p>Scientist</text:p>
            </table:table-cell>
            <table:table-cell table:style-name="ce88" table:formula="of:=1/60" office:value-type="float" office:value="0.0166666666666667" calcext:value-type="float">
              <text:p>0.02 h</text:p>
            </table:table-cell>
            <table:table-cell table:style-name="ce110" table:formula="of:=[.$C$70]*[.B47]/8" office:value-type="float" office:value="0.00197916666666667" calcext:value-type="float">
              <text:p>0.00 Tage</text:p>
            </table:table-cell>
            <table:table-cell table:style-name="ce126" table:formula="of:=[.$C$70]*[.C47]/8" office:value-type="float" office:value="0.00531250000000001" calcext:value-type="float">
              <text:p>0.01 Tage</text:p>
            </table:table-cell>
            <table:table-cell table:style-name="ce126" table:formula="of:=[.$C$70]*[.D47]/8" office:value-type="float" office:value="0.0109375" calcext:value-type="float">
              <text:p>0.01 Tage</text:p>
            </table:table-cell>
            <table:table-cell table:style-name="ce126" table:formula="of:=[.$C$70]*[.E47]/8" office:value-type="float" office:value="0.0190625" calcext:value-type="float">
              <text:p>0.02 Tage</text:p>
            </table:table-cell>
            <table:table-cell table:style-name="ce161" table:formula="of:=[.$C$70]*[.F47]/8" office:value-type="float" office:value="0.0284375000000001" calcext:value-type="float">
              <text:p>0.03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70];[.$C$23:.$E$23])*[.$D70]" office:value-type="float" office:value="0.652333333333335" calcext:value-type="float">
              <text:p>0.65 €</text:p>
            </table:table-cell>
            <table:table-cell table:style-name="ce72" table:formula="of:=SUMIF([.$C$11:.$E$11];[.$B70];[.$C$24:.$E$24])*[.$E70]" office:value-type="float" office:value="1.80353" calcext:value-type="float">
              <text:p>1.80 €</text:p>
            </table:table-cell>
            <table:table-cell table:style-name="ce72" table:formula="of:=SUMIF([.$C$11:.$E$11];[.$B70];[.$C$25:.$E$25])*[.$F70]" office:value-type="float" office:value="3.82454450000001" calcext:value-type="float">
              <text:p>3.82 €</text:p>
            </table:table-cell>
            <table:table-cell table:style-name="ce72" table:formula="of:=SUMIF([.$C$11:.$E$11];[.$B70];[.$C$26:.$E$26])*[.$G70]" office:value-type="float" office:value="6.86560374100002" calcext:value-type="float">
              <text:p>6.87 €</text:p>
            </table:table-cell>
            <table:table-cell table:style-name="ce121" table:formula="of:=SUMIF([.$C$11:.$E$11];[.$B70];[.$C$27:.$E$27])*[.$H70]" office:value-type="float" office:value="10.54939407613" calcext:value-type="float">
              <text:p>10.55 €</text:p>
            </table:table-cell>
            <table:table-cell table:style-name="ce194"/>
            <table:table-cell table:style-name="Default" table:number-columns-repeated="1007"/>
          </table:table-row>
          <table:table-row table:style-name="ro3">
            <table:table-cell table:style-name="ce14" office:value-type="string" calcext:value-type="string">
              <text:p>Admin individual member (year)</text:p>
            </table:table-cell>
            <table:table-cell table:style-name="ce49" office:value-type="string" calcext:value-type="string">
              <text:p>Clerk</text:p>
            </table:table-cell>
            <table:table-cell table:style-name="ce88" table:formula="of:=1/6" office:value-type="float" office:value="0.166666666666667" calcext:value-type="float">
              <text:p>0.17 h</text:p>
            </table:table-cell>
            <table:table-cell table:style-name="ce110" table:formula="of:=[.$C$71]*[.B47]/8" office:value-type="float" office:value="0.0197916666666667" calcext:value-type="float">
              <text:p>0.02 Tage</text:p>
            </table:table-cell>
            <table:table-cell table:style-name="ce126" table:formula="of:=[.$C$71]*[.C47]/8" office:value-type="float" office:value="0.0531250000000001" calcext:value-type="float">
              <text:p>0.05 Tage</text:p>
            </table:table-cell>
            <table:table-cell table:style-name="ce126" table:formula="of:=[.$C$71]*[.D47]/8" office:value-type="float" office:value="0.109375" calcext:value-type="float">
              <text:p>0.11 Tage</text:p>
            </table:table-cell>
            <table:table-cell table:style-name="ce126" table:formula="of:=[.$C$71]*[.E47]/8" office:value-type="float" office:value="0.190625" calcext:value-type="float">
              <text:p>0.19 Tage</text:p>
            </table:table-cell>
            <table:table-cell table:style-name="ce161" table:formula="of:=[.$C$71]*[.F47]/8" office:value-type="float" office:value="0.284375000000001" calcext:value-type="float">
              <text:p>0.28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71];[.$C$23:.$E$23])*[.$D71]" office:value-type="float" office:value="5.63270833333335" calcext:value-type="float">
              <text:p>5.63 €</text:p>
            </table:table-cell>
            <table:table-cell table:style-name="ce72" table:formula="of:=SUMIF([.$C$11:.$E$11];[.$B71];[.$C$24:.$E$24])*[.$E71]" office:value-type="float" office:value="15.57295625" calcext:value-type="float">
              <text:p>15.57 €</text:p>
            </table:table-cell>
            <table:table-cell table:style-name="ce72" table:formula="of:=SUMIF([.$C$11:.$E$11];[.$B71];[.$C$25:.$E$25])*[.$F71]" office:value-type="float" office:value="33.0238278125001" calcext:value-type="float">
              <text:p>33.02 €</text:p>
            </table:table-cell>
            <table:table-cell table:style-name="ce72" table:formula="of:=SUMIF([.$C$11:.$E$11];[.$B71];[.$C$26:.$E$26])*[.$G71]" office:value-type="float" office:value="59.2824886131251" calcext:value-type="float">
              <text:p>59.28 €</text:p>
            </table:table-cell>
            <table:table-cell table:style-name="ce121" table:formula="of:=SUMIF([.$C$11:.$E$11];[.$B71];[.$C$27:.$E$27])*[.$H71]" office:value-type="float" office:value="91.0909452083314" calcext:value-type="float">
              <text:p>91.09 €</text:p>
            </table:table-cell>
            <table:table-cell table:style-name="ce194"/>
            <table:table-cell table:style-name="Default" table:number-columns-repeated="1007"/>
          </table:table-row>
          <table:table-row table:style-name="ro3">
            <table:table-cell table:style-name="ce14" office:value-type="string" calcext:value-type="string">
              <text:p>Support donors (per donor)</text:p>
            </table:table-cell>
            <table:table-cell table:style-name="ce30" office:value-type="string" calcext:value-type="string">
              <text:p>Scientist</text:p>
            </table:table-cell>
            <table:table-cell table:style-name="ce88" table:formula="of:=1/60" office:value-type="float" office:value="0.0166666666666667" calcext:value-type="float">
              <text:p>0.02 h</text:p>
            </table:table-cell>
            <table:table-cell table:style-name="ce110" table:formula="of:=[.$C$72]*[.B53]/8" office:value-type="float" office:value="0.01875" calcext:value-type="float">
              <text:p>0.02 Tage</text:p>
            </table:table-cell>
            <table:table-cell table:style-name="ce126" table:formula="of:=[.$C$72]*[.C53]/8" office:value-type="float" office:value="0.025" calcext:value-type="float">
              <text:p>0.03 Tage</text:p>
            </table:table-cell>
            <table:table-cell table:style-name="ce126" table:formula="of:=[.$C$72]*[.D53]/8" office:value-type="float" office:value="0.0500000000000001" calcext:value-type="float">
              <text:p>0.05 Tage</text:p>
            </table:table-cell>
            <table:table-cell table:style-name="ce126" table:formula="of:=[.$C$72]*[.E53]/8" office:value-type="float" office:value="0.1" calcext:value-type="float">
              <text:p>0.10 Tage</text:p>
            </table:table-cell>
            <table:table-cell table:style-name="ce161" table:formula="of:=[.$C$72]*[.F53]/8" office:value-type="float" office:value="0.125" calcext:value-type="float">
              <text:p>0.13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72];[.$C$23:.$E$23])*[.$D72]" office:value-type="float" office:value="6.18000000000001" calcext:value-type="float">
              <text:p>6.18 €</text:p>
            </table:table-cell>
            <table:table-cell table:style-name="ce72" table:formula="of:=SUMIF([.$C$11:.$E$11];[.$B72];[.$C$24:.$E$24])*[.$E72]" office:value-type="float" office:value="8.48720000000002" calcext:value-type="float">
              <text:p>8.49 €</text:p>
            </table:table-cell>
            <table:table-cell table:style-name="ce72" table:formula="of:=SUMIF([.$C$11:.$E$11];[.$B72];[.$C$25:.$E$25])*[.$F72]" office:value-type="float" office:value="17.483632" calcext:value-type="float">
              <text:p>17.48 €</text:p>
            </table:table-cell>
            <table:table-cell table:style-name="ce72" table:formula="of:=SUMIF([.$C$11:.$E$11];[.$B72];[.$C$26:.$E$26])*[.$G72]" office:value-type="float" office:value="36.0162819200001" calcext:value-type="float">
              <text:p>36.02 €</text:p>
            </table:table-cell>
            <table:table-cell table:style-name="ce121" table:formula="of:=SUMIF([.$C$11:.$E$11];[.$B72];[.$C$27:.$E$27])*[.$H72]" office:value-type="float" office:value="46.3709629720001" calcext:value-type="float">
              <text:p>46.37 €</text:p>
            </table:table-cell>
            <table:table-cell table:style-name="ce194"/>
            <table:table-cell table:style-name="Default" table:number-columns-repeated="1007"/>
          </table:table-row>
          <table:table-row table:style-name="ro3">
            <table:table-cell table:style-name="ce15" office:value-type="string" calcext:value-type="string">
              <text:p>Admin donors (per donor)</text:p>
            </table:table-cell>
            <table:table-cell table:style-name="ce30" office:value-type="string" calcext:value-type="string">
              <text:p>Clerk</text:p>
            </table:table-cell>
            <table:table-cell table:style-name="ce90" table:formula="of:=1/12" office:value-type="float" office:value="0.0833333333333333" calcext:value-type="float">
              <text:p>0.08 h</text:p>
            </table:table-cell>
            <table:table-cell table:style-name="ce111" table:formula="of:=[.$C$73]*[.B53]/8" office:value-type="float" office:value="0.09375" calcext:value-type="float">
              <text:p>0.09 Tage</text:p>
            </table:table-cell>
            <table:table-cell table:style-name="ce127" table:formula="of:=[.$C$73]*[.C53]/8" office:value-type="float" office:value="0.125" calcext:value-type="float">
              <text:p>0.13 Tage</text:p>
            </table:table-cell>
            <table:table-cell table:style-name="ce127" table:formula="of:=[.$C$73]*[.D53]/8" office:value-type="float" office:value="0.25" calcext:value-type="float">
              <text:p>0.25 Tage</text:p>
            </table:table-cell>
            <table:table-cell table:style-name="ce127" table:formula="of:=[.$C$73]*[.E53]/8" office:value-type="float" office:value="0.5" calcext:value-type="float">
              <text:p>0.50 Tage</text:p>
            </table:table-cell>
            <table:table-cell table:style-name="ce162" table:formula="of:=[.$C$73]*[.F53]/8" office:value-type="float" office:value="0.625" calcext:value-type="float">
              <text:p>0.63 Tage</text:p>
            </table:table-cell>
            <table:table-cell table:style-name="ce162"/>
            <table:table-cell table:style-name="ce168"/>
            <table:table-cell table:style-name="ce176"/>
            <table:table-cell table:style-name="ce183" table:formula="of:=SUMIF([.$C$11:.$E$11];[.$B73];[.$C$23:.$E$23])*[.$D73]" office:value-type="float" office:value="26.68125" calcext:value-type="float">
              <text:p>26.68 €</text:p>
            </table:table-cell>
            <table:table-cell table:style-name="ce73" table:formula="of:=SUMIF([.$C$11:.$E$11];[.$B73];[.$C$24:.$E$24])*[.$E73]" office:value-type="float" office:value="36.64225" calcext:value-type="float">
              <text:p>36.64 €</text:p>
            </table:table-cell>
            <table:table-cell table:style-name="ce73" table:formula="of:=SUMIF([.$C$11:.$E$11];[.$B73];[.$C$25:.$E$25])*[.$F73]" office:value-type="float" office:value="75.483035" calcext:value-type="float">
              <text:p>75.48 €</text:p>
            </table:table-cell>
            <table:table-cell table:style-name="ce73" table:formula="of:=SUMIF([.$C$11:.$E$11];[.$B73];[.$C$26:.$E$26])*[.$G73]" office:value-type="float" office:value="155.4950521" calcext:value-type="float">
              <text:p>155.50 €</text:p>
            </table:table-cell>
            <table:table-cell table:style-name="ce122" table:formula="of:=SUMIF([.$C$11:.$E$11];[.$B73];[.$C$27:.$E$27])*[.$H73]" office:value-type="float" office:value="200.19987957875" calcext:value-type="float">
              <text:p>200.20 €</text:p>
            </table:table-cell>
            <table:table-cell table:style-name="ce195"/>
            <table:table-cell table:style-name="Default" table:number-columns-repeated="1007"/>
          </table:table-row>
          <table:table-row table:style-name="ro3">
            <table:table-cell table:style-name="ce17" office:value-type="string" calcext:value-type="string">
              <text:p>Variable items costs</text:p>
            </table:table-cell>
            <table:table-cell table:style-name="ce30"/>
            <table:table-cell table:style-name="ce90"/>
            <table:table-cell table:style-name="ce111"/>
            <table:table-cell table:style-name="ce127" table:number-columns-repeated="3"/>
            <table:table-cell table:style-name="ce162" table:number-columns-repeated="2"/>
            <table:table-cell table:style-name="ce168"/>
            <table:table-cell table:style-name="ce176"/>
            <table:table-cell table:style-name="ce183"/>
            <table:table-cell table:style-name="ce73" table:number-columns-repeated="3"/>
            <table:table-cell table:style-name="ce122"/>
            <table:table-cell table:style-name="ce195"/>
            <table:table-cell table:style-name="Default" table:number-columns-repeated="1007"/>
          </table:table-row>
          <table:table-row table:style-name="ro3">
            <table:table-cell table:style-name="ce15" office:value-type="string" calcext:value-type="string">
              <text:p>Library copies and own copies (per book)</text:p>
            </table:table-cell>
            <table:table-cell table:style-name="ce30"/>
            <table:table-cell table:style-name="ce90"/>
            <table:table-cell table:style-name="ce111"/>
            <table:table-cell table:style-name="ce127" table:number-columns-repeated="3"/>
            <table:table-cell table:style-name="ce162"/>
            <table:table-cell table:style-name="ce164" office:value-type="float" office:value="20" calcext:value-type="float">
              <text:p>20.00 €</text:p>
            </table:table-cell>
            <table:table-cell table:style-name="ce168"/>
            <table:table-cell table:style-name="ce176"/>
            <table:table-cell table:style-name="ce183" table:formula="of:=[.B6]*[.I75]" office:value-type="float" office:value="90" calcext:value-type="float">
              <text:p>90.00 €</text:p>
            </table:table-cell>
            <table:table-cell table:style-name="ce183" table:formula="of:=[.C6]*[.I75]" office:value-type="float" office:value="120" calcext:value-type="float">
              <text:p>120.00 €</text:p>
            </table:table-cell>
            <table:table-cell table:style-name="ce183" table:formula="of:=[.D6]*[.I75]" office:value-type="float" office:value="240" calcext:value-type="float">
              <text:p>240.00 €</text:p>
            </table:table-cell>
            <table:table-cell table:style-name="ce183" table:formula="of:=[.E6]*[.I75]" office:value-type="float" office:value="480" calcext:value-type="float">
              <text:p>480.00 €</text:p>
            </table:table-cell>
            <table:table-cell table:style-name="ce183" table:formula="of:=[.F6]*[.I75]" office:value-type="float" office:value="600" calcext:value-type="float">
              <text:p>600.00 €</text:p>
            </table:table-cell>
            <table:table-cell table:style-name="ce195"/>
            <table:table-cell table:style-name="Default" table:number-columns-repeated="1007"/>
          </table:table-row>
          <table:table-row table:style-name="ro3">
            <table:table-cell table:style-name="ce15" office:value-type="string" calcext:value-type="string">
              <text:p>typesetting per page</text:p>
            </table:table-cell>
            <table:table-cell table:style-name="ce30"/>
            <table:table-cell table:style-name="ce90"/>
            <table:table-cell table:style-name="ce111"/>
            <table:table-cell table:style-name="ce127" table:number-columns-repeated="3"/>
            <table:table-cell table:style-name="ce162"/>
            <table:table-cell table:style-name="ce164"/>
            <table:table-cell table:style-name="ce168"/>
            <table:table-cell table:style-name="ce176"/>
            <table:table-cell table:style-name="ce183" table:number-columns-repeated="5"/>
            <table:table-cell table:style-name="ce195"/>
            <table:table-cell table:style-name="Default" table:number-columns-repeated="1007"/>
          </table:table-row>
          <table:table-row table:style-name="ro3">
            <table:table-cell table:style-name="ce15" office:value-type="string" calcext:value-type="string">
              <text:p>indexing per book</text:p>
            </table:table-cell>
            <table:table-cell table:style-name="ce30"/>
            <table:table-cell table:style-name="ce90"/>
            <table:table-cell table:style-name="ce111"/>
            <table:table-cell table:style-name="ce127" table:number-columns-repeated="3"/>
            <table:table-cell table:style-name="ce162"/>
            <table:table-cell table:style-name="ce164"/>
            <table:table-cell table:style-name="ce168"/>
            <table:table-cell table:style-name="ce176"/>
            <table:table-cell table:style-name="ce183" table:number-columns-repeated="5"/>
            <table:table-cell table:style-name="ce195"/>
            <table:table-cell table:style-name="Default" table:number-columns-repeated="1007"/>
          </table:table-row>
          <table:table-row table:style-name="ro3">
            <table:table-cell table:style-name="ce15" office:value-type="string" calcext:value-type="string">
              <text:p>Print on demand setup costs</text:p>
            </table:table-cell>
            <table:table-cell table:style-name="ce30"/>
            <table:table-cell table:style-name="ce90"/>
            <table:table-cell table:style-name="ce111"/>
            <table:table-cell table:style-name="ce127" table:number-columns-repeated="3"/>
            <table:table-cell table:style-name="ce162"/>
            <table:table-cell table:style-name="ce164"/>
            <table:table-cell table:style-name="ce168"/>
            <table:table-cell table:style-name="ce176"/>
            <table:table-cell table:style-name="ce183" table:number-columns-repeated="5"/>
            <table:table-cell table:style-name="ce195"/>
            <table:table-cell table:style-name="Default" table:number-columns-repeated="1007"/>
          </table:table-row>
          <table:table-row table:style-name="ro3">
            <table:table-cell table:style-name="ce15" office:value-type="string" calcext:value-type="string">
              <text:p>Proofreading per page</text:p>
            </table:table-cell>
            <table:table-cell table:style-name="ce30"/>
            <table:table-cell table:style-name="ce90"/>
            <table:table-cell table:style-name="ce111"/>
            <table:table-cell table:style-name="ce127" table:number-columns-repeated="3"/>
            <table:table-cell table:style-name="ce162"/>
            <table:table-cell table:style-name="ce164"/>
            <table:table-cell table:style-name="ce168"/>
            <table:table-cell table:style-name="ce176"/>
            <table:table-cell table:style-name="ce183" table:number-columns-repeated="5"/>
            <table:table-cell table:style-name="ce195"/>
            <table:table-cell table:style-name="Default" table:number-columns-repeated="1007"/>
          </table:table-row>
          <table:table-row table:style-name="ro3">
            <table:table-cell table:style-name="ce15" office:value-type="string" calcext:value-type="string">
              <text:p>Percentage community proofreading</text:p>
            </table:table-cell>
            <table:table-cell table:style-name="ce30"/>
            <table:table-cell table:style-name="ce90"/>
            <table:table-cell table:style-name="ce111"/>
            <table:table-cell table:style-name="ce127" table:number-columns-repeated="3"/>
            <table:table-cell table:style-name="ce162"/>
            <table:table-cell table:style-name="ce164"/>
            <table:table-cell table:style-name="ce168"/>
            <table:table-cell table:style-name="ce176"/>
            <table:table-cell table:style-name="ce183" table:number-columns-repeated="5"/>
            <table:table-cell table:style-name="ce195"/>
            <table:table-cell table:style-name="Default" table:number-columns-repeated="1007"/>
          </table:table-row>
          <table:table-row table:style-name="ro3">
            <table:table-cell table:style-name="ce15" office:value-type="string" calcext:value-type="string">
              <text:p>margin IM retail</text:p>
            </table:table-cell>
            <table:table-cell table:style-name="ce30"/>
            <table:table-cell table:style-name="ce90"/>
            <table:table-cell table:style-name="ce111"/>
            <table:table-cell table:style-name="ce127" table:number-columns-repeated="3"/>
            <table:table-cell table:style-name="ce162"/>
            <table:table-cell table:style-name="ce164"/>
            <table:table-cell table:style-name="ce168"/>
            <table:table-cell table:style-name="ce176"/>
            <table:table-cell table:style-name="ce183" table:number-columns-repeated="5"/>
            <table:table-cell table:style-name="ce195"/>
            <table:table-cell table:style-name="Default" table:number-columns-repeated="1007"/>
          </table:table-row>
        </table:table-row-group>
        <table:table-row table:style-name="ro3">
          <table:table-cell table:style-name="ce13" office:value-type="string" calcext:value-type="string">
            <text:p>Fix personnel costs</text:p>
          </table:table-cell>
          <table:table-cell table:style-name="ce50"/>
          <table:table-cell table:style-name="ce91"/>
          <table:table-cell table:style-name="ce112"/>
          <table:table-cell table:style-name="ce80" table:number-columns-repeated="3"/>
          <table:table-cell table:style-name="ce139" table:number-columns-repeated="2"/>
          <table:table-cell table:style-name="ce169"/>
          <table:table-cell table:style-name="ce174"/>
          <table:table-cell table:style-name="ce41" table:formula="of:=SUM([.L83:.L97])" office:value-type="float" office:value="28045.2" calcext:value-type="float">
            <text:p>28,045.20 €</text:p>
          </table:table-cell>
          <table:table-cell table:style-name="ce80" table:formula="of:=SUM([.M83:.M97])" office:value-type="float" office:value="28886.556" calcext:value-type="float">
            <text:p>28,886.56 €</text:p>
          </table:table-cell>
          <table:table-cell table:style-name="ce80" table:formula="of:=SUM([.N83:.N97])" office:value-type="float" office:value="29753.15268" calcext:value-type="float">
            <text:p>29,753.15 €</text:p>
          </table:table-cell>
          <table:table-cell table:style-name="ce80" table:formula="of:=SUM([.O83:.O97])" office:value-type="float" office:value="30645.7472604" calcext:value-type="float">
            <text:p>30,645.75 €</text:p>
          </table:table-cell>
          <table:table-cell table:style-name="ce139" table:formula="of:=SUM([.P83:.P97])" office:value-type="float" office:value="31565.119678212" calcext:value-type="float">
            <text:p>31,565.12 €</text:p>
          </table:table-cell>
          <table:table-cell table:style-name="ce193"/>
          <table:table-cell table:style-name="ce159" table:number-columns-repeated="1007"/>
        </table:table-row>
        <table:table-row-group>
          <table:table-row table:style-name="ro3">
            <table:table-cell table:style-name="ce14" office:value-type="string" calcext:value-type="string">
              <text:p>Team coordination</text:p>
            </table:table-cell>
            <table:table-cell table:style-name="ce30" office:value-type="string" calcext:value-type="string">
              <text:p>Scientist</text:p>
            </table:table-cell>
            <table:table-cell table:style-name="ce88"/>
            <table:table-cell table:style-name="ce113" office:value-type="float" office:value="4" calcext:value-type="float">
              <text:p>4.00 Tage</text:p>
            </table:table-cell>
            <table:table-cell table:style-name="ce126" table:formula="of:=[.D83]" office:value-type="float" office:value="4" calcext:value-type="float">
              <text:p>4.00 Tage</text:p>
            </table:table-cell>
            <table:table-cell table:style-name="ce126" table:formula="of:=[.E83]" office:value-type="float" office:value="4" calcext:value-type="float">
              <text:p>4.00 Tage</text:p>
            </table:table-cell>
            <table:table-cell table:style-name="ce126" table:formula="of:=[.F83]" office:value-type="float" office:value="4" calcext:value-type="float">
              <text:p>4.00 Tage</text:p>
            </table:table-cell>
            <table:table-cell table:style-name="ce161" table:formula="of:=[.G83]" office:value-type="float" office:value="4" calcext:value-type="float">
              <text:p>4.00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83];[.$C$23:.$E$23])*[.$D83]" office:value-type="float" office:value="1318.4" calcext:value-type="float">
              <text:p>1,318.40 €</text:p>
            </table:table-cell>
            <table:table-cell table:style-name="ce72" table:formula="of:=SUMIF([.$C$11:.$E$11];[.$B83];[.$C$24:.$E$24])*[.$D83]" office:value-type="float" office:value="1357.952" calcext:value-type="float">
              <text:p>1,357.95 €</text:p>
            </table:table-cell>
            <table:table-cell table:style-name="ce72" table:formula="of:=SUMIF([.$C$11:.$E$11];[.$B83];[.$C$25:.$E$25])*[.$D83]" office:value-type="float" office:value="1398.69056" calcext:value-type="float">
              <text:p>1,398.69 €</text:p>
            </table:table-cell>
            <table:table-cell table:style-name="ce72" table:formula="of:=SUMIF([.$C$11:.$E$11];[.$B83];[.$C$26:.$E$26])*[.$D83]" office:value-type="float" office:value="1440.6512768" calcext:value-type="float">
              <text:p>1,440.65 €</text:p>
            </table:table-cell>
            <table:table-cell table:style-name="ce121" table:formula="of:=SUMIF([.$C$11:.$E$11];[.$B83];[.$C$27:.$E$27])*[.$D83]" office:value-type="float" office:value="1483.870815104" calcext:value-type="float">
              <text:p>1,483.87 €</text:p>
            </table:table-cell>
            <table:table-cell table:style-name="ce194"/>
            <table:table-cell table:style-name="Default" table:number-columns-repeated="1007"/>
          </table:table-row>
          <table:table-row table:style-name="ro3">
            <table:table-cell table:style-name="ce14" office:value-type="string" calcext:value-type="string">
              <text:p>Liasing with administration at home institution</text:p>
            </table:table-cell>
            <table:table-cell table:style-name="ce30" office:value-type="string" calcext:value-type="string">
              <text:p>Scientist</text:p>
            </table:table-cell>
            <table:table-cell table:style-name="ce88"/>
            <table:table-cell table:style-name="ce113" office:value-type="float" office:value="2" calcext:value-type="float">
              <text:p>2.00 Tage</text:p>
            </table:table-cell>
            <table:table-cell table:style-name="ce126" table:formula="of:=[.D84]" office:value-type="float" office:value="2" calcext:value-type="float">
              <text:p>2.00 Tage</text:p>
            </table:table-cell>
            <table:table-cell table:style-name="ce126" table:formula="of:=[.E84]" office:value-type="float" office:value="2" calcext:value-type="float">
              <text:p>2.00 Tage</text:p>
            </table:table-cell>
            <table:table-cell table:style-name="ce126" table:formula="of:=[.F84]" office:value-type="float" office:value="2" calcext:value-type="float">
              <text:p>2.00 Tage</text:p>
            </table:table-cell>
            <table:table-cell table:style-name="ce161" table:formula="of:=[.G84]" office:value-type="float" office:value="2" calcext:value-type="float">
              <text:p>2.00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84];[.$C$23:.$E$23])*[.$D84]" office:value-type="float" office:value="659.2" calcext:value-type="float">
              <text:p>659.20 €</text:p>
            </table:table-cell>
            <table:table-cell table:style-name="ce72" table:formula="of:=SUMIF([.$C$11:.$E$11];[.$B84];[.$C$24:.$E$24])*[.$D84]" office:value-type="float" office:value="678.976" calcext:value-type="float">
              <text:p>678.98 €</text:p>
            </table:table-cell>
            <table:table-cell table:style-name="ce72" table:formula="of:=SUMIF([.$C$11:.$E$11];[.$B84];[.$C$25:.$E$25])*[.$D84]" office:value-type="float" office:value="699.34528" calcext:value-type="float">
              <text:p>699.35 €</text:p>
            </table:table-cell>
            <table:table-cell table:style-name="ce72" table:formula="of:=SUMIF([.$C$11:.$E$11];[.$B84];[.$C$26:.$E$26])*[.$D84]" office:value-type="float" office:value="720.3256384" calcext:value-type="float">
              <text:p>720.33 €</text:p>
            </table:table-cell>
            <table:table-cell table:style-name="ce121" table:formula="of:=SUMIF([.$C$11:.$E$11];[.$B84];[.$C$27:.$E$27])*[.$D84]" office:value-type="float" office:value="741.935407552" calcext:value-type="float">
              <text:p>741.94 €</text:p>
            </table:table-cell>
            <table:table-cell table:style-name="ce194"/>
            <table:table-cell table:style-name="Default" table:number-columns-repeated="1007"/>
          </table:table-row>
          <table:table-row table:style-name="ro3">
            <table:table-cell table:style-name="ce14" office:value-type="string" calcext:value-type="string">
              <text:p>IT coordination and direction for service providers</text:p>
            </table:table-cell>
            <table:table-cell table:style-name="ce30" office:value-type="string" calcext:value-type="string">
              <text:p>Scientist</text:p>
            </table:table-cell>
            <table:table-cell table:style-name="ce88"/>
            <table:table-cell table:style-name="ce113" office:value-type="float" office:value="4" calcext:value-type="float">
              <text:p>4.00 Tage</text:p>
            </table:table-cell>
            <table:table-cell table:style-name="ce126" table:formula="of:=[.D85]" office:value-type="float" office:value="4" calcext:value-type="float">
              <text:p>4.00 Tage</text:p>
            </table:table-cell>
            <table:table-cell table:style-name="ce126" table:formula="of:=[.E85]" office:value-type="float" office:value="4" calcext:value-type="float">
              <text:p>4.00 Tage</text:p>
            </table:table-cell>
            <table:table-cell table:style-name="ce126" table:formula="of:=[.F85]" office:value-type="float" office:value="4" calcext:value-type="float">
              <text:p>4.00 Tage</text:p>
            </table:table-cell>
            <table:table-cell table:style-name="ce161" table:formula="of:=[.G85]" office:value-type="float" office:value="4" calcext:value-type="float">
              <text:p>4.00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85];[.$C$23:.$E$23])*[.$D85]" office:value-type="float" office:value="1318.4" calcext:value-type="float">
              <text:p>1,318.40 €</text:p>
            </table:table-cell>
            <table:table-cell table:style-name="ce72" table:formula="of:=SUMIF([.$C$11:.$E$11];[.$B85];[.$C$24:.$E$24])*[.$D85]" office:value-type="float" office:value="1357.952" calcext:value-type="float">
              <text:p>1,357.95 €</text:p>
            </table:table-cell>
            <table:table-cell table:style-name="ce72" table:formula="of:=SUMIF([.$C$11:.$E$11];[.$B85];[.$C$25:.$E$25])*[.$D85]" office:value-type="float" office:value="1398.69056" calcext:value-type="float">
              <text:p>1,398.69 €</text:p>
            </table:table-cell>
            <table:table-cell table:style-name="ce72" table:formula="of:=SUMIF([.$C$11:.$E$11];[.$B85];[.$C$26:.$E$26])*[.$D85]" office:value-type="float" office:value="1440.6512768" calcext:value-type="float">
              <text:p>1,440.65 €</text:p>
            </table:table-cell>
            <table:table-cell table:style-name="ce121" table:formula="of:=SUMIF([.$C$11:.$E$11];[.$B85];[.$C$27:.$E$27])*[.$D85]" office:value-type="float" office:value="1483.870815104" calcext:value-type="float">
              <text:p>1,483.87 €</text:p>
            </table:table-cell>
            <table:table-cell table:style-name="ce194"/>
            <table:table-cell table:style-name="Default" table:number-columns-repeated="1007"/>
          </table:table-row>
          <table:table-row table:style-name="ro3">
            <table:table-cell table:style-name="ce14" office:value-type="string" calcext:value-type="string">
              <text:p>coordination with advisory board</text:p>
            </table:table-cell>
            <table:table-cell table:style-name="ce30" office:value-type="string" calcext:value-type="string">
              <text:p>Scientist</text:p>
            </table:table-cell>
            <table:table-cell table:style-name="ce88"/>
            <table:table-cell table:style-name="ce113" office:value-type="float" office:value="2" calcext:value-type="float">
              <text:p>2.00 Tage</text:p>
            </table:table-cell>
            <table:table-cell table:style-name="ce126" table:formula="of:=[.D86]" office:value-type="float" office:value="2" calcext:value-type="float">
              <text:p>2.00 Tage</text:p>
            </table:table-cell>
            <table:table-cell table:style-name="ce126" table:formula="of:=[.E86]" office:value-type="float" office:value="2" calcext:value-type="float">
              <text:p>2.00 Tage</text:p>
            </table:table-cell>
            <table:table-cell table:style-name="ce126" table:formula="of:=[.F86]" office:value-type="float" office:value="2" calcext:value-type="float">
              <text:p>2.00 Tage</text:p>
            </table:table-cell>
            <table:table-cell table:style-name="ce161" table:formula="of:=[.G86]" office:value-type="float" office:value="2" calcext:value-type="float">
              <text:p>2.00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86];[.$C$23:.$E$23])*[.$D86]" office:value-type="float" office:value="659.2" calcext:value-type="float">
              <text:p>659.20 €</text:p>
            </table:table-cell>
            <table:table-cell table:style-name="ce72" table:formula="of:=SUMIF([.$C$11:.$E$11];[.$B86];[.$C$24:.$E$24])*[.$D86]" office:value-type="float" office:value="678.976" calcext:value-type="float">
              <text:p>678.98 €</text:p>
            </table:table-cell>
            <table:table-cell table:style-name="ce72" table:formula="of:=SUMIF([.$C$11:.$E$11];[.$B86];[.$C$25:.$E$25])*[.$D86]" office:value-type="float" office:value="699.34528" calcext:value-type="float">
              <text:p>699.35 €</text:p>
            </table:table-cell>
            <table:table-cell table:style-name="ce72" table:formula="of:=SUMIF([.$C$11:.$E$11];[.$B86];[.$C$26:.$E$26])*[.$D86]" office:value-type="float" office:value="720.3256384" calcext:value-type="float">
              <text:p>720.33 €</text:p>
            </table:table-cell>
            <table:table-cell table:style-name="ce121" table:formula="of:=SUMIF([.$C$11:.$E$11];[.$B86];[.$C$27:.$E$27])*[.$D86]" office:value-type="float" office:value="741.935407552" calcext:value-type="float">
              <text:p>741.94 €</text:p>
            </table:table-cell>
            <table:table-cell table:style-name="ce194"/>
            <table:table-cell table:style-name="Default" table:number-columns-repeated="1007"/>
          </table:table-row>
          <table:table-row table:style-name="ro3">
            <table:table-cell table:style-name="ce14" office:value-type="string" calcext:value-type="string">
              <text:p>coordination marketing</text:p>
            </table:table-cell>
            <table:table-cell table:style-name="ce30" office:value-type="string" calcext:value-type="string">
              <text:p>Scientist</text:p>
            </table:table-cell>
            <table:table-cell table:style-name="ce92"/>
            <table:table-cell table:style-name="ce113" office:value-type="float" office:value="10" calcext:value-type="float">
              <text:p>10.00 Tage</text:p>
            </table:table-cell>
            <table:table-cell table:style-name="ce126" table:formula="of:=[.D87]" office:value-type="float" office:value="10" calcext:value-type="float">
              <text:p>10.00 Tage</text:p>
            </table:table-cell>
            <table:table-cell table:style-name="ce126" table:formula="of:=[.E87]" office:value-type="float" office:value="10" calcext:value-type="float">
              <text:p>10.00 Tage</text:p>
            </table:table-cell>
            <table:table-cell table:style-name="ce126" table:formula="of:=[.F87]" office:value-type="float" office:value="10" calcext:value-type="float">
              <text:p>10.00 Tage</text:p>
            </table:table-cell>
            <table:table-cell table:style-name="ce161" table:formula="of:=[.G87]" office:value-type="float" office:value="10" calcext:value-type="float">
              <text:p>10.00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87];[.$C$23:.$E$23])*[.$D87]" office:value-type="float" office:value="3296" calcext:value-type="float">
              <text:p>3,296.00 €</text:p>
            </table:table-cell>
            <table:table-cell table:style-name="ce72" table:formula="of:=SUMIF([.$C$11:.$E$11];[.$B87];[.$C$24:.$E$24])*[.$D87]" office:value-type="float" office:value="3394.88" calcext:value-type="float">
              <text:p>3,394.88 €</text:p>
            </table:table-cell>
            <table:table-cell table:style-name="ce72" table:formula="of:=SUMIF([.$C$11:.$E$11];[.$B87];[.$C$25:.$E$25])*[.$D87]" office:value-type="float" office:value="3496.7264" calcext:value-type="float">
              <text:p>3,496.73 €</text:p>
            </table:table-cell>
            <table:table-cell table:style-name="ce72" table:formula="of:=SUMIF([.$C$11:.$E$11];[.$B87];[.$C$26:.$E$26])*[.$D87]" office:value-type="float" office:value="3601.628192" calcext:value-type="float">
              <text:p>3,601.63 €</text:p>
            </table:table-cell>
            <table:table-cell table:style-name="ce121" table:formula="of:=SUMIF([.$C$11:.$E$11];[.$B87];[.$C$27:.$E$27])*[.$D87]" office:value-type="float" office:value="3709.67703776" calcext:value-type="float">
              <text:p>3,709.68 €</text:p>
            </table:table-cell>
            <table:table-cell table:style-name="ce194"/>
            <table:table-cell table:style-name="Default" table:number-columns-repeated="1007"/>
          </table:table-row>
          <table:table-row table:style-name="ro3">
            <table:table-cell table:style-name="ce14" office:value-type="string" calcext:value-type="string">
              <text:p>PR </text:p>
            </table:table-cell>
            <table:table-cell table:style-name="ce30" office:value-type="string" calcext:value-type="string">
              <text:p>Scientist</text:p>
            </table:table-cell>
            <table:table-cell table:style-name="ce92"/>
            <table:table-cell table:style-name="ce113" office:value-type="float" office:value="10" calcext:value-type="float">
              <text:p>10.00 Tage</text:p>
            </table:table-cell>
            <table:table-cell table:style-name="ce126" table:formula="of:=[.D88]" office:value-type="float" office:value="10" calcext:value-type="float">
              <text:p>10.00 Tage</text:p>
            </table:table-cell>
            <table:table-cell table:style-name="ce126" table:formula="of:=[.E88]" office:value-type="float" office:value="10" calcext:value-type="float">
              <text:p>10.00 Tage</text:p>
            </table:table-cell>
            <table:table-cell table:style-name="ce126" table:formula="of:=[.F88]" office:value-type="float" office:value="10" calcext:value-type="float">
              <text:p>10.00 Tage</text:p>
            </table:table-cell>
            <table:table-cell table:style-name="ce161" table:formula="of:=[.G88]" office:value-type="float" office:value="10" calcext:value-type="float">
              <text:p>10.00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88];[.$C$23:.$E$23])*[.$D88]" office:value-type="float" office:value="3296" calcext:value-type="float">
              <text:p>3,296.00 €</text:p>
            </table:table-cell>
            <table:table-cell table:style-name="ce72" table:formula="of:=SUMIF([.$C$11:.$E$11];[.$B88];[.$C$24:.$E$24])*[.$D88]" office:value-type="float" office:value="3394.88" calcext:value-type="float">
              <text:p>3,394.88 €</text:p>
            </table:table-cell>
            <table:table-cell table:style-name="ce72" table:formula="of:=SUMIF([.$C$11:.$E$11];[.$B88];[.$C$25:.$E$25])*[.$D88]" office:value-type="float" office:value="3496.7264" calcext:value-type="float">
              <text:p>3,496.73 €</text:p>
            </table:table-cell>
            <table:table-cell table:style-name="ce72" table:formula="of:=SUMIF([.$C$11:.$E$11];[.$B88];[.$C$26:.$E$26])*[.$D88]" office:value-type="float" office:value="3601.628192" calcext:value-type="float">
              <text:p>3,601.63 €</text:p>
            </table:table-cell>
            <table:table-cell table:style-name="ce121" table:formula="of:=SUMIF([.$C$11:.$E$11];[.$B88];[.$C$27:.$E$27])*[.$D88]" office:value-type="float" office:value="3709.67703776" calcext:value-type="float">
              <text:p>3,709.68 €</text:p>
            </table:table-cell>
            <table:table-cell table:style-name="ce194"/>
            <table:table-cell table:style-name="Default" table:number-columns-repeated="1007"/>
          </table:table-row>
          <table:table-row table:style-name="ro3">
            <table:table-cell table:style-name="ce14" office:value-type="string" calcext:value-type="string">
              <text:p>Events &amp; conferences</text:p>
            </table:table-cell>
            <table:table-cell table:style-name="ce30" office:value-type="string" calcext:value-type="string">
              <text:p>Scientist</text:p>
            </table:table-cell>
            <table:table-cell table:style-name="ce92"/>
            <table:table-cell table:style-name="ce113" office:value-type="float" office:value="5" calcext:value-type="float">
              <text:p>5.00 Tage</text:p>
            </table:table-cell>
            <table:table-cell table:style-name="ce126" table:formula="of:=[.D89]" office:value-type="float" office:value="5" calcext:value-type="float">
              <text:p>5.00 Tage</text:p>
            </table:table-cell>
            <table:table-cell table:style-name="ce126" table:formula="of:=[.E89]" office:value-type="float" office:value="5" calcext:value-type="float">
              <text:p>5.00 Tage</text:p>
            </table:table-cell>
            <table:table-cell table:style-name="ce126" table:formula="of:=[.F89]" office:value-type="float" office:value="5" calcext:value-type="float">
              <text:p>5.00 Tage</text:p>
            </table:table-cell>
            <table:table-cell table:style-name="ce161" table:formula="of:=[.G89]" office:value-type="float" office:value="5" calcext:value-type="float">
              <text:p>5.00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89];[.$C$23:.$E$23])*[.$D89]" office:value-type="float" office:value="1648" calcext:value-type="float">
              <text:p>1,648.00 €</text:p>
            </table:table-cell>
            <table:table-cell table:style-name="ce72" table:formula="of:=SUMIF([.$C$11:.$E$11];[.$B89];[.$C$24:.$E$24])*[.$D89]" office:value-type="float" office:value="1697.44" calcext:value-type="float">
              <text:p>1,697.44 €</text:p>
            </table:table-cell>
            <table:table-cell table:style-name="ce72" table:formula="of:=SUMIF([.$C$11:.$E$11];[.$B89];[.$C$25:.$E$25])*[.$D89]" office:value-type="float" office:value="1748.3632" calcext:value-type="float">
              <text:p>1,748.36 €</text:p>
            </table:table-cell>
            <table:table-cell table:style-name="ce72" table:formula="of:=SUMIF([.$C$11:.$E$11];[.$B89];[.$C$26:.$E$26])*[.$D89]" office:value-type="float" office:value="1800.814096" calcext:value-type="float">
              <text:p>1,800.81 €</text:p>
            </table:table-cell>
            <table:table-cell table:style-name="ce121" table:formula="of:=SUMIF([.$C$11:.$E$11];[.$B89];[.$C$27:.$E$27])*[.$D89]" office:value-type="float" office:value="1854.83851888" calcext:value-type="float">
              <text:p>1,854.84 €</text:p>
            </table:table-cell>
            <table:table-cell table:style-name="ce194"/>
            <table:table-cell table:style-name="Default" table:number-columns-repeated="1007"/>
          </table:table-row>
          <table:table-row table:style-name="ro3">
            <table:table-cell table:style-name="ce14" office:value-type="string" calcext:value-type="string">
              <text:p>Presentations &amp; networking</text:p>
            </table:table-cell>
            <table:table-cell table:style-name="ce30" office:value-type="string" calcext:value-type="string">
              <text:p>Scientist</text:p>
            </table:table-cell>
            <table:table-cell table:style-name="ce92"/>
            <table:table-cell table:style-name="ce113" office:value-type="float" office:value="10" calcext:value-type="float">
              <text:p>10.00 Tage</text:p>
            </table:table-cell>
            <table:table-cell table:style-name="ce126" table:formula="of:=[.D90]" office:value-type="float" office:value="10" calcext:value-type="float">
              <text:p>10.00 Tage</text:p>
            </table:table-cell>
            <table:table-cell table:style-name="ce126" table:formula="of:=[.E90]" office:value-type="float" office:value="10" calcext:value-type="float">
              <text:p>10.00 Tage</text:p>
            </table:table-cell>
            <table:table-cell table:style-name="ce126" table:formula="of:=[.F90]" office:value-type="float" office:value="10" calcext:value-type="float">
              <text:p>10.00 Tage</text:p>
            </table:table-cell>
            <table:table-cell table:style-name="ce161" table:formula="of:=[.G90]" office:value-type="float" office:value="10" calcext:value-type="float">
              <text:p>10.00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90];[.$C$23:.$E$23])*[.$D90]" office:value-type="float" office:value="3296" calcext:value-type="float">
              <text:p>3,296.00 €</text:p>
            </table:table-cell>
            <table:table-cell table:style-name="ce72" table:formula="of:=SUMIF([.$C$11:.$E$11];[.$B90];[.$C$24:.$E$24])*[.$D90]" office:value-type="float" office:value="3394.88" calcext:value-type="float">
              <text:p>3,394.88 €</text:p>
            </table:table-cell>
            <table:table-cell table:style-name="ce72" table:formula="of:=SUMIF([.$C$11:.$E$11];[.$B90];[.$C$25:.$E$25])*[.$D90]" office:value-type="float" office:value="3496.7264" calcext:value-type="float">
              <text:p>3,496.73 €</text:p>
            </table:table-cell>
            <table:table-cell table:style-name="ce72" table:formula="of:=SUMIF([.$C$11:.$E$11];[.$B90];[.$C$26:.$E$26])*[.$D90]" office:value-type="float" office:value="3601.628192" calcext:value-type="float">
              <text:p>3,601.63 €</text:p>
            </table:table-cell>
            <table:table-cell table:style-name="ce121" table:formula="of:=SUMIF([.$C$11:.$E$11];[.$B90];[.$C$27:.$E$27])*[.$D90]" office:value-type="float" office:value="3709.67703776" calcext:value-type="float">
              <text:p>3,709.68 €</text:p>
            </table:table-cell>
            <table:table-cell table:style-name="ce194"/>
            <table:table-cell table:style-name="Default" table:number-columns-repeated="1007"/>
          </table:table-row>
          <table:table-row table:style-name="ro3">
            <table:table-cell table:style-name="ce14" office:value-type="string" calcext:value-type="string">
              <text:p>Managerial accounting</text:p>
            </table:table-cell>
            <table:table-cell table:style-name="ce30" office:value-type="string" calcext:value-type="string">
              <text:p>Scientist</text:p>
            </table:table-cell>
            <table:table-cell table:style-name="ce92"/>
            <table:table-cell table:style-name="ce113" office:value-type="float" office:value="4" calcext:value-type="float">
              <text:p>4.00 Tage</text:p>
            </table:table-cell>
            <table:table-cell table:style-name="ce126" table:formula="of:=[.D91]" office:value-type="float" office:value="4" calcext:value-type="float">
              <text:p>4.00 Tage</text:p>
            </table:table-cell>
            <table:table-cell table:style-name="ce126" table:formula="of:=[.E91]" office:value-type="float" office:value="4" calcext:value-type="float">
              <text:p>4.00 Tage</text:p>
            </table:table-cell>
            <table:table-cell table:style-name="ce126" table:formula="of:=[.F91]" office:value-type="float" office:value="4" calcext:value-type="float">
              <text:p>4.00 Tage</text:p>
            </table:table-cell>
            <table:table-cell table:style-name="ce161" table:formula="of:=[.G91]" office:value-type="float" office:value="4" calcext:value-type="float">
              <text:p>4.00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91];[.$C$23:.$E$23])*[.$D91]" office:value-type="float" office:value="1318.4" calcext:value-type="float">
              <text:p>1,318.40 €</text:p>
            </table:table-cell>
            <table:table-cell table:style-name="ce72" table:formula="of:=SUMIF([.$C$11:.$E$11];[.$B91];[.$C$24:.$E$24])*[.$D91]" office:value-type="float" office:value="1357.952" calcext:value-type="float">
              <text:p>1,357.95 €</text:p>
            </table:table-cell>
            <table:table-cell table:style-name="ce72" table:formula="of:=SUMIF([.$C$11:.$E$11];[.$B91];[.$C$25:.$E$25])*[.$D91]" office:value-type="float" office:value="1398.69056" calcext:value-type="float">
              <text:p>1,398.69 €</text:p>
            </table:table-cell>
            <table:table-cell table:style-name="ce72" table:formula="of:=SUMIF([.$C$11:.$E$11];[.$B91];[.$C$26:.$E$26])*[.$D91]" office:value-type="float" office:value="1440.6512768" calcext:value-type="float">
              <text:p>1,440.65 €</text:p>
            </table:table-cell>
            <table:table-cell table:style-name="ce121" table:formula="of:=SUMIF([.$C$11:.$E$11];[.$B91];[.$C$27:.$E$27])*[.$D91]" office:value-type="float" office:value="1483.870815104" calcext:value-type="float">
              <text:p>1,483.87 €</text:p>
            </table:table-cell>
            <table:table-cell table:style-name="ce194"/>
            <table:table-cell table:style-name="Default" table:number-columns-repeated="1007"/>
          </table:table-row>
          <table:table-row table:style-name="ro3">
            <table:table-cell table:style-name="ce14" office:value-type="string" calcext:value-type="string">
              <text:p>Financial planning</text:p>
            </table:table-cell>
            <table:table-cell table:style-name="ce30" office:value-type="string" calcext:value-type="string">
              <text:p>Scientist</text:p>
            </table:table-cell>
            <table:table-cell table:style-name="ce92"/>
            <table:table-cell table:style-name="ce113" office:value-type="float" office:value="2" calcext:value-type="float">
              <text:p>2.00 Tage</text:p>
            </table:table-cell>
            <table:table-cell table:style-name="ce126" table:formula="of:=[.D92]" office:value-type="float" office:value="2" calcext:value-type="float">
              <text:p>2.00 Tage</text:p>
            </table:table-cell>
            <table:table-cell table:style-name="ce126" table:formula="of:=[.E92]" office:value-type="float" office:value="2" calcext:value-type="float">
              <text:p>2.00 Tage</text:p>
            </table:table-cell>
            <table:table-cell table:style-name="ce126" table:formula="of:=[.F92]" office:value-type="float" office:value="2" calcext:value-type="float">
              <text:p>2.00 Tage</text:p>
            </table:table-cell>
            <table:table-cell table:style-name="ce161" table:formula="of:=[.G92]" office:value-type="float" office:value="2" calcext:value-type="float">
              <text:p>2.00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92];[.$C$23:.$E$23])*[.$D92]" office:value-type="float" office:value="659.2" calcext:value-type="float">
              <text:p>659.20 €</text:p>
            </table:table-cell>
            <table:table-cell table:style-name="ce72" table:formula="of:=SUMIF([.$C$11:.$E$11];[.$B92];[.$C$24:.$E$24])*[.$D92]" office:value-type="float" office:value="678.976" calcext:value-type="float">
              <text:p>678.98 €</text:p>
            </table:table-cell>
            <table:table-cell table:style-name="ce72" table:formula="of:=SUMIF([.$C$11:.$E$11];[.$B92];[.$C$25:.$E$25])*[.$D92]" office:value-type="float" office:value="699.34528" calcext:value-type="float">
              <text:p>699.35 €</text:p>
            </table:table-cell>
            <table:table-cell table:style-name="ce72" table:formula="of:=SUMIF([.$C$11:.$E$11];[.$B92];[.$C$26:.$E$26])*[.$D92]" office:value-type="float" office:value="720.3256384" calcext:value-type="float">
              <text:p>720.33 €</text:p>
            </table:table-cell>
            <table:table-cell table:style-name="ce121" table:formula="of:=SUMIF([.$C$11:.$E$11];[.$B92];[.$C$27:.$E$27])*[.$D92]" office:value-type="float" office:value="741.935407552" calcext:value-type="float">
              <text:p>741.94 €</text:p>
            </table:table-cell>
            <table:table-cell table:style-name="ce194"/>
            <table:table-cell table:style-name="Default" table:number-columns-repeated="1007"/>
          </table:table-row>
          <table:table-row table:style-name="ro3">
            <table:table-cell table:style-name="ce14" office:value-type="string" calcext:value-type="string">
              <text:p>Bookkeeping</text:p>
            </table:table-cell>
            <table:table-cell table:style-name="ce30" office:value-type="string" calcext:value-type="string">
              <text:p>Clerk</text:p>
            </table:table-cell>
            <table:table-cell table:style-name="ce92"/>
            <table:table-cell table:style-name="ce113" office:value-type="float" office:value="4" calcext:value-type="float">
              <text:p>4.00 Tage</text:p>
            </table:table-cell>
            <table:table-cell table:style-name="ce126" table:formula="of:=[.D93]" office:value-type="float" office:value="4" calcext:value-type="float">
              <text:p>4.00 Tage</text:p>
            </table:table-cell>
            <table:table-cell table:style-name="ce126" table:formula="of:=[.E93]" office:value-type="float" office:value="4" calcext:value-type="float">
              <text:p>4.00 Tage</text:p>
            </table:table-cell>
            <table:table-cell table:style-name="ce126" table:formula="of:=[.F93]" office:value-type="float" office:value="4" calcext:value-type="float">
              <text:p>4.00 Tage</text:p>
            </table:table-cell>
            <table:table-cell table:style-name="ce161" table:formula="of:=[.G93]" office:value-type="float" office:value="4" calcext:value-type="float">
              <text:p>4.00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93];[.$C$23:.$E$23])*[.$D93]" office:value-type="float" office:value="1138.4" calcext:value-type="float">
              <text:p>1,138.40 €</text:p>
            </table:table-cell>
            <table:table-cell table:style-name="ce72" table:formula="of:=SUMIF([.$C$11:.$E$11];[.$B93];[.$C$24:.$E$24])*[.$D93]" office:value-type="float" office:value="1172.552" calcext:value-type="float">
              <text:p>1,172.55 €</text:p>
            </table:table-cell>
            <table:table-cell table:style-name="ce72" table:formula="of:=SUMIF([.$C$11:.$E$11];[.$B93];[.$C$25:.$E$25])*[.$D93]" office:value-type="float" office:value="1207.72856" calcext:value-type="float">
              <text:p>1,207.73 €</text:p>
            </table:table-cell>
            <table:table-cell table:style-name="ce72" table:formula="of:=SUMIF([.$C$11:.$E$11];[.$B93];[.$C$26:.$E$26])*[.$D93]" office:value-type="float" office:value="1243.9604168" calcext:value-type="float">
              <text:p>1,243.96 €</text:p>
            </table:table-cell>
            <table:table-cell table:style-name="ce121" table:formula="of:=SUMIF([.$C$11:.$E$11];[.$B93];[.$C$27:.$E$27])*[.$D93]" office:value-type="float" office:value="1281.279229304" calcext:value-type="float">
              <text:p>1,281.28 €</text:p>
            </table:table-cell>
            <table:table-cell table:style-name="ce194"/>
            <table:table-cell table:style-name="Default" table:number-columns-repeated="1007"/>
          </table:table-row>
          <table:table-row table:style-name="ro3">
            <table:table-cell table:style-name="ce14" office:value-type="string" calcext:value-type="string">
              <text:p>grant proposals</text:p>
            </table:table-cell>
            <table:table-cell table:style-name="ce30" office:value-type="string" calcext:value-type="string">
              <text:p>Scientist</text:p>
            </table:table-cell>
            <table:table-cell table:style-name="ce92"/>
            <table:table-cell table:style-name="ce113" office:value-type="float" office:value="10" calcext:value-type="float">
              <text:p>10.00 Tage</text:p>
            </table:table-cell>
            <table:table-cell table:style-name="ce126" table:formula="of:=[.D94]" office:value-type="float" office:value="10" calcext:value-type="float">
              <text:p>10.00 Tage</text:p>
            </table:table-cell>
            <table:table-cell table:style-name="ce126" table:formula="of:=[.E94]" office:value-type="float" office:value="10" calcext:value-type="float">
              <text:p>10.00 Tage</text:p>
            </table:table-cell>
            <table:table-cell table:style-name="ce126" table:formula="of:=[.F94]" office:value-type="float" office:value="10" calcext:value-type="float">
              <text:p>10.00 Tage</text:p>
            </table:table-cell>
            <table:table-cell table:style-name="ce161" table:formula="of:=[.G94]" office:value-type="float" office:value="10" calcext:value-type="float">
              <text:p>10.00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94];[.$C$23:.$E$23])*[.$D94]" office:value-type="float" office:value="3296" calcext:value-type="float">
              <text:p>3,296.00 €</text:p>
            </table:table-cell>
            <table:table-cell table:style-name="ce72" table:formula="of:=SUMIF([.$C$11:.$E$11];[.$B94];[.$C$24:.$E$24])*[.$D94]" office:value-type="float" office:value="3394.88" calcext:value-type="float">
              <text:p>3,394.88 €</text:p>
            </table:table-cell>
            <table:table-cell table:style-name="ce72" table:formula="of:=SUMIF([.$C$11:.$E$11];[.$B94];[.$C$25:.$E$25])*[.$D94]" office:value-type="float" office:value="3496.7264" calcext:value-type="float">
              <text:p>3,496.73 €</text:p>
            </table:table-cell>
            <table:table-cell table:style-name="ce72" table:formula="of:=SUMIF([.$C$11:.$E$11];[.$B94];[.$C$26:.$E$26])*[.$D94]" office:value-type="float" office:value="3601.628192" calcext:value-type="float">
              <text:p>3,601.63 €</text:p>
            </table:table-cell>
            <table:table-cell table:style-name="ce121" table:formula="of:=SUMIF([.$C$11:.$E$11];[.$B94];[.$C$27:.$E$27])*[.$D94]" office:value-type="float" office:value="3709.67703776" calcext:value-type="float">
              <text:p>3,709.68 €</text:p>
            </table:table-cell>
            <table:table-cell table:style-name="ce194"/>
            <table:table-cell table:style-name="Default" table:number-columns-repeated="1007"/>
          </table:table-row>
          <table:table-row table:style-name="ro3">
            <table:table-cell table:style-name="ce14" office:value-type="string" calcext:value-type="string">
              <text:p>General admin</text:p>
            </table:table-cell>
            <table:table-cell table:style-name="ce30" office:value-type="string" calcext:value-type="string">
              <text:p>Clerk</text:p>
            </table:table-cell>
            <table:table-cell table:style-name="ce92"/>
            <table:table-cell table:style-name="ce113" office:value-type="float" office:value="10" calcext:value-type="float">
              <text:p>10.00 Tage</text:p>
            </table:table-cell>
            <table:table-cell table:style-name="ce126" table:formula="of:=[.D95]" office:value-type="float" office:value="10" calcext:value-type="float">
              <text:p>10.00 Tage</text:p>
            </table:table-cell>
            <table:table-cell table:style-name="ce126" table:formula="of:=[.E95]" office:value-type="float" office:value="10" calcext:value-type="float">
              <text:p>10.00 Tage</text:p>
            </table:table-cell>
            <table:table-cell table:style-name="ce126" table:formula="of:=[.F95]" office:value-type="float" office:value="10" calcext:value-type="float">
              <text:p>10.00 Tage</text:p>
            </table:table-cell>
            <table:table-cell table:style-name="ce161" table:formula="of:=[.G95]" office:value-type="float" office:value="10" calcext:value-type="float">
              <text:p>10.00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95];[.$C$23:.$E$23])*[.$D95]" office:value-type="float" office:value="2846" calcext:value-type="float">
              <text:p>2,846.00 €</text:p>
            </table:table-cell>
            <table:table-cell table:style-name="ce72" table:formula="of:=SUMIF([.$C$11:.$E$11];[.$B95];[.$C$24:.$E$24])*[.$D95]" office:value-type="float" office:value="2931.38" calcext:value-type="float">
              <text:p>2,931.38 €</text:p>
            </table:table-cell>
            <table:table-cell table:style-name="ce72" table:formula="of:=SUMIF([.$C$11:.$E$11];[.$B95];[.$C$25:.$E$25])*[.$D95]" office:value-type="float" office:value="3019.3214" calcext:value-type="float">
              <text:p>3,019.32 €</text:p>
            </table:table-cell>
            <table:table-cell table:style-name="ce72" table:formula="of:=SUMIF([.$C$11:.$E$11];[.$B95];[.$C$26:.$E$26])*[.$D95]" office:value-type="float" office:value="3109.901042" calcext:value-type="float">
              <text:p>3,109.90 €</text:p>
            </table:table-cell>
            <table:table-cell table:style-name="ce121" table:formula="of:=SUMIF([.$C$11:.$E$11];[.$B95];[.$C$27:.$E$27])*[.$D95]" office:value-type="float" office:value="3203.19807326" calcext:value-type="float">
              <text:p>3,203.20 €</text:p>
            </table:table-cell>
            <table:table-cell table:style-name="ce194"/>
            <table:table-cell table:style-name="Default" table:number-columns-repeated="1007"/>
          </table:table-row>
          <table:table-row table:style-name="ro3">
            <table:table-cell table:style-name="ce14" office:value-type="string" calcext:value-type="string">
              <text:p>Manuals and guidelines</text:p>
            </table:table-cell>
            <table:table-cell table:style-name="ce30" office:value-type="string" calcext:value-type="string">
              <text:p>Scientist</text:p>
            </table:table-cell>
            <table:table-cell table:style-name="ce92"/>
            <table:table-cell table:style-name="ce113" office:value-type="float" office:value="10" calcext:value-type="float">
              <text:p>10.00 Tage</text:p>
            </table:table-cell>
            <table:table-cell table:style-name="ce126" table:formula="of:=[.D96]" office:value-type="float" office:value="10" calcext:value-type="float">
              <text:p>10.00 Tage</text:p>
            </table:table-cell>
            <table:table-cell table:style-name="ce126" table:formula="of:=[.E96]" office:value-type="float" office:value="10" calcext:value-type="float">
              <text:p>10.00 Tage</text:p>
            </table:table-cell>
            <table:table-cell table:style-name="ce126" table:formula="of:=[.F96]" office:value-type="float" office:value="10" calcext:value-type="float">
              <text:p>10.00 Tage</text:p>
            </table:table-cell>
            <table:table-cell table:style-name="ce161" table:formula="of:=[.G96]" office:value-type="float" office:value="10" calcext:value-type="float">
              <text:p>10.00 Tage</text:p>
            </table:table-cell>
            <table:table-cell table:style-name="ce161"/>
            <table:table-cell table:style-name="ce167"/>
            <table:table-cell table:style-name="ce175"/>
            <table:table-cell table:style-name="ce182" table:formula="of:=SUMIF([.$C$11:.$E$11];[.$B96];[.$C$23:.$E$23])*[.$D96]" office:value-type="float" office:value="3296" calcext:value-type="float">
              <text:p>3,296.00 €</text:p>
            </table:table-cell>
            <table:table-cell table:style-name="ce72" table:formula="of:=SUMIF([.$C$11:.$E$11];[.$B96];[.$C$24:.$E$24])*[.$D96]" office:value-type="float" office:value="3394.88" calcext:value-type="float">
              <text:p>3,394.88 €</text:p>
            </table:table-cell>
            <table:table-cell table:style-name="ce72" table:formula="of:=SUMIF([.$C$11:.$E$11];[.$B96];[.$C$25:.$E$25])*[.$D96]" office:value-type="float" office:value="3496.7264" calcext:value-type="float">
              <text:p>3,496.73 €</text:p>
            </table:table-cell>
            <table:table-cell table:style-name="ce72" table:formula="of:=SUMIF([.$C$11:.$E$11];[.$B96];[.$C$26:.$E$26])*[.$D96]" office:value-type="float" office:value="3601.628192" calcext:value-type="float">
              <text:p>3,601.63 €</text:p>
            </table:table-cell>
            <table:table-cell table:style-name="ce121" table:formula="of:=SUMIF([.$C$11:.$E$11];[.$B96];[.$C$27:.$E$27])*[.$D96]" office:value-type="float" office:value="3709.67703776" calcext:value-type="float">
              <text:p>3,709.68 €</text:p>
            </table:table-cell>
            <table:table-cell table:style-name="ce194"/>
            <table:table-cell table:style-name="Default" table:number-columns-repeated="1007"/>
          </table:table-row>
          <table:table-row table:style-name="ro4">
            <table:table-cell table:style-name="ce15"/>
            <table:table-cell table:style-name="ce51"/>
            <table:table-cell table:style-name="ce93"/>
            <table:table-cell table:style-name="ce114"/>
            <table:table-cell table:style-name="ce128" table:number-columns-repeated="3"/>
            <table:table-cell table:style-name="ce163" table:number-columns-repeated="2"/>
            <table:table-cell table:style-name="ce168"/>
            <table:table-cell table:style-name="ce176"/>
            <table:table-cell table:style-name="ce184"/>
            <table:table-cell table:style-name="ce187" table:number-columns-repeated="3"/>
            <table:table-cell table:style-name="ce190"/>
            <table:table-cell table:style-name="ce195"/>
            <table:table-cell table:style-name="Default" table:number-columns-repeated="1007"/>
          </table:table-row>
        </table:table-row-group>
        <table:table-row table:style-name="ro3">
          <table:table-cell table:style-name="ce13" office:value-type="string" calcext:value-type="string">
            <text:p>Fix non-personnel costs</text:p>
          </table:table-cell>
          <table:table-cell table:style-name="ce50"/>
          <table:table-cell table:style-name="ce94"/>
          <table:table-cell table:style-name="ce50"/>
          <table:table-cell table:style-name="ce80" table:number-columns-repeated="3"/>
          <table:table-cell table:style-name="ce139" table:number-columns-repeated="2"/>
          <table:table-cell table:style-name="ce169"/>
          <table:table-cell table:style-name="ce174"/>
          <table:table-cell table:style-name="ce41" table:formula="of:=SUM([.L99:.L108])" office:value-type="float" office:value="43410.7692307692" calcext:value-type="float">
            <text:p>43,410.77 €</text:p>
          </table:table-cell>
          <table:table-cell table:style-name="ce80" table:formula="of:=SUM([.M99:.M108])" office:value-type="float" office:value="44676.1692307692" calcext:value-type="float">
            <text:p>44,676.17 €</text:p>
          </table:table-cell>
          <table:table-cell table:style-name="ce80" table:formula="of:=SUM([.N99:.N108])" office:value-type="float" office:value="45979.5312307692" calcext:value-type="float">
            <text:p>45,979.53 €</text:p>
          </table:table-cell>
          <table:table-cell table:style-name="ce80" table:formula="of:=SUM([.O99:.O108])" office:value-type="float" office:value="47321.9940907692" calcext:value-type="float">
            <text:p>47,321.99 €</text:p>
          </table:table-cell>
          <table:table-cell table:style-name="ce139" table:formula="of:=SUM([.P99:.P108])" office:value-type="float" office:value="48704.7308365692" calcext:value-type="float">
            <text:p>48,704.73 €</text:p>
          </table:table-cell>
          <table:table-cell table:style-name="ce193"/>
          <table:table-cell table:style-name="ce159" table:number-columns-repeated="1007"/>
        </table:table-row>
        <table:table-row-group>
          <table:table-row table:style-name="ro3">
            <table:table-cell table:style-name="ce14" office:value-type="string" calcext:value-type="string">
              <text:p>Rent</text:p>
            </table:table-cell>
            <table:table-cell table:style-name="ce42"/>
            <table:table-cell table:style-name="ce95"/>
            <table:table-cell table:style-name="ce30"/>
            <table:table-cell table:style-name="ce66" table:number-columns-repeated="3"/>
            <table:table-cell table:style-name="ce95" table:number-columns-repeated="2"/>
            <table:table-cell table:style-name="ce170" office:value-type="float" office:value="1000" calcext:value-type="float">
              <text:p>1,000.00 €</text:p>
            </table:table-cell>
            <table:table-cell table:style-name="ce177"/>
            <table:table-cell table:style-name="ce182" table:formula="of:=[.J99]*12+[.K99]" office:value-type="float" office:value="12000" calcext:value-type="float">
              <text:p>12,000.00 €</text:p>
            </table:table-cell>
            <table:table-cell table:style-name="ce72" table:formula="of:=[.L99]*(1+[.$Q99])" office:value-type="float" office:value="12360" calcext:value-type="float">
              <text:p>12,360.00 €</text:p>
            </table:table-cell>
            <table:table-cell table:style-name="ce72" table:formula="of:=[.M99]*(1+[.$Q99])" office:value-type="float" office:value="12730.8" calcext:value-type="float">
              <text:p>12,730.80 €</text:p>
            </table:table-cell>
            <table:table-cell table:style-name="ce72" table:formula="of:=[.N99]*(1+[.$Q99])" office:value-type="float" office:value="13112.724" calcext:value-type="float">
              <text:p>13,112.72 €</text:p>
            </table:table-cell>
            <table:table-cell table:style-name="ce121" table:formula="of:=[.O99]*(1+[.$Q99])" office:value-type="float" office:value="13506.10572" calcext:value-type="float">
              <text:p>13,506.11 €</text:p>
            </table:table-cell>
            <table:table-cell table:style-name="ce196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14" office:value-type="string" calcext:value-type="string">
              <text:p>Stationary and telco</text:p>
            </table:table-cell>
            <table:table-cell table:style-name="ce42"/>
            <table:table-cell table:style-name="ce95"/>
            <table:table-cell table:style-name="ce30"/>
            <table:table-cell table:style-name="ce66" table:number-columns-repeated="3"/>
            <table:table-cell table:style-name="ce95" table:number-columns-repeated="2"/>
            <table:table-cell table:style-name="ce170" office:value-type="float" office:value="100" calcext:value-type="float">
              <text:p>100.00 €</text:p>
            </table:table-cell>
            <table:table-cell table:style-name="ce177"/>
            <table:table-cell table:style-name="ce182" table:formula="of:=[.J100]*12+[.K100]" office:value-type="float" office:value="1200" calcext:value-type="float">
              <text:p>1,200.00 €</text:p>
            </table:table-cell>
            <table:table-cell table:style-name="ce72" table:formula="of:=[.L100]*(1+[.$Q100])" office:value-type="float" office:value="1236" calcext:value-type="float">
              <text:p>1,236.00 €</text:p>
            </table:table-cell>
            <table:table-cell table:style-name="ce72" table:formula="of:=[.M100]*(1+[.$Q100])" office:value-type="float" office:value="1273.08" calcext:value-type="float">
              <text:p>1,273.08 €</text:p>
            </table:table-cell>
            <table:table-cell table:style-name="ce72" table:formula="of:=[.N100]*(1+[.$Q100])" office:value-type="float" office:value="1311.2724" calcext:value-type="float">
              <text:p>1,311.27 €</text:p>
            </table:table-cell>
            <table:table-cell table:style-name="ce121" table:formula="of:=[.O100]*(1+[.$Q100])" office:value-type="float" office:value="1350.610572" calcext:value-type="float">
              <text:p>1,350.61 €</text:p>
            </table:table-cell>
            <table:table-cell table:style-name="ce196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14" office:value-type="string" calcext:value-type="string">
              <text:p>bookkeeping and annual closure</text:p>
            </table:table-cell>
            <table:table-cell table:style-name="ce42"/>
            <table:table-cell table:style-name="ce95"/>
            <table:table-cell table:style-name="ce30"/>
            <table:table-cell table:style-name="ce66" table:number-columns-repeated="3"/>
            <table:table-cell table:style-name="ce95" table:number-columns-repeated="2"/>
            <table:table-cell table:style-name="ce170" office:value-type="float" office:value="120" calcext:value-type="float">
              <text:p>120.00 €</text:p>
            </table:table-cell>
            <table:table-cell table:style-name="ce178" office:value-type="float" office:value="600" calcext:value-type="float">
              <text:p>600.00 €</text:p>
            </table:table-cell>
            <table:table-cell table:style-name="ce182" table:formula="of:=[.J101]*12+[.K101]" office:value-type="float" office:value="2040" calcext:value-type="float">
              <text:p>2,040.00 €</text:p>
            </table:table-cell>
            <table:table-cell table:style-name="ce72" table:formula="of:=[.L101]*(1+[.$Q101])" office:value-type="float" office:value="2101.2" calcext:value-type="float">
              <text:p>2,101.20 €</text:p>
            </table:table-cell>
            <table:table-cell table:style-name="ce72" table:formula="of:=[.M101]*(1+[.$Q101])" office:value-type="float" office:value="2164.236" calcext:value-type="float">
              <text:p>2,164.24 €</text:p>
            </table:table-cell>
            <table:table-cell table:style-name="ce72" table:formula="of:=[.N101]*(1+[.$Q101])" office:value-type="float" office:value="2229.16308" calcext:value-type="float">
              <text:p>2,229.16 €</text:p>
            </table:table-cell>
            <table:table-cell table:style-name="ce121" table:formula="of:=[.O101]*(1+[.$Q101])" office:value-type="float" office:value="2296.0379724" calcext:value-type="float">
              <text:p>2,296.04 €</text:p>
            </table:table-cell>
            <table:table-cell table:style-name="ce196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14" office:value-type="string" calcext:value-type="string">
              <text:p>Travel</text:p>
            </table:table-cell>
            <table:table-cell table:style-name="ce42"/>
            <table:table-cell table:style-name="ce95"/>
            <table:table-cell table:style-name="ce30"/>
            <table:table-cell table:style-name="ce66" table:number-columns-repeated="3"/>
            <table:table-cell table:style-name="ce95" table:number-columns-repeated="2"/>
            <table:table-cell table:style-name="ce170"/>
            <table:table-cell table:style-name="ce178" office:value-type="float" office:value="10000" calcext:value-type="float">
              <text:p>10,000.00 €</text:p>
            </table:table-cell>
            <table:table-cell table:style-name="ce182" table:formula="of:=[.J102]*12+[.K102]" office:value-type="float" office:value="10000" calcext:value-type="float">
              <text:p>10,000.00 €</text:p>
            </table:table-cell>
            <table:table-cell table:style-name="ce72" table:formula="of:=[.L102]*(1+[.$Q102])" office:value-type="float" office:value="10300" calcext:value-type="float">
              <text:p>10,300.00 €</text:p>
            </table:table-cell>
            <table:table-cell table:style-name="ce72" table:formula="of:=[.M102]*(1+[.$Q102])" office:value-type="float" office:value="10609" calcext:value-type="float">
              <text:p>10,609.00 €</text:p>
            </table:table-cell>
            <table:table-cell table:style-name="ce72" table:formula="of:=[.N102]*(1+[.$Q102])" office:value-type="float" office:value="10927.27" calcext:value-type="float">
              <text:p>10,927.27 €</text:p>
            </table:table-cell>
            <table:table-cell table:style-name="ce121" table:formula="of:=[.O102]*(1+[.$Q102])" office:value-type="float" office:value="11255.0881" calcext:value-type="float">
              <text:p>11,255.09 €</text:p>
            </table:table-cell>
            <table:table-cell table:style-name="ce196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14" office:value-type="string" calcext:value-type="string">
              <text:p>Legal costs</text:p>
            </table:table-cell>
            <table:table-cell table:style-name="ce42"/>
            <table:table-cell table:style-name="ce95"/>
            <table:table-cell table:style-name="ce30"/>
            <table:table-cell table:style-name="ce66" table:number-columns-repeated="3"/>
            <table:table-cell table:style-name="ce95" table:number-columns-repeated="2"/>
            <table:table-cell table:style-name="ce170"/>
            <table:table-cell table:style-name="ce178" office:value-type="float" office:value="2000" calcext:value-type="float">
              <text:p>2,000.00 €</text:p>
            </table:table-cell>
            <table:table-cell table:style-name="ce182" table:formula="of:=[.J103]*12+[.K103]" office:value-type="float" office:value="2000" calcext:value-type="float">
              <text:p>2,000.00 €</text:p>
            </table:table-cell>
            <table:table-cell table:style-name="ce72" table:formula="of:=[.L103]*(1+[.$Q103])" office:value-type="float" office:value="2060" calcext:value-type="float">
              <text:p>2,060.00 €</text:p>
            </table:table-cell>
            <table:table-cell table:style-name="ce72" table:formula="of:=[.M103]*(1+[.$Q103])" office:value-type="float" office:value="2121.8" calcext:value-type="float">
              <text:p>2,121.80 €</text:p>
            </table:table-cell>
            <table:table-cell table:style-name="ce72" table:formula="of:=[.N103]*(1+[.$Q103])" office:value-type="float" office:value="2185.454" calcext:value-type="float">
              <text:p>2,185.45 €</text:p>
            </table:table-cell>
            <table:table-cell table:style-name="ce121" table:formula="of:=[.O103]*(1+[.$Q103])" office:value-type="float" office:value="2251.01762" calcext:value-type="float">
              <text:p>2,251.02 €</text:p>
            </table:table-cell>
            <table:table-cell table:style-name="ce196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14" office:value-type="string" calcext:value-type="string">
              <text:p>insurance</text:p>
            </table:table-cell>
            <table:table-cell table:style-name="ce42"/>
            <table:table-cell table:style-name="ce95"/>
            <table:table-cell table:style-name="ce30"/>
            <table:table-cell table:style-name="ce66" table:number-columns-repeated="3"/>
            <table:table-cell table:style-name="ce95" table:number-columns-repeated="2"/>
            <table:table-cell table:style-name="ce170"/>
            <table:table-cell table:style-name="ce178" office:value-type="float" office:value="500" calcext:value-type="float">
              <text:p>500.00 €</text:p>
            </table:table-cell>
            <table:table-cell table:style-name="ce182" table:formula="of:=[.J104]*12+[.K104]" office:value-type="float" office:value="500" calcext:value-type="float">
              <text:p>500.00 €</text:p>
            </table:table-cell>
            <table:table-cell table:style-name="ce72" table:formula="of:=[.L104]*(1+[.$Q104])" office:value-type="float" office:value="515" calcext:value-type="float">
              <text:p>515.00 €</text:p>
            </table:table-cell>
            <table:table-cell table:style-name="ce72" table:formula="of:=[.M104]*(1+[.$Q104])" office:value-type="float" office:value="530.45" calcext:value-type="float">
              <text:p>530.45 €</text:p>
            </table:table-cell>
            <table:table-cell table:style-name="ce72" table:formula="of:=[.N104]*(1+[.$Q104])" office:value-type="float" office:value="546.3635" calcext:value-type="float">
              <text:p>546.36 €</text:p>
            </table:table-cell>
            <table:table-cell table:style-name="ce121" table:formula="of:=[.O104]*(1+[.$Q104])" office:value-type="float" office:value="562.754405" calcext:value-type="float">
              <text:p>562.75 €</text:p>
            </table:table-cell>
            <table:table-cell table:style-name="ce196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14" office:value-type="string" calcext:value-type="string">
              <text:p>Design and marketing</text:p>
            </table:table-cell>
            <table:table-cell table:style-name="ce42"/>
            <table:table-cell table:style-name="ce95"/>
            <table:table-cell table:style-name="ce30"/>
            <table:table-cell table:style-name="ce66" table:number-columns-repeated="3"/>
            <table:table-cell table:style-name="ce95" table:number-columns-repeated="2"/>
            <table:table-cell table:style-name="ce170"/>
            <table:table-cell table:style-name="ce178" office:value-type="float" office:value="3000" calcext:value-type="float">
              <text:p>3,000.00 €</text:p>
            </table:table-cell>
            <table:table-cell table:style-name="ce182" table:formula="of:=[.J105]*12+[.K105]" office:value-type="float" office:value="3000" calcext:value-type="float">
              <text:p>3,000.00 €</text:p>
            </table:table-cell>
            <table:table-cell table:style-name="ce72" table:formula="of:=[.L105]*(1+[.$Q105])" office:value-type="float" office:value="3090" calcext:value-type="float">
              <text:p>3,090.00 €</text:p>
            </table:table-cell>
            <table:table-cell table:style-name="ce72" table:formula="of:=[.M105]*(1+[.$Q105])" office:value-type="float" office:value="3182.7" calcext:value-type="float">
              <text:p>3,182.70 €</text:p>
            </table:table-cell>
            <table:table-cell table:style-name="ce72" table:formula="of:=[.N105]*(1+[.$Q105])" office:value-type="float" office:value="3278.181" calcext:value-type="float">
              <text:p>3,278.18 €</text:p>
            </table:table-cell>
            <table:table-cell table:style-name="ce121" table:formula="of:=[.O105]*(1+[.$Q105])" office:value-type="float" office:value="3376.52643" calcext:value-type="float">
              <text:p>3,376.53 €</text:p>
            </table:table-cell>
            <table:table-cell table:style-name="ce196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14" office:value-type="string" calcext:value-type="string">
              <text:p>IT infrastructure</text:p>
            </table:table-cell>
            <table:table-cell table:style-name="ce42"/>
            <table:table-cell table:style-name="ce95"/>
            <table:table-cell table:style-name="ce30"/>
            <table:table-cell table:style-name="ce66" table:number-columns-repeated="3"/>
            <table:table-cell table:style-name="ce95" table:number-columns-repeated="2"/>
            <table:table-cell table:style-name="ce170"/>
            <table:table-cell table:style-name="ce178" office:value-type="float" office:value="10000" calcext:value-type="float">
              <text:p>10,000.00 €</text:p>
            </table:table-cell>
            <table:table-cell table:style-name="ce182" table:formula="of:=[.J106]*12+[.K106]" office:value-type="float" office:value="10000" calcext:value-type="float">
              <text:p>10,000.00 €</text:p>
            </table:table-cell>
            <table:table-cell table:style-name="ce72" table:formula="of:=[.L106]*(1+[.$Q106])" office:value-type="float" office:value="10300" calcext:value-type="float">
              <text:p>10,300.00 €</text:p>
            </table:table-cell>
            <table:table-cell table:style-name="ce72" table:formula="of:=[.M106]*(1+[.$Q106])" office:value-type="float" office:value="10609" calcext:value-type="float">
              <text:p>10,609.00 €</text:p>
            </table:table-cell>
            <table:table-cell table:style-name="ce72" table:formula="of:=[.N106]*(1+[.$Q106])" office:value-type="float" office:value="10927.27" calcext:value-type="float">
              <text:p>10,927.27 €</text:p>
            </table:table-cell>
            <table:table-cell table:style-name="ce121" table:formula="of:=[.O106]*(1+[.$Q106])" office:value-type="float" office:value="11255.0881" calcext:value-type="float">
              <text:p>11,255.09 €</text:p>
            </table:table-cell>
            <table:table-cell table:style-name="ce196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14" office:value-type="string" calcext:value-type="string">
              <text:p>Hosting</text:p>
            </table:table-cell>
            <table:table-cell table:style-name="ce42"/>
            <table:table-cell table:style-name="ce95"/>
            <table:table-cell table:style-name="ce30"/>
            <table:table-cell table:style-name="ce66" table:number-columns-repeated="3"/>
            <table:table-cell table:style-name="ce95" table:number-columns-repeated="2"/>
            <table:table-cell table:style-name="ce170" office:value-type="float" office:value="120" calcext:value-type="float">
              <text:p>120.00 €</text:p>
            </table:table-cell>
            <table:table-cell table:style-name="ce178"/>
            <table:table-cell table:style-name="ce182" table:formula="of:=[.J107]*12+[.K107]" office:value-type="float" office:value="1440" calcext:value-type="float">
              <text:p>1,440.00 €</text:p>
            </table:table-cell>
            <table:table-cell table:style-name="ce72" table:formula="of:=[.L107]*(1+[.$Q107])" office:value-type="float" office:value="1483.2" calcext:value-type="float">
              <text:p>1,483.20 €</text:p>
            </table:table-cell>
            <table:table-cell table:style-name="ce72" table:formula="of:=[.M107]*(1+[.$Q107])" office:value-type="float" office:value="1527.696" calcext:value-type="float">
              <text:p>1,527.70 €</text:p>
            </table:table-cell>
            <table:table-cell table:style-name="ce72" table:formula="of:=[.N107]*(1+[.$Q107])" office:value-type="float" office:value="1573.52688" calcext:value-type="float">
              <text:p>1,573.53 €</text:p>
            </table:table-cell>
            <table:table-cell table:style-name="ce121" table:formula="of:=[.O107]*(1+[.$Q107])" office:value-type="float" office:value="1620.7326864" calcext:value-type="float">
              <text:p>1,620.73 €</text:p>
            </table:table-cell>
            <table:table-cell table:style-name="ce196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15" office:value-type="string" calcext:value-type="string">
              <text:p>Depreciation of investment</text:p>
            </table:table-cell>
            <table:table-cell table:style-name="ce40"/>
            <table:table-cell table:style-name="ce96"/>
            <table:table-cell table:style-name="ce51"/>
            <table:table-cell table:style-name="ce117" table:number-columns-repeated="3"/>
            <table:table-cell table:style-name="ce96" table:number-columns-repeated="2"/>
            <table:table-cell table:style-name="ce171"/>
            <table:table-cell table:style-name="ce179" table:formula="of:=[.D126]/[.E126]+[.D127]/[.E127]" office:value-type="float" office:value="1230.76923076923" calcext:value-type="float">
              <text:p>1,230.77 €</text:p>
            </table:table-cell>
            <table:table-cell table:style-name="ce183" table:formula="of:=[.J108]*12+[.K108]" office:value-type="float" office:value="1230.76923076923" calcext:value-type="float">
              <text:p>1,230.77 €</text:p>
            </table:table-cell>
            <table:table-cell table:style-name="ce73" table:formula="of:=[.L108]*(1+[.$Q108])" office:value-type="float" office:value="1230.76923076923" calcext:value-type="float">
              <text:p>1,230.77 €</text:p>
            </table:table-cell>
            <table:table-cell table:style-name="ce73" table:formula="of:=[.M108]*(1+[.$Q108])" office:value-type="float" office:value="1230.76923076923" calcext:value-type="float">
              <text:p>1,230.77 €</text:p>
            </table:table-cell>
            <table:table-cell table:style-name="ce73" table:formula="of:=[.N108]*(1+[.$Q108])" office:value-type="float" office:value="1230.76923076923" calcext:value-type="float">
              <text:p>1,230.77 €</text:p>
            </table:table-cell>
            <table:table-cell table:style-name="ce122" table:formula="of:=[.O108]*(1+[.$Q108])" office:value-type="float" office:value="1230.76923076923" calcext:value-type="float">
              <text:p>1,230.77 €</text:p>
            </table:table-cell>
            <table:table-cell table:style-name="ce197"/>
            <table:table-cell table:number-columns-repeated="1007"/>
          </table:table-row>
        </table:table-row-group>
        <table:table-row table:style-name="ro3">
          <table:table-cell table:style-name="ce16" office:value-type="string" calcext:value-type="string">
            <text:p>Sum <text:s/></text:p>
          </table:table-cell>
          <table:table-cell table:style-name="ce52"/>
          <table:table-cell table:style-name="ce97"/>
          <table:table-cell table:style-name="ce115"/>
          <table:table-cell table:style-name="ce129" table:number-columns-repeated="3"/>
          <table:table-cell table:style-name="ce97" table:number-columns-repeated="2"/>
          <table:table-cell table:style-name="ce172"/>
          <table:table-cell table:style-name="ce180"/>
          <table:table-cell table:style-name="ce185" table:formula="of:=[.L58]+[.L82]+[.L98]" office:value-type="float" office:value="72151.3255641025" calcext:value-type="float">
            <text:p>72,151.33 €</text:p>
          </table:table-cell>
          <table:table-cell table:style-name="ce188" table:formula="of:=[.M58]+[.M82]+[.M98]" office:value-type="float" office:value="74500.4070603525" calcext:value-type="float">
            <text:p>74,500.41 €</text:p>
          </table:table-cell>
          <table:table-cell table:style-name="ce188" table:formula="of:=[.N58]+[.N82]+[.N98]" office:value-type="float" office:value="77574.4337615567" calcext:value-type="float">
            <text:p>77,574.43 €</text:p>
          </table:table-cell>
          <table:table-cell table:style-name="ce188" table:formula="of:=[.O58]+[.O82]+[.O98]" office:value-type="float" office:value="94026.8907460156" calcext:value-type="float">
            <text:p>94,026.89 €</text:p>
          </table:table-cell>
          <table:table-cell table:style-name="ce191" table:formula="of:=[.P58]+[.P82]+[.P98]" office:value-type="float" office:value="93298.1241425791" calcext:value-type="float">
            <text:p>93,298.12 €</text:p>
          </table:table-cell>
          <table:table-cell table:style-name="ce198"/>
          <table:table-cell table:number-columns-repeated="1007"/>
        </table:table-row>
        <table:table-row table:style-name="ro4">
          <table:table-cell table:style-name="Default" table:number-columns-repeated="6"/>
          <table:table-cell table:number-columns-repeated="3"/>
          <table:table-cell table:style-name="ce160"/>
          <table:table-cell table:style-name="ce65" office:value-type="string" calcext:value-type="string">
            <text:p>costs per book</text:p>
          </table:table-cell>
          <table:table-cell table:style-name="ce66" table:formula="of:=[.L109]/[.B6]" office:value-type="float" office:value="16033.6279031339" calcext:value-type="float">
            <text:p>16,033.63 €</text:p>
          </table:table-cell>
          <table:table-cell table:style-name="ce66" table:formula="of:=[.M109]/[.C6]" office:value-type="float" office:value="12416.7345100588" calcext:value-type="float">
            <text:p>12,416.73 €</text:p>
          </table:table-cell>
          <table:table-cell table:style-name="ce66" table:formula="of:=[.N109]/[.D6]" office:value-type="float" office:value="6464.53614679639" calcext:value-type="float">
            <text:p>6,464.54 €</text:p>
          </table:table-cell>
          <table:table-cell table:style-name="ce66" table:formula="of:=[.O109]/[.E6]" office:value-type="float" office:value="3917.78711441732" calcext:value-type="float">
            <text:p>3,917.79 €</text:p>
          </table:table-cell>
          <table:table-cell table:style-name="ce66" table:formula="of:=[.P109]/[.F6]" office:value-type="float" office:value="3109.9374714193" calcext:value-type="float">
            <text:p>3,109.94 €</text:p>
          </table:table-cell>
          <table:table-cell table:number-columns-repeated="1008"/>
        </table:table-row>
        <table:table-row table:style-name="ro4">
          <table:table-cell table:style-name="Default" table:number-columns-repeated="6"/>
          <table:table-cell table:number-columns-repeated="3"/>
          <table:table-cell table:style-name="ce160"/>
          <table:table-cell table:number-columns-repeated="1014"/>
        </table:table-row>
        <table:table-row table:style-name="ro3">
          <table:table-cell table:style-name="ce18" office:value-type="string" calcext:value-type="string">
            <text:p>Result</text:p>
          </table:table-cell>
          <table:table-cell table:style-name="ce53" table:formula="of:=[.B3]" office:value-type="float" office:value="1" calcext:value-type="float">
            <text:p>1</text:p>
          </table:table-cell>
          <table:table-cell table:style-name="ce98" table:formula="of:=[.C3]" office:value-type="float" office:value="2" calcext:value-type="float">
            <text:p>2</text:p>
          </table:table-cell>
          <table:table-cell table:style-name="ce98" table:formula="of:=[.D3]" office:value-type="float" office:value="3" calcext:value-type="float">
            <text:p>3</text:p>
          </table:table-cell>
          <table:table-cell table:style-name="ce98" table:formula="of:=[.E3]" office:value-type="float" office:value="4" calcext:value-type="float">
            <text:p>4</text:p>
          </table:table-cell>
          <table:table-cell table:style-name="ce145" table:formula="of:=[.F3]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3">
          <table:table-cell table:style-name="ce19" office:value-type="string" calcext:value-type="string">
            <text:p>Revenue</text:p>
          </table:table-cell>
          <table:table-cell table:style-name="ce54" table:formula="of:=[.B54]" office:value-type="float" office:value="1819" calcext:value-type="float">
            <text:p>1,819.00 €</text:p>
          </table:table-cell>
          <table:table-cell table:style-name="ce99" table:formula="of:=[.C54]" office:value-type="float" office:value="2631" calcext:value-type="float">
            <text:p>2,631.00 €</text:p>
          </table:table-cell>
          <table:table-cell table:style-name="ce99" table:formula="of:=[.D54]" office:value-type="float" office:value="5625" calcext:value-type="float">
            <text:p>5,625.00 €</text:p>
          </table:table-cell>
          <table:table-cell table:style-name="ce99" table:formula="of:=[.E54]" office:value-type="float" office:value="107943" calcext:value-type="float">
            <text:p>107,943.00 €</text:p>
          </table:table-cell>
          <table:table-cell table:style-name="ce146" table:formula="of:=[.F54]" office:value-type="float" office:value="111873" calcext:value-type="float">
            <text:p>111,873.00 €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3">
          <table:table-cell table:style-name="ce19" office:value-type="string" calcext:value-type="string">
            <text:p>Costs <text:s/></text:p>
          </table:table-cell>
          <table:table-cell table:style-name="ce55" table:formula="of:=[.L109]*(-1)" office:value-type="float" office:value="-72151.3255641025" calcext:value-type="float">
            <text:p>-72,151.33 €</text:p>
          </table:table-cell>
          <table:table-cell table:style-name="ce100" table:formula="of:=[.M109]*(-1)" office:value-type="float" office:value="-74500.4070603525" calcext:value-type="float">
            <text:p>-74,500.41 €</text:p>
          </table:table-cell>
          <table:table-cell table:style-name="ce100" table:formula="of:=[.N109]*(-1)" office:value-type="float" office:value="-77574.4337615567" calcext:value-type="float">
            <text:p>-77,574.43 €</text:p>
          </table:table-cell>
          <table:table-cell table:style-name="ce100" table:formula="of:=[.O109]*(-1)" office:value-type="float" office:value="-94026.8907460156" calcext:value-type="float">
            <text:p>-94,026.89 €</text:p>
          </table:table-cell>
          <table:table-cell table:style-name="ce147" table:formula="of:=[.P109]*(-1)" office:value-type="float" office:value="-93298.1241425791" calcext:value-type="float">
            <text:p>-93,298.12 €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3">
          <table:table-cell table:style-name="ce20" office:value-type="string" calcext:value-type="string">
            <text:p>Result</text:p>
          </table:table-cell>
          <table:table-cell table:style-name="ce56" table:formula="of:=[.B113]+[.B114]" office:value-type="float" office:value="-70332.3255641025" calcext:value-type="float">
            <text:p>-70,332.33 €</text:p>
          </table:table-cell>
          <table:table-cell table:style-name="ce101" table:formula="of:=[.C113]+[.C114]" office:value-type="float" office:value="-71869.4070603525" calcext:value-type="float">
            <text:p>-71,869.41 €</text:p>
          </table:table-cell>
          <table:table-cell table:style-name="ce101" table:formula="of:=[.D113]+[.D114]" office:value-type="float" office:value="-71949.4337615567" calcext:value-type="float">
            <text:p>-71,949.43 €</text:p>
          </table:table-cell>
          <table:table-cell table:style-name="ce101" table:formula="of:=[.E113]+[.E114]" office:value-type="float" office:value="13916.1092539844" calcext:value-type="float">
            <text:p>13,916.11 €</text:p>
          </table:table-cell>
          <table:table-cell table:style-name="ce148" table:formula="of:=[.F113]+[.F114]" office:value-type="float" office:value="18574.8758574209" calcext:value-type="float">
            <text:p>18,574.88 €</text:p>
          </table:table-cell>
          <table:table-cell table:number-columns-repeated="3"/>
          <table:table-cell table:style-name="ce160"/>
          <table:table-cell table:number-columns-repeated="1014"/>
        </table:table-row>
        <table:table-row table:style-name="ro4">
          <table:table-cell table:style-name="Default" table:number-columns-repeated="6"/>
          <table:table-cell table:number-columns-repeated="3"/>
          <table:table-cell table:style-name="ce160"/>
          <table:table-cell table:number-columns-repeated="1014"/>
        </table:table-row>
        <table:table-row table:style-name="ro3">
          <table:table-cell table:style-name="ce21" office:value-type="string" calcext:value-type="string">
            <text:p>Needed Personnel</text:p>
          </table:table-cell>
          <table:table-cell table:style-name="ce57" table:formula="of:=[.B3]" office:value-type="float" office:value="1" calcext:value-type="float">
            <text:p>1</text:p>
          </table:table-cell>
          <table:table-cell table:style-name="ce102" table:formula="of:=[.C3]" office:value-type="float" office:value="2" calcext:value-type="float">
            <text:p>2</text:p>
          </table:table-cell>
          <table:table-cell table:style-name="ce102" table:formula="of:=[.D3]" office:value-type="float" office:value="3" calcext:value-type="float">
            <text:p>3</text:p>
          </table:table-cell>
          <table:table-cell table:style-name="ce102" table:formula="of:=[.E3]" office:value-type="float" office:value="4" calcext:value-type="float">
            <text:p>4</text:p>
          </table:table-cell>
          <table:table-cell table:style-name="ce149" table:formula="of:=[.F3]" office:value-type="float" office:value="5" calcext:value-type="float">
            <text:p>5</text:p>
          </table:table-cell>
          <table:table-cell table:number-columns-repeated="3"/>
          <table:table-cell table:style-name="ce160"/>
          <table:table-cell table:number-columns-repeated="1014"/>
        </table:table-row>
        <table:table-row-group>
          <table:table-row table:style-name="ro3">
            <table:table-cell table:style-name="ce14" table:formula="of:=[.C11]" office:value-type="string" office:string-value="Scientist" calcext:value-type="string">
              <text:p>Scientist</text:p>
            </table:table-cell>
            <table:table-cell table:style-name="ce58" table:formula="of:=SUMIF([.$B$59:.$B$97];[.$A118];[.D$59:.D$97])" office:value-type="float" office:value="74.7727083333333" calcext:value-type="float">
              <text:p>74.77 h</text:p>
            </table:table-cell>
            <table:table-cell table:style-name="ce103" table:formula="of:=SUMIF([.$B$59:.$B$97];[.$A118];[.E$59:.E$97])" office:value-type="float" office:value="75.2836458333333" calcext:value-type="float">
              <text:p>75.28 h</text:p>
            </table:table-cell>
            <table:table-cell table:style-name="ce103" table:formula="of:=SUMIF([.$B$59:.$B$97];[.$A118];[.F$59:.F$97])" office:value-type="float" office:value="77.3165625" calcext:value-type="float">
              <text:p>77.32 h</text:p>
            </table:table-cell>
            <table:table-cell table:style-name="ce103" table:formula="of:=SUMIF([.$B$59:.$B$97];[.$A118];[.G$59:.G$97])" office:value-type="float" office:value="105.3771875" calcext:value-type="float">
              <text:p>105.38 h</text:p>
            </table:table-cell>
            <table:table-cell table:style-name="ce150" table:formula="of:=SUMIF([.$B$59:.$B$97];[.$A118];[.H$59:.H$97])" office:value-type="float" office:value="95.4128125" calcext:value-type="float">
              <text:p>95.41 h</text:p>
            </table:table-cell>
            <table:table-cell table:number-columns-repeated="3"/>
            <table:table-cell table:style-name="ce160"/>
            <table:table-cell table:number-columns-repeated="1014"/>
          </table:table-row>
          <table:table-row table:style-name="ro3">
            <table:table-cell table:style-name="ce14" table:formula="of:=[.D11]" office:value-type="string" office:string-value="Clerk" calcext:value-type="string">
              <text:p>Clerk</text:p>
            </table:table-cell>
            <table:table-cell table:style-name="ce58" table:formula="of:=SUMIF([.$B$59:.$B$97];[.$A119];[.D$59:.D$97])" office:value-type="float" office:value="14.1333333333333" calcext:value-type="float">
              <text:p>14.13 h</text:p>
            </table:table-cell>
            <table:table-cell table:style-name="ce103" table:formula="of:=SUMIF([.$B$59:.$B$97];[.$A119];[.E$59:.E$97])" office:value-type="float" office:value="14.2114583333333" calcext:value-type="float">
              <text:p>14.21 h</text:p>
            </table:table-cell>
            <table:table-cell table:style-name="ce103" table:formula="of:=SUMIF([.$B$59:.$B$97];[.$A119];[.F$59:.F$97])" office:value-type="float" office:value="14.415625" calcext:value-type="float">
              <text:p>14.42 h</text:p>
            </table:table-cell>
            <table:table-cell table:style-name="ce103" table:formula="of:=SUMIF([.$B$59:.$B$97];[.$A119];[.G$59:.G$97])" office:value-type="float" office:value="26.771875" calcext:value-type="float">
              <text:p>26.77 h</text:p>
            </table:table-cell>
            <table:table-cell table:style-name="ce150" table:formula="of:=SUMIF([.$B$59:.$B$97];[.$A119];[.H$59:.H$97])" office:value-type="float" office:value="27.003125" calcext:value-type="float">
              <text:p>27.00 h</text:p>
            </table:table-cell>
            <table:table-cell table:number-columns-repeated="3"/>
            <table:table-cell table:style-name="ce160"/>
            <table:table-cell table:number-columns-repeated="1014"/>
          </table:table-row>
          <table:table-row table:style-name="ro3">
            <table:table-cell table:style-name="ce22" table:formula="of:=[.E11]" office:value-type="string" office:string-value="Assistant" calcext:value-type="string">
              <text:p>Assistant</text:p>
            </table:table-cell>
            <table:table-cell table:style-name="ce59" table:formula="of:=SUMIF([.$B$59:.$B$97];[.$A120];[.D$59:.D$97])" office:value-type="float" office:value="0.5625" calcext:value-type="float">
              <text:p>0.56 h</text:p>
            </table:table-cell>
            <table:table-cell table:style-name="ce104" table:formula="of:=SUMIF([.$B$59:.$B$97];[.$A120];[.E$59:.E$97])" office:value-type="float" office:value="0.75" calcext:value-type="float">
              <text:p>0.75 h</text:p>
            </table:table-cell>
            <table:table-cell table:style-name="ce104" table:formula="of:=SUMIF([.$B$59:.$B$97];[.$A120];[.F$59:.F$97])" office:value-type="float" office:value="1.5" calcext:value-type="float">
              <text:p>1.50 h</text:p>
            </table:table-cell>
            <table:table-cell table:style-name="ce104" table:formula="of:=SUMIF([.$B$59:.$B$97];[.$A120];[.G$59:.G$97])" office:value-type="float" office:value="3" calcext:value-type="float">
              <text:p>3.00 h</text:p>
            </table:table-cell>
            <table:table-cell table:style-name="ce151" table:formula="of:=SUMIF([.$B$59:.$B$97];[.$A120];[.H$59:.H$97])" office:value-type="float" office:value="3.75" calcext:value-type="float">
              <text:p>3.75 h</text:p>
            </table:table-cell>
            <table:table-cell table:number-columns-repeated="3"/>
            <table:table-cell table:style-name="ce160"/>
            <table:table-cell table:number-columns-repeated="1014"/>
          </table:table-row>
          <table:table-row table:style-name="ro3">
            <table:table-cell table:style-name="ce23" table:formula="of:=[.A118]" office:value-type="string" office:string-value="Scientist" calcext:value-type="string">
              <text:p>Scientist</text:p>
            </table:table-cell>
            <table:table-cell table:style-name="ce60" table:formula="of:=[.B118]/[.$C$17]" office:value-type="float" office:value="0.373863541666667" calcext:value-type="float">
              <text:p>0.37 VzÄ</text:p>
            </table:table-cell>
            <table:table-cell table:style-name="ce105" table:formula="of:=[.C118]/[.$C$17]" office:value-type="float" office:value="0.376418229166667" calcext:value-type="float">
              <text:p>0.38 VzÄ</text:p>
            </table:table-cell>
            <table:table-cell table:style-name="ce105" table:formula="of:=[.D118]/[.$C$17]" office:value-type="float" office:value="0.3865828125" calcext:value-type="float">
              <text:p>0.39 VzÄ</text:p>
            </table:table-cell>
            <table:table-cell table:style-name="ce105" table:formula="of:=[.E118]/[.$C$17]" office:value-type="float" office:value="0.5268859375" calcext:value-type="float">
              <text:p>0.53 VzÄ</text:p>
            </table:table-cell>
            <table:table-cell table:style-name="ce152" table:formula="of:=[.F118]/[.$C$17]" office:value-type="float" office:value="0.4770640625" calcext:value-type="float">
              <text:p>0.48 VzÄ</text:p>
            </table:table-cell>
            <table:table-cell table:number-columns-repeated="3"/>
            <table:table-cell table:style-name="ce160"/>
            <table:table-cell table:number-columns-repeated="1014"/>
          </table:table-row>
          <table:table-row table:style-name="ro3">
            <table:table-cell table:style-name="ce14" table:formula="of:=[.A119]" office:value-type="string" office:string-value="Clerk" calcext:value-type="string">
              <text:p>Clerk</text:p>
            </table:table-cell>
            <table:table-cell table:style-name="ce61" table:formula="of:=[.B$119]/[.$D$17]" office:value-type="float" office:value="0.0706666666666667" calcext:value-type="float">
              <text:p>0.07 VzÄ</text:p>
            </table:table-cell>
            <table:table-cell table:style-name="ce106" table:formula="of:=[.C$119]/[.$D$17]" office:value-type="float" office:value="0.0710572916666667" calcext:value-type="float">
              <text:p>0.07 VzÄ</text:p>
            </table:table-cell>
            <table:table-cell table:style-name="ce106" table:formula="of:=[.D$119]/[.$D$17]" office:value-type="float" office:value="0.072078125" calcext:value-type="float">
              <text:p>0.07 VzÄ</text:p>
            </table:table-cell>
            <table:table-cell table:style-name="ce106" table:formula="of:=[.E$119]/[.$D$17]" office:value-type="float" office:value="0.133859375" calcext:value-type="float">
              <text:p>0.13 VzÄ</text:p>
            </table:table-cell>
            <table:table-cell table:style-name="ce153" table:formula="of:=[.F$119]/[.$D$17]" office:value-type="float" office:value="0.135015625" calcext:value-type="float">
              <text:p>0.14 VzÄ</text:p>
            </table:table-cell>
            <table:table-cell table:number-columns-repeated="3"/>
            <table:table-cell table:style-name="ce160"/>
            <table:table-cell table:number-columns-repeated="1014"/>
          </table:table-row>
          <table:table-row table:style-name="ro3">
            <table:table-cell table:style-name="ce15" table:formula="of:=[.A120]" office:value-type="string" office:string-value="Assistant" calcext:value-type="string">
              <text:p>Assistant</text:p>
            </table:table-cell>
            <table:table-cell table:style-name="ce62" table:formula="of:=[.B120]/[.$E$17]" office:value-type="float" office:value="0.01125" calcext:value-type="float">
              <text:p>0.01 VzÄ</text:p>
            </table:table-cell>
            <table:table-cell table:style-name="ce107" table:formula="of:=[.C120]/[.$E$17]" office:value-type="float" office:value="0.015" calcext:value-type="float">
              <text:p>0.02 VzÄ</text:p>
            </table:table-cell>
            <table:table-cell table:style-name="ce107" table:formula="of:=[.D120]/[.$E$17]" office:value-type="float" office:value="0.03" calcext:value-type="float">
              <text:p>0.03 VzÄ</text:p>
            </table:table-cell>
            <table:table-cell table:style-name="ce107" table:formula="of:=[.E120]/[.$E$17]" office:value-type="float" office:value="0.06" calcext:value-type="float">
              <text:p>0.06 VzÄ</text:p>
            </table:table-cell>
            <table:table-cell table:style-name="ce154" table:formula="of:=[.F120]/[.$E$17]" office:value-type="float" office:value="0.075" calcext:value-type="float">
              <text:p>0.08 VzÄ</text:p>
            </table:table-cell>
            <table:table-cell table:number-columns-repeated="3"/>
            <table:table-cell table:style-name="ce160"/>
            <table:table-cell table:number-columns-repeated="1014"/>
          </table:table-row>
        </table:table-row-group>
        <table:table-row table:style-name="ro4">
          <table:table-cell table:style-name="Default" table:number-columns-repeated="6"/>
          <table:table-cell table:number-columns-repeated="3"/>
          <table:table-cell table:style-name="ce160"/>
          <table:table-cell table:number-columns-repeated="1014"/>
        </table:table-row>
        <table:table-row table:style-name="ro5">
          <table:table-cell table:style-name="ce24" office:value-type="string" calcext:value-type="string">
            <text:p>Initial investment</text:p>
          </table:table-cell>
          <table:table-cell table:style-name="ce63" office:value-type="string" calcext:value-type="string" table:number-columns-spanned="2" table:number-rows-spanned="1">
            <text:p>Basis <text:s/></text:p>
          </table:table-cell>
          <table:covered-table-cell table:style-name="ce63"/>
          <table:table-cell table:style-name="ce116" office:value-type="string" calcext:value-type="string">
            <text:p>€</text:p>
          </table:table-cell>
          <table:table-cell table:style-name="ce130" office:value-type="string" calcext:value-type="string">
            <text:p>Depreciation (years)</text:p>
          </table:table-cell>
          <table:table-cell table:style-name="Default"/>
          <table:table-cell table:number-columns-repeated="1018"/>
        </table:table-row>
        <table:table-row-group>
          <table:table-row table:style-name="ro5">
            <table:table-cell table:style-name="ce14" office:value-type="string" calcext:value-type="string">
              <text:p>work places</text:p>
            </table:table-cell>
            <table:table-cell table:style-name="ce25" office:value-type="string" calcext:value-type="string">
              <text:p>3 desk/chair/etc @ 1000 €</text:p>
            </table:table-cell>
            <table:table-cell table:style-name="ce108"/>
            <table:table-cell table:style-name="ce66" office:value-type="float" office:value="3000" calcext:value-type="float">
              <text:p>3,000.00 €</text:p>
            </table:table-cell>
            <table:table-cell table:style-name="ce131" office:value-type="float" office:value="13" calcext:value-type="float">
              <text:p>13</text:p>
            </table:table-cell>
            <table:table-cell table:style-name="Default"/>
            <table:table-cell table:number-columns-repeated="1018"/>
          </table:table-row>
          <table:table-row table:style-name="ro8">
            <table:table-cell table:style-name="ce15" office:value-type="string" calcext:value-type="string">
              <text:p>Computers</text:p>
            </table:table-cell>
            <table:table-cell table:style-name="ce25" office:value-type="string" calcext:value-type="string">
              <text:p>3 computers @ 1000 €</text:p>
            </table:table-cell>
            <table:table-cell table:style-name="ce109"/>
            <table:table-cell table:style-name="ce117" office:value-type="float" office:value="3000" calcext:value-type="float">
              <text:p>3,000.00 €</text:p>
            </table:table-cell>
            <table:table-cell table:style-name="ce132" office:value-type="float" office:value="3" calcext:value-type="float">
              <text:p>3</text:p>
            </table:table-cell>
            <table:table-cell table:style-name="Default"/>
            <table:table-cell table:number-columns-repeated="1018"/>
          </table:table-row>
        </table:table-row-group>
        <table:table-row table:style-name="ro8">
          <table:table-cell table:style-name="Default"/>
          <table:table-cell table:style-name="ce64" table:number-columns-spanned="2" table:number-rows-spanned="1"/>
          <table:covered-table-cell table:style-name="ce64"/>
          <table:table-cell table:style-name="ce118" table:formula="of:=SUM([.D126:.D127])" office:value-type="float" office:value="6000" calcext:value-type="float">
            <text:p>6,000.00 €</text:p>
          </table:table-cell>
          <table:table-cell table:style-name="Default" table:number-columns-repeated="2"/>
          <table:table-cell table:number-columns-repeated="1018"/>
        </table:table-row>
        <table:table-row table:style-name="ro5">
          <table:table-cell table:style-name="Default"/>
          <table:table-cell table:style-name="ce64" table:number-columns-spanned="2" table:number-rows-spanned="1"/>
          <table:covered-table-cell table:style-name="ce64"/>
          <table:table-cell table:style-name="Default" table:number-columns-repeated="3"/>
          <table:table-cell table:number-columns-repeated="1018"/>
        </table:table-row>
        <table:table-row table:style-name="ro4" table:number-rows-repeated="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25" office:value-type="string" calcext:value-type="string">
            <text:p>Base numbers for diagrams</text:p>
          </table:table-cell>
          <table:table-cell table:style-name="ce65" table:formula="of:=[.B3]" office:value-type="float" office:value="1" calcext:value-type="float">
            <text:p>1</text:p>
          </table:table-cell>
          <table:table-cell table:style-name="ce65" table:formula="of:=[.C3]" office:value-type="float" office:value="2" calcext:value-type="float">
            <text:p>2</text:p>
          </table:table-cell>
          <table:table-cell table:style-name="ce65" table:formula="of:=[.D3]" office:value-type="float" office:value="3" calcext:value-type="float">
            <text:p>3</text:p>
          </table:table-cell>
          <table:table-cell table:style-name="ce65" table:formula="of:=[.E3]" office:value-type="float" office:value="4" calcext:value-type="float">
            <text:p>4</text:p>
          </table:table-cell>
          <table:table-cell table:style-name="ce65" table:formula="of:=[.F3]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table:style-name="ce26" table:formula="of:=[.A32]" office:value-type="string" office:string-value="Print sales" calcext:value-type="string">
            <text:p>Print sales</text:p>
          </table:table-cell>
          <table:table-cell table:style-name="ce66" table:formula="of:=[.B32]" office:value-type="float" office:value="900" calcext:value-type="float">
            <text:p>900.00 €</text:p>
          </table:table-cell>
          <table:table-cell table:style-name="ce66" table:formula="of:=[.C32]" office:value-type="float" office:value="1200" calcext:value-type="float">
            <text:p>1,200.00 €</text:p>
          </table:table-cell>
          <table:table-cell table:style-name="ce66" table:formula="of:=[.D32]" office:value-type="float" office:value="2400" calcext:value-type="float">
            <text:p>2,400.00 €</text:p>
          </table:table-cell>
          <table:table-cell table:style-name="ce66" table:formula="of:=[.E32]" office:value-type="float" office:value="4800" calcext:value-type="float">
            <text:p>4,800.00 €</text:p>
          </table:table-cell>
          <table:table-cell table:style-name="ce66" table:formula="of:=[.F32]" office:value-type="float" office:value="6000" calcext:value-type="float">
            <text:p>6,000.00 €</text:p>
          </table:table-cell>
          <table:table-cell table:number-columns-repeated="1018"/>
        </table:table-row>
        <table:table-row table:style-name="ro3">
          <table:table-cell table:style-name="ce26" table:formula="of:=[.A35]" office:value-type="string" office:string-value="Book processing charges" calcext:value-type="string">
            <text:p>Book processing charges</text:p>
          </table:table-cell>
          <table:table-cell table:style-name="ce66" table:formula="of:=[.B35]" office:value-type="float" office:value="0" calcext:value-type="float">
            <text:p>0.00 €</text:p>
          </table:table-cell>
          <table:table-cell table:style-name="ce66" table:formula="of:=[.C35]" office:value-type="float" office:value="180" calcext:value-type="float">
            <text:p>180.00 €</text:p>
          </table:table-cell>
          <table:table-cell table:style-name="ce66" table:formula="of:=[.D35]" office:value-type="float" office:value="720" calcext:value-type="float">
            <text:p>720.00 €</text:p>
          </table:table-cell>
          <table:table-cell table:style-name="ce66" table:formula="of:=[.E35]" office:value-type="float" office:value="2160" calcext:value-type="float">
            <text:p>2,160.00 €</text:p>
          </table:table-cell>
          <table:table-cell table:style-name="ce66" table:formula="of:=[.F35]" office:value-type="float" office:value="3600" calcext:value-type="float">
            <text:p>3,600.00 €</text:p>
          </table:table-cell>
          <table:table-cell table:number-columns-repeated="1018"/>
        </table:table-row>
        <table:table-row table:style-name="ro3">
          <table:table-cell table:style-name="ce26" table:formula="of:=[.A38]" office:value-type="string" office:string-value="Institutional members" calcext:value-type="string">
            <text:p>Institutional members</text:p>
          </table:table-cell>
          <table:table-cell table:style-name="ce66" table:formula="of:=[.B38]" office:value-type="float" office:value="0" calcext:value-type="float">
            <text:p>0.00 €</text:p>
          </table:table-cell>
          <table:table-cell table:style-name="ce66" table:formula="of:=[.C38]" office:value-type="float" office:value="0" calcext:value-type="float">
            <text:p>0.00 €</text:p>
          </table:table-cell>
          <table:table-cell table:style-name="ce66" table:formula="of:=[.D38]" office:value-type="float" office:value="0" calcext:value-type="float">
            <text:p>0.00 €</text:p>
          </table:table-cell>
          <table:table-cell table:style-name="ce66" table:formula="of:=[.E38]" office:value-type="float" office:value="96000" calcext:value-type="float">
            <text:p>96,000.00 €</text:p>
          </table:table-cell>
          <table:table-cell table:style-name="ce66" table:formula="of:=[.F38]" office:value-type="float" office:value="96000" calcext:value-type="float">
            <text:p>96,000.00 €</text:p>
          </table:table-cell>
          <table:table-cell table:number-columns-repeated="1018"/>
        </table:table-row>
        <table:table-row table:style-name="ro3">
          <table:table-cell table:style-name="ce26" table:formula="of:=[.A42]" office:value-type="string" office:string-value="Individual members" calcext:value-type="string">
            <text:p>Individual members</text:p>
          </table:table-cell>
          <table:table-cell table:style-name="ce66" table:formula="of:=[.B42]" office:value-type="float" office:value="19" calcext:value-type="float">
            <text:p>19.00 €</text:p>
          </table:table-cell>
          <table:table-cell table:style-name="ce66" table:formula="of:=[.C42]" office:value-type="float" office:value="51" calcext:value-type="float">
            <text:p>51.00 €</text:p>
          </table:table-cell>
          <table:table-cell table:style-name="ce66" table:formula="of:=[.D42]" office:value-type="float" office:value="105" calcext:value-type="float">
            <text:p>105.00 €</text:p>
          </table:table-cell>
          <table:table-cell table:style-name="ce66" table:formula="of:=[.E42]" office:value-type="float" office:value="183" calcext:value-type="float">
            <text:p>183.00 €</text:p>
          </table:table-cell>
          <table:table-cell table:style-name="ce66" table:formula="of:=[.F42]" office:value-type="float" office:value="273" calcext:value-type="float">
            <text:p>273.00 €</text:p>
          </table:table-cell>
          <table:table-cell table:number-columns-repeated="1018"/>
        </table:table-row>
        <table:table-row table:style-name="ro3">
          <table:table-cell table:style-name="ce26" table:formula="of:=[.A49]" office:value-type="string" office:string-value="Donations" calcext:value-type="string">
            <text:p>Donations</text:p>
          </table:table-cell>
          <table:table-cell table:style-name="ce66" table:formula="of:=[.B49]" office:value-type="float" office:value="900" calcext:value-type="float">
            <text:p>900.00 €</text:p>
          </table:table-cell>
          <table:table-cell table:style-name="ce66" table:formula="of:=[.C49]" office:value-type="float" office:value="1200" calcext:value-type="float">
            <text:p>1,200.00 €</text:p>
          </table:table-cell>
          <table:table-cell table:style-name="ce66" table:formula="of:=[.D49]" office:value-type="float" office:value="2400" calcext:value-type="float">
            <text:p>2,400.00 €</text:p>
          </table:table-cell>
          <table:table-cell table:style-name="ce66" table:formula="of:=[.E49]" office:value-type="float" office:value="4800" calcext:value-type="float">
            <text:p>4,800.00 €</text:p>
          </table:table-cell>
          <table:table-cell table:style-name="ce66" table:formula="of:=[.F49]" office:value-type="float" office:value="6000" calcext:value-type="float">
            <text:p>6,000.00 €</text:p>
          </table:table-cell>
          <table:table-cell table:number-columns-repeated="1018"/>
        </table:table-row>
        <table:table-row table:style-name="ro4" table:number-rows-repeated="10484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2">
        <table:table-column table:style-name="co6" table:number-columns-repeated="1024" table:default-cell-style-name="ce67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2" loext:min-decimal-places="2" number:min-integer-digits="1" number:grouping="true"/>
      <number:text> €</number:text>
    </number:number-style>
    <number:number-style style:name="N126">
      <number:number number:decimal-places="2" loext:min-decimal-places="2" number:min-integer-digits="1" number:grouping="true"/>
      <number:text> h</number:text>
    </number:number-style>
    <number:number-style style:name="N127">
      <number:number number:decimal-places="2" loext:min-decimal-places="2" number:min-integer-digits="1" number:grouping="true"/>
      <number:text> Tage</number:text>
    </number:number-style>
    <number:number-style style:name="N128">
      <number:number number:decimal-places="2" loext:min-decimal-places="2" number:min-integer-digits="1" number:grouping="true"/>
      <number:text> VzÄ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11:45:11</meta:creation-date>
    <meta:initial-creator>Siller, Debora</meta:initial-creator>
    <dc:language>de</dc:language>
    <meta:print-date>2015-01-13T12:00:01</meta:print-date>
    <dc:date>2018-03-09T14:27:21.341989026</dc:date>
    <meta:editing-cycles>9</meta:editing-cycles>
    <meta:editing-duration>PT12H34M28S</meta:editing-duration>
    <meta:generator>LibreOffice/5.1.6.2$Linux_X86_64 LibreOffice_project/10m0$Build-2</meta:generator>
    <meta:document-statistic meta:table-count="2" meta:cell-count="8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2" loext:min-decimal-places="2" number:min-integer-digits="1" number:grouping="true"/>
      <number:text> €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axis-label-position="outside-start" chart:tick-mark-position="at-axis"/>
      <style:graphic-properties svg:stroke-width="0.026cm" svg:stroke-color="#d9d9d9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6" style:family="chart" style:data-style-name="N125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5b9bd5"/>
      <style:text-properties style:text-position="0% 100%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125">
      <style:chart-properties chart:link-data-style-to-source="true" chart:data-label-number="value" chart:data-label-text="false" chart:data-label-symbol="false"/>
      <style:graphic-properties draw:stroke="none" draw:fill-color="#a9d18e"/>
      <style:text-properties fo:font-size="10pt" style:font-size-asian="10pt" style:font-size-complex="10pt"/>
    </style:style>
    <style:style style:name="ch9" style:family="chart" style:data-style-name="N125">
      <style:chart-properties chart:link-data-style-to-source="true" chart:data-label-number="value" chart:data-label-text="false" chart:data-label-symbol="false"/>
      <style:graphic-properties draw:stroke="none" draw:fill-color="#ed7d31"/>
      <style:text-properties fo:font-size="10pt" style:font-size-asian="10pt" style:font-size-complex="10pt"/>
    </style:style>
    <style:style style:name="ch10" style:family="chart" style:data-style-name="N125">
      <style:chart-properties chart:symbol-type="none" chart:link-data-style-to-source="true" chart:data-label-number="value" chart:data-label-text="false" chart:data-label-symbol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6.75cm" svg:height="17.668cm" xlink:href=".." xlink:type="simple" chart:class="chart:bar" chart:style-name="ch1">
        <chart:legend chart:legend-position="bottom" svg:x="9.954cm" svg:y="16.885cm" style:legend-expansion="wide" chart:style-name="ch2"/>
        <chart:plot-area chart:style-name="ch3" table:cell-range-address="Tabelle1.A112:Tabelle1.F115" chart:data-source-has-labels="both" svg:x="0.535cm" svg:y="1.267cm" svg:width="25.68cm" svg:height="14.284cm">
          <chartooo:coordinate-region svg:x="0.535cm" svg:y="1.267cm" svg:width="25.68cm" svg:height="14.284cm"/>
          <chart:axis chart:dimension="x" chart:name="primary-x" chart:style-name="ch4" chartooo:axis-type="auto">
            <chartooo:date-scale/>
            <chart:title svg:x="12.881cm" svg:y="15.904cm" chart:style-name="ch5">
              <text:p>Years</text:p>
            </chart:title>
            <chart:categories table:cell-range-address="Tabelle1.B112:Tabelle1.F112"/>
          </chart:axis>
          <chart:axis chart:dimension="x" chart:name="secondary-x" chart:style-name="ch4">
            <chart:title svg:x="12.881cm" svg:y="0.354cm" chart:style-name="ch5">
              <text:p>Years</text:p>
            </chart:title>
          </chart:axis>
          <chart:axis chart:dimension="y" chart:name="primary-y" chart:style-name="ch6">
            <chart:grid chart:style-name="ch7" chart:class="major"/>
            <chart:grid chart:style-name="ch7" chart:class="minor"/>
          </chart:axis>
          <chart:axis chart:dimension="y" chart:name="secondary-y" chart:style-name="ch6"/>
          <chart:series chart:attached-axis="primary-y" chart:style-name="ch8" chart:values-cell-range-address="Tabelle1.B113:Tabelle1.F113" chart:label-cell-address="Tabelle1.A113:Tabelle1.A113" chart:class="chart:bar">
            <chart:data-point chart:repeated="5"/>
          </chart:series>
          <chart:series chart:attached-axis="primary-y" chart:style-name="ch9" chart:values-cell-range-address="Tabelle1.B114:Tabelle1.F114" chart:label-cell-address="Tabelle1.A114:Tabelle1.A114" chart:class="chart:bar">
            <chart:data-point chart:repeated="5"/>
          </chart:series>
          <chart:series chart:attached-axis="secondary-y" chart:style-name="ch10" chart:values-cell-range-address="Tabelle1.B115:Tabelle1.F115" chart:label-cell-address="Tabelle1.A115:Tabelle1.A11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abelle1.B112:Tabelle1.F11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evenue</text:p>
                <draw:g>
                  <svg:desc>Tabelle1.A113:Tabelle1.A113</svg:desc>
                </draw:g>
              </table:table-cell>
              <table:table-cell office:value-type="float" office:value="1819">
                <text:p>1819</text:p>
                <draw:g>
                  <svg:desc>Tabelle1.B113:Tabelle1.F113</svg:desc>
                </draw:g>
              </table:table-cell>
              <table:table-cell office:value-type="float" office:value="2631">
                <text:p>2631</text:p>
              </table:table-cell>
              <table:table-cell office:value-type="float" office:value="5625">
                <text:p>5625</text:p>
              </table:table-cell>
              <table:table-cell office:value-type="float" office:value="107943">
                <text:p>107943</text:p>
              </table:table-cell>
              <table:table-cell office:value-type="float" office:value="111873">
                <text:p>111873</text:p>
              </table:table-cell>
            </table:table-row>
            <table:table-row>
              <table:table-cell office:value-type="string">
                <text:p>Costs  </text:p>
                <draw:g>
                  <svg:desc>Tabelle1.A114:Tabelle1.A114</svg:desc>
                </draw:g>
              </table:table-cell>
              <table:table-cell office:value-type="float" office:value="-72151.3255641025">
                <text:p>-72151.3255641025</text:p>
                <draw:g>
                  <svg:desc>Tabelle1.B114:Tabelle1.F114</svg:desc>
                </draw:g>
              </table:table-cell>
              <table:table-cell office:value-type="float" office:value="-74500.4070603525">
                <text:p>-74500.4070603525</text:p>
              </table:table-cell>
              <table:table-cell office:value-type="float" office:value="-77574.4337615567">
                <text:p>-77574.4337615567</text:p>
              </table:table-cell>
              <table:table-cell office:value-type="float" office:value="-94026.8907460156">
                <text:p>-94026.8907460156</text:p>
              </table:table-cell>
              <table:table-cell office:value-type="float" office:value="-93298.1241425791">
                <text:p>-93298.1241425791</text:p>
              </table:table-cell>
            </table:table-row>
            <table:table-row>
              <table:table-cell office:value-type="string">
                <text:p>Result</text:p>
                <draw:g>
                  <svg:desc>Tabelle1.A115:Tabelle1.A115</svg:desc>
                </draw:g>
              </table:table-cell>
              <table:table-cell office:value-type="float" office:value="-70332.3255641025">
                <text:p>-70332.3255641025</text:p>
                <draw:g>
                  <svg:desc>Tabelle1.B115:Tabelle1.F115</svg:desc>
                </draw:g>
              </table:table-cell>
              <table:table-cell office:value-type="float" office:value="-71869.4070603525">
                <text:p>-71869.4070603525</text:p>
              </table:table-cell>
              <table:table-cell office:value-type="float" office:value="-71949.4337615567">
                <text:p>-71949.4337615567</text:p>
              </table:table-cell>
              <table:table-cell office:value-type="float" office:value="13916.1092539844">
                <text:p>13916.1092539844</text:p>
              </table:table-cell>
              <table:table-cell office:value-type="float" office:value="18574.8758574209">
                <text:p>18574.8758574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2" loext:min-decimal-places="2" number:min-integer-digits="1" number:grouping="true"/>
      <number:text> €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fill="solid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d9d9d9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6" style:family="chart" style:data-style-name="N125">
      <style:chart-properties chart:display-label="true" chart:logarithmic="false" chart:gap-width="300" chart:overlap="100" chart:reverse-direction="fals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125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9" style:family="chart" style:data-style-name="N125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0" style:family="chart" style:data-style-name="N125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1" style:family="chart" style:data-style-name="N125">
      <style:chart-properties chart:link-data-style-to-source="true"/>
      <style:graphic-properties draw:stroke="none" draw:fill-color="#ffc000"/>
      <style:text-properties fo:font-size="10pt" style:font-size-asian="10pt" style:font-size-complex="10pt"/>
    </style:style>
    <style:style style:name="ch12" style:family="chart" style:data-style-name="N125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6.366cm" svg:height="9.619cm" xlink:href=".." xlink:type="simple" chart:class="chart:bar" chart:style-name="ch1">
        <chart:legend chart:legend-position="end" svg:x="21.722cm" svg:y="3.514cm" style:legend-expansion="high" chart:style-name="ch2"/>
        <chart:plot-area chart:style-name="ch3" table:cell-range-address="Tabelle1.A132:Tabelle1.F137" chart:data-source-has-labels="both" svg:x="0.527cm" svg:y="0.192cm" svg:width="20.668cm" svg:height="8.254cm">
          <chartooo:coordinate-region svg:x="0.527cm" svg:y="0.192cm" svg:width="20.668cm" svg:height="8.254cm"/>
          <chart:axis chart:dimension="x" chart:name="primary-x" chart:style-name="ch4" chartooo:axis-type="auto">
            <chartooo:date-scale/>
            <chart:title svg:x="10.367cm" svg:y="8.638cm" chart:style-name="ch5">
              <text:p>Years</text:p>
            </chart:title>
            <chart:categories table:cell-range-address="Tabelle1.B132:Tabelle1.F132"/>
          </chart:axis>
          <chart:axis chart:dimension="y" chart:name="primary-y" chart:style-name="ch6">
            <chart:grid chart:style-name="ch7" chart:class="major"/>
            <chart:grid chart:style-name="ch7" chart:class="minor"/>
          </chart:axis>
          <chart:series chart:style-name="ch8" chart:values-cell-range-address="Tabelle1.B133:Tabelle1.F133" chart:label-cell-address="Tabelle1.A133:Tabelle1.A133" chart:class="chart:bar">
            <chart:data-point chart:repeated="5"/>
          </chart:series>
          <chart:series chart:style-name="ch9" chart:values-cell-range-address="Tabelle1.B134:Tabelle1.F134" chart:label-cell-address="Tabelle1.A134:Tabelle1.A134" chart:class="chart:bar">
            <chart:data-point chart:repeated="5"/>
          </chart:series>
          <chart:series chart:style-name="ch10" chart:values-cell-range-address="Tabelle1.B135:Tabelle1.F135" chart:label-cell-address="Tabelle1.A135:Tabelle1.A135" chart:class="chart:bar">
            <chart:data-point chart:repeated="5"/>
          </chart:series>
          <chart:series chart:style-name="ch11" chart:values-cell-range-address="Tabelle1.B136:Tabelle1.F136" chart:label-cell-address="Tabelle1.A136:Tabelle1.A136" chart:class="chart:bar">
            <chart:data-point chart:repeated="5"/>
          </chart:series>
          <chart:series chart:style-name="ch12" chart:values-cell-range-address="Tabelle1.B137:Tabelle1.F137" chart:label-cell-address="Tabelle1.A137:Tabelle1.A13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abelle1.B132:Tabelle1.F13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Print sales</text:p>
                <draw:g>
                  <svg:desc>Tabelle1.A133:Tabelle1.A133</svg:desc>
                </draw:g>
              </table:table-cell>
              <table:table-cell office:value-type="float" office:value="900">
                <text:p>900</text:p>
                <draw:g>
                  <svg:desc>Tabelle1.B133:Tabelle1.F133</svg:desc>
                </draw:g>
              </table:table-cell>
              <table:table-cell office:value-type="float" office:value="1200">
                <text:p>1200</text:p>
              </table:table-cell>
              <table:table-cell office:value-type="float" office:value="2400">
                <text:p>2400</text:p>
              </table:table-cell>
              <table:table-cell office:value-type="float" office:value="4800">
                <text:p>48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Book processing charges</text:p>
                <draw:g>
                  <svg:desc>Tabelle1.A134:Tabelle1.A134</svg:desc>
                </draw:g>
              </table:table-cell>
              <table:table-cell office:value-type="float" office:value="0">
                <text:p>0</text:p>
                <draw:g>
                  <svg:desc>Tabelle1.B134:Tabelle1.F134</svg:desc>
                </draw:g>
              </table:table-cell>
              <table:table-cell office:value-type="float" office:value="180">
                <text:p>180</text:p>
              </table:table-cell>
              <table:table-cell office:value-type="float" office:value="720">
                <text:p>720</text:p>
              </table:table-cell>
              <table:table-cell office:value-type="float" office:value="2160">
                <text:p>216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Institutional members</text:p>
                <draw:g>
                  <svg:desc>Tabelle1.A135:Tabelle1.A135</svg:desc>
                </draw:g>
              </table:table-cell>
              <table:table-cell office:value-type="float" office:value="0">
                <text:p>0</text:p>
                <draw:g>
                  <svg:desc>Tabelle1.B135:Tabelle1.F1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000">
                <text:p>96000</text:p>
              </table:table-cell>
              <table:table-cell office:value-type="float" office:value="96000">
                <text:p>96000</text:p>
              </table:table-cell>
            </table:table-row>
            <table:table-row>
              <table:table-cell office:value-type="string">
                <text:p>Individual members</text:p>
                <draw:g>
                  <svg:desc>Tabelle1.A136:Tabelle1.A136</svg:desc>
                </draw:g>
              </table:table-cell>
              <table:table-cell office:value-type="float" office:value="19">
                <text:p>19</text:p>
                <draw:g>
                  <svg:desc>Tabelle1.B136:Tabelle1.F136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105">
                <text:p>105</text:p>
              </table:table-cell>
              <table:table-cell office:value-type="float" office:value="183">
                <text:p>18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Donations</text:p>
                <draw:g>
                  <svg:desc>Tabelle1.A137:Tabelle1.A137</svg:desc>
                </draw:g>
              </table:table-cell>
              <table:table-cell office:value-type="float" office:value="900">
                <text:p>900</text:p>
                <draw:g>
                  <svg:desc>Tabelle1.B137:Tabelle1.F137</svg:desc>
                </draw:g>
              </table:table-cell>
              <table:table-cell office:value-type="float" office:value="1200">
                <text:p>1200</text:p>
              </table:table-cell>
              <table:table-cell office:value-type="float" office:value="2400">
                <text:p>2400</text:p>
              </table:table-cell>
              <table:table-cell office:value-type="float" office:value="4800">
                <text:p>4800</text:p>
              </table:table-cell>
              <table:table-cell office:value-type="float" office:value="6000">
                <text:p>6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